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2" svg:font-family="'Trebuchet MS'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Trebuchet MS1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Master1-Layout7-blank-Lee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7-blank-Leeg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7-blank-Leeg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Leeg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05cm" fo:margin-right="0cm" fo:margin-top="0.388cm" fo:margin-bottom="0cm" fo:line-height="100%" fo:text-align="justify" fo:text-indent="-1.05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style:writing-mode="lr-tb" style:font-independent-line-spacing="false"/>
    </style:style>
    <style:style style:name="P6" style:family="paragraph">
      <style:paragraph-properties fo:margin-left="1.05cm" fo:margin-right="0cm" fo:margin-top="0.388cm" fo:margin-bottom="0cm" fo:line-height="100%" fo:text-align="start" fo:text-indent="-1.05cm" style:punctuation-wrap="hanging" style:writing-mode="lr-tb">
        <style:tab-stops/>
      </style:paragraph-properties>
    </style:style>
    <style:style style:name="P7" style:family="paragraph">
      <style:paragraph-properties fo:margin-left="2.275cm" fo:margin-right="0cm" fo:margin-top="0cm" fo:margin-bottom="0.499cm" fo:line-height="100%" fo:text-align="start" fo:text-indent="-0.875cm" style:punctuation-wrap="simple" style:writing-mode="lr-tb">
        <style:tab-stops/>
      </style:paragraph-properties>
    </style:style>
    <style:style style:name="P8" style:family="paragraph">
      <style:paragraph-properties fo:margin-left="1.4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9" style:family="paragraph">
      <style:paragraph-properties fo:margin-left="1.05cm" fo:margin-right="0cm" fo:margin-top="0cm" fo:margin-bottom="0.499cm" fo:line-height="100%" fo:text-align="start" fo:text-indent="-1.05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.388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5fcbef" style:text-line-through-style="none" style:text-line-through-type="none" style:text-position="0% 100%" style:font-name="Trebuchet MS" fo:font-size="39.700000762939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39.7000007629394pt" style:font-style-asian="normal" style:font-weight-asian="normal" style:font-name-complex="FreeSans1" style:font-size-complex="39.7000007629394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Trebuchet MS" fo:font-size="19.8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9.8999996185303pt" style:font-style-asian="normal" style:font-weight-asian="normal" style:font-name-complex="FreeSans1" style:font-size-complex="19.899999618530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5fcbef" style:text-line-through-style="none" style:text-line-through-type="none" style:text-position="0% 100%" style:font-name="Trebuchet MS" fo:font-size="39.700000762939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39.7000007629394pt" style:font-style-asian="normal" style:font-weight-asian="normal" style:font-name-complex="FreeSans1" style:font-size-complex="39.7000007629394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Trebuchet MS" fo:font-size="19.8999996185303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9.8999996185303pt" style:font-style-asian="normal" style:font-weight-asian="normal" style:font-name-complex="FreeSans1" style:font-size-complex="19.899999618530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min-label-width="1.05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25cm" text:min-label-width="1.05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45cm" text:min-label-width="1.05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85cm" text:min-label-width="1.05cm"/>
        <style:text-properties fo:font-family="'Wingdings 3'" style:font-charset="x-symbol" fo:color="#5fcbef" fo:font-size="80%"/>
      </text:list-level-style-bullet>
      <text:list-level-style-bullet text:level="5" text:bullet-char="">
        <style:list-level-properties text:space-before="5.25cm" text:min-label-width="1.05cm"/>
        <style:text-properties fo:font-family="'Wingdings 3'" style:font-charset="x-symbol" fo:color="#5fcbef" fo:font-size="80%"/>
      </text:list-level-style-bullet>
      <text:list-level-style-bullet text:level="6" text:bullet-char="">
        <style:list-level-properties text:space-before="5.935cm" text:min-label-width="1.05cm"/>
        <style:text-properties fo:font-family="'Wingdings 3'" style:font-charset="x-symbol" fo:color="#5fcbef" fo:font-size="80%"/>
      </text:list-level-style-bullet>
      <text:list-level-style-bullet text:level="7" text:bullet-char="">
        <style:list-level-properties text:space-before="7.205cm" text:min-label-width="1.05cm"/>
        <style:text-properties fo:font-family="'Wingdings 3'" style:font-charset="x-symbol" fo:color="#5fcbef" fo:font-size="80%"/>
      </text:list-level-style-bullet>
      <text:list-level-style-bullet text:level="8" text:bullet-char="">
        <style:list-level-properties text:space-before="8.475cm" text:min-label-width="1.05cm"/>
        <style:text-properties fo:font-family="'Wingdings 3'" style:font-charset="x-symbol" fo:color="#5fcbef" fo:font-size="80%"/>
      </text:list-level-style-bullet>
      <text:list-level-style-bullet text:level="9" text:bullet-char="">
        <style:list-level-properties text:space-before="9.745cm" text:min-label-width="1.05cm"/>
        <style:text-properties fo:font-family="'Wingdings 3'" style:font-charset="x-symbol" fo:color="#5fcbe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05cm"/>
        <style:text-properties fo:font-family="StarSymbol" fo:color="#5fcbef" fo:font-size="45%"/>
      </text:list-level-style-bullet>
      <text:list-level-style-bullet text:level="2" text:bullet-char="●">
        <style:list-level-properties text:space-before="1.225cm" text:min-label-width="1.05cm"/>
        <style:text-properties fo:font-family="StarSymbol" fo:color="#5fcbef" fo:font-size="45%"/>
      </text:list-level-style-bullet>
      <text:list-level-style-bullet text:level="3" text:bullet-char="●">
        <style:list-level-properties text:space-before="2.45cm" text:min-label-width="1.05cm"/>
        <style:text-properties fo:font-family="StarSymbol" fo:color="#5fcbef" fo:font-size="45%"/>
      </text:list-level-style-bullet>
      <text:list-level-style-bullet text:level="4" text:bullet-char="●">
        <style:list-level-properties text:space-before="3.85cm" text:min-label-width="1.05cm"/>
        <style:text-properties fo:font-family="StarSymbol" fo:color="#5fcbef" fo:font-size="45%"/>
      </text:list-level-style-bullet>
      <text:list-level-style-bullet text:level="5" text:bullet-char="●">
        <style:list-level-properties text:space-before="5.25cm" text:min-label-width="1.05cm"/>
        <style:text-properties fo:font-family="StarSymbol" fo:color="#5fcbef" fo:font-size="45%"/>
      </text:list-level-style-bullet>
      <text:list-level-style-bullet text:level="6" text:bullet-char="●">
        <style:list-level-properties text:space-before="5.935cm" text:min-label-width="1.05cm"/>
        <style:text-properties fo:font-family="StarSymbol" fo:color="#5fcbef" fo:font-size="45%"/>
      </text:list-level-style-bullet>
      <text:list-level-style-bullet text:level="7" text:bullet-char="●">
        <style:list-level-properties text:space-before="7.205cm" text:min-label-width="1.05cm"/>
        <style:text-properties fo:font-family="StarSymbol" fo:color="#5fcbef" fo:font-size="45%"/>
      </text:list-level-style-bullet>
      <text:list-level-style-bullet text:level="8" text:bullet-char="●">
        <style:list-level-properties text:space-before="8.475cm" text:min-label-width="1.05cm"/>
        <style:text-properties fo:font-family="StarSymbol" fo:color="#5fcbef" fo:font-size="45%"/>
      </text:list-level-style-bullet>
      <text:list-level-style-bullet text:level="9" text:bullet-char="●">
        <style:list-level-properties text:space-before="9.745cm" text:min-label-width="1.05cm"/>
        <style:text-properties fo:font-family="StarSymbol" fo:color="#5fcbe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–">
        <style:list-level-properties text:space-before="0.175cm" text:min-label-width="0.875cm"/>
        <style:text-properties fo:font-family="StarSymbol" fo:color="#5fcbef" fo:font-size="75%"/>
      </text:list-level-style-bullet>
      <text:list-level-style-bullet text:level="2" text:bullet-char="–">
        <style:list-level-properties text:space-before="1.4cm" text:min-label-width="0.875cm"/>
        <style:text-properties fo:font-family="StarSymbol" fo:color="#5fcbef" fo:font-size="75%"/>
      </text:list-level-style-bullet>
      <text:list-level-style-bullet text:level="3" text:bullet-char="–">
        <style:list-level-properties text:space-before="2.625cm" text:min-label-width="0.875cm"/>
        <style:text-properties fo:font-family="StarSymbol" fo:color="#5fcbef" fo:font-size="75%"/>
      </text:list-level-style-bullet>
      <text:list-level-style-bullet text:level="4" text:bullet-char="–">
        <style:list-level-properties text:space-before="4.025cm" text:min-label-width="0.875cm"/>
        <style:text-properties fo:font-family="StarSymbol" fo:color="#5fcbef" fo:font-size="75%"/>
      </text:list-level-style-bullet>
      <text:list-level-style-bullet text:level="5" text:bullet-char="–">
        <style:list-level-properties text:space-before="5.425cm" text:min-label-width="0.875cm"/>
        <style:text-properties fo:font-family="StarSymbol" fo:color="#5fcbef" fo:font-size="75%"/>
      </text:list-level-style-bullet>
      <text:list-level-style-bullet text:level="6" text:bullet-char="–">
        <style:list-level-properties text:space-before="6.11cm" text:min-label-width="0.875cm"/>
        <style:text-properties fo:font-family="StarSymbol" fo:color="#5fcbef" fo:font-size="75%"/>
      </text:list-level-style-bullet>
      <text:list-level-style-bullet text:level="7" text:bullet-char="–">
        <style:list-level-properties text:space-before="7.38cm" text:min-label-width="0.875cm"/>
        <style:text-properties fo:font-family="StarSymbol" fo:color="#5fcbef" fo:font-size="75%"/>
      </text:list-level-style-bullet>
      <text:list-level-style-bullet text:level="8" text:bullet-char="–">
        <style:list-level-properties text:space-before="8.65cm" text:min-label-width="0.875cm"/>
        <style:text-properties fo:font-family="StarSymbol" fo:color="#5fcbef" fo:font-size="75%"/>
      </text:list-level-style-bullet>
      <text:list-level-style-bullet text:level="9" text:bullet-char="–">
        <style:list-level-properties text:space-before="9.92cm" text:min-label-width="0.875cm"/>
        <style:text-properties fo:font-family="StarSymbol" fo:color="#5fcbef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1.05cm"/>
        <style:text-properties style:use-window-font-color="true" fo:font-size="45%"/>
      </text:list-level-style-number>
      <text:list-level-style-number text:level="2" style:num-format="">
        <style:list-level-properties text:space-before="1.225cm" text:min-label-width="1.05cm"/>
        <style:text-properties style:use-window-font-color="true" fo:font-size="45%"/>
      </text:list-level-style-number>
      <text:list-level-style-number text:level="3" style:num-format="">
        <style:list-level-properties text:space-before="2.45cm" text:min-label-width="1.05cm"/>
        <style:text-properties style:use-window-font-color="true" fo:font-size="45%"/>
      </text:list-level-style-number>
      <text:list-level-style-number text:level="4" style:num-format="">
        <style:list-level-properties text:space-before="3.85cm" text:min-label-width="1.05cm"/>
        <style:text-properties style:use-window-font-color="true" fo:font-size="45%"/>
      </text:list-level-style-number>
      <text:list-level-style-number text:level="5" style:num-format="">
        <style:list-level-properties text:space-before="5.25cm" text:min-label-width="1.05cm"/>
        <style:text-properties style:use-window-font-color="true" fo:font-size="45%"/>
      </text:list-level-style-number>
      <text:list-level-style-number text:level="6" style:num-format="">
        <style:list-level-properties text:space-before="5.935cm" text:min-label-width="1.05cm"/>
        <style:text-properties style:use-window-font-color="true" fo:font-size="45%"/>
      </text:list-level-style-number>
      <text:list-level-style-number text:level="7" style:num-format="">
        <style:list-level-properties text:space-before="7.205cm" text:min-label-width="1.05cm"/>
        <style:text-properties style:use-window-font-color="true" fo:font-size="45%"/>
      </text:list-level-style-number>
      <text:list-level-style-number text:level="8" style:num-format="">
        <style:list-level-properties text:space-before="8.475cm" text:min-label-width="1.05cm"/>
        <style:text-properties style:use-window-font-color="true" fo:font-size="45%"/>
      </text:list-level-style-number>
      <text:list-level-style-number text:level="9" style:num-format="">
        <style:list-level-properties text:space-before="9.745cm" text:min-label-width="1.0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175cm"/>
        <style:text-properties style:use-window-font-color="true" fo:font-size="45%"/>
      </text:list-level-style-number>
      <text:list-level-style-number text:level="2" style:num-format="">
        <style:list-level-properties text:space-before="1.4cm"/>
        <style:text-properties style:use-window-font-color="true" fo:font-size="45%"/>
      </text:list-level-style-number>
      <text:list-level-style-number text:level="3" style:num-format="">
        <style:list-level-properties text:space-before="2.625cm"/>
        <style:text-properties style:use-window-font-color="true" fo:font-size="45%"/>
      </text:list-level-style-number>
      <text:list-level-style-number text:level="4" style:num-format="">
        <style:list-level-properties text:space-before="4.025cm"/>
        <style:text-properties style:use-window-font-color="true" fo:font-size="45%"/>
      </text:list-level-style-number>
      <text:list-level-style-number text:level="5" style:num-format="">
        <style:list-level-properties text:space-before="5.425cm"/>
        <style:text-properties style:use-window-font-color="true" fo:font-size="45%"/>
      </text:list-level-style-number>
      <text:list-level-style-number text:level="6" style:num-format="">
        <style:list-level-properties text:space-before="6.11cm"/>
        <style:text-properties style:use-window-font-color="true" fo:font-size="45%"/>
      </text:list-level-style-number>
      <text:list-level-style-number text:level="7" style:num-format="">
        <style:list-level-properties text:space-before="7.38cm"/>
        <style:text-properties style:use-window-font-color="true" fo:font-size="45%"/>
      </text:list-level-style-number>
      <text:list-level-style-number text:level="8" style:num-format="">
        <style:list-level-properties text:space-before="8.65cm"/>
        <style:text-properties style:use-window-font-color="true" fo:font-size="45%"/>
      </text:list-level-style-number>
      <text:list-level-style-number text:level="9" style:num-format="">
        <style:list-level-properties text:space-before="9.9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1.05cm"/>
        <style:text-properties fo:font-family="StarSymbol" fo:color="#5fcbef" fo:font-size="45%"/>
      </text:list-level-style-bullet>
      <text:list-level-style-bullet text:level="2" text:bullet-char="●">
        <style:list-level-properties text:min-label-width="1.05cm"/>
        <style:text-properties fo:font-family="StarSymbol" fo:color="#5fcbef" fo:font-size="45%"/>
      </text:list-level-style-bullet>
      <text:list-level-style-bullet text:level="3" text:bullet-char="●">
        <style:list-level-properties text:space-before="1.225cm" text:min-label-width="1.05cm"/>
        <style:text-properties fo:font-family="StarSymbol" fo:color="#5fcbef" fo:font-size="45%"/>
      </text:list-level-style-bullet>
      <text:list-level-style-bullet text:level="4" text:bullet-char="●">
        <style:list-level-properties text:space-before="2.625cm" text:min-label-width="1.05cm"/>
        <style:text-properties fo:font-family="StarSymbol" fo:color="#5fcbef" fo:font-size="45%"/>
      </text:list-level-style-bullet>
      <text:list-level-style-bullet text:level="5" text:bullet-char="●">
        <style:list-level-properties text:space-before="4.025cm" text:min-label-width="1.05cm"/>
        <style:text-properties fo:font-family="StarSymbol" fo:color="#5fcbef" fo:font-size="45%"/>
      </text:list-level-style-bullet>
      <text:list-level-style-bullet text:level="6" text:bullet-char="●">
        <style:list-level-properties text:space-before="4.71cm" text:min-label-width="1.05cm"/>
        <style:text-properties fo:font-family="StarSymbol" fo:color="#5fcbef" fo:font-size="45%"/>
      </text:list-level-style-bullet>
      <text:list-level-style-bullet text:level="7" text:bullet-char="●">
        <style:list-level-properties text:space-before="5.98cm" text:min-label-width="1.05cm"/>
        <style:text-properties fo:font-family="StarSymbol" fo:color="#5fcbef" fo:font-size="45%"/>
      </text:list-level-style-bullet>
      <text:list-level-style-bullet text:level="8" text:bullet-char="●">
        <style:list-level-properties text:space-before="7.25cm" text:min-label-width="1.05cm"/>
        <style:text-properties fo:font-family="StarSymbol" fo:color="#5fcbef" fo:font-size="45%"/>
      </text:list-level-style-bullet>
      <text:list-level-style-bullet text:level="9" text:bullet-char="●">
        <style:list-level-properties text:space-before="8.52cm" text:min-label-width="1.05cm"/>
        <style:text-properties fo:font-family="StarSymbol" fo:color="#5fcbe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1.05cm"/>
        <style:text-properties fo:font-family="StarSymbol" fo:color="#5fcbef" fo:font-size="45%"/>
      </text:list-level-style-bullet>
      <text:list-level-style-bullet text:level="2" text:bullet-char="●">
        <style:list-level-properties text:space-before="1.225cm" text:min-label-width="1.05cm"/>
        <style:text-properties fo:font-family="StarSymbol" fo:color="#5fcbef" fo:font-size="45%"/>
      </text:list-level-style-bullet>
      <text:list-level-style-bullet text:level="3" text:bullet-char="●">
        <style:list-level-properties text:space-before="2.45cm" text:min-label-width="1.05cm"/>
        <style:text-properties fo:font-family="StarSymbol" fo:color="#5fcbef" fo:font-size="45%"/>
      </text:list-level-style-bullet>
      <text:list-level-style-bullet text:level="4" text:bullet-char="●">
        <style:list-level-properties text:space-before="3.85cm" text:min-label-width="1.05cm"/>
        <style:text-properties fo:font-family="StarSymbol" fo:color="#5fcbef" fo:font-size="45%"/>
      </text:list-level-style-bullet>
      <text:list-level-style-bullet text:level="5" text:bullet-char="●">
        <style:list-level-properties text:space-before="5.25cm" text:min-label-width="1.05cm"/>
        <style:text-properties fo:font-family="StarSymbol" fo:color="#5fcbef" fo:font-size="45%"/>
      </text:list-level-style-bullet>
      <text:list-level-style-bullet text:level="6" text:bullet-char="●">
        <style:list-level-properties text:space-before="5.935cm" text:min-label-width="1.05cm"/>
        <style:text-properties fo:font-family="StarSymbol" fo:color="#5fcbef" fo:font-size="45%"/>
      </text:list-level-style-bullet>
      <text:list-level-style-bullet text:level="7" text:bullet-char="●">
        <style:list-level-properties text:space-before="7.205cm" text:min-label-width="1.05cm"/>
        <style:text-properties fo:font-family="StarSymbol" fo:color="#5fcbef" fo:font-size="45%"/>
      </text:list-level-style-bullet>
      <text:list-level-style-bullet text:level="8" text:bullet-char="●">
        <style:list-level-properties text:space-before="8.475cm" text:min-label-width="1.05cm"/>
        <style:text-properties fo:font-family="StarSymbol" fo:color="#5fcbef" fo:font-size="45%"/>
      </text:list-level-style-bullet>
      <text:list-level-style-bullet text:level="9" text:bullet-char="●">
        <style:list-level-properties text:space-before="9.745cm" text:min-label-width="1.05cm"/>
        <style:text-properties fo:font-family="StarSymbol" fo:color="#5fcbe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25cm"/>
        <style:text-properties style:use-window-font-color="true" fo:font-size="45%"/>
      </text:list-level-style-number>
      <text:list-level-style-number text:level="3" style:num-format="">
        <style:list-level-properties text:space-before="2.45cm"/>
        <style:text-properties style:use-window-font-color="true" fo:font-size="45%"/>
      </text:list-level-style-number>
      <text:list-level-style-number text:level="4" style:num-format="">
        <style:list-level-properties text:space-before="3.85cm"/>
        <style:text-properties style:use-window-font-color="true" fo:font-size="45%"/>
      </text:list-level-style-number>
      <text:list-level-style-number text:level="5" style:num-format="">
        <style:list-level-properties text:space-before="5.25cm"/>
        <style:text-properties style:use-window-font-color="true" fo:font-size="45%"/>
      </text:list-level-style-number>
      <text:list-level-style-number text:level="6" style:num-format="">
        <style:list-level-properties text:space-before="5.935cm"/>
        <style:text-properties style:use-window-font-color="true" fo:font-size="45%"/>
      </text:list-level-style-number>
      <text:list-level-style-number text:level="7" style:num-format="">
        <style:list-level-properties text:space-before="7.205cm"/>
        <style:text-properties style:use-window-font-color="true" fo:font-size="45%"/>
      </text:list-level-style-number>
      <text:list-level-style-number text:level="8" style:num-format="">
        <style:list-level-properties text:space-before="8.475cm"/>
        <style:text-properties style:use-window-font-color="true" fo:font-size="45%"/>
      </text:list-level-style-number>
      <text:list-level-style-number text:level="9" style:num-format="">
        <style:list-level-properties text:space-before="9.74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g" presentation:presentation-page-layout-name="AL1T33">
        <draw:frame draw:name="Titel 1" presentation:style-name="pr1" draw:text-style-name="P2" draw:layer="layout" svg:width="17.543cm" svg:height="1.97cm" svg:x="1.778cm" svg:y="1.778cm" presentation:class="title">
          <draw:text-box>
            <text:p text:style-name="P1"><text:span text:style-name="T1">Turing Machine Generator</text:span></text:p>
          </draw:text-box>
        </draw:frame>
        <draw:frame draw:name="Ondertitel 2" presentation:style-name="pr2" draw:text-style-name="P2" draw:layer="layout" svg:width="25.202cm" svg:height="12.18cm" svg:x="0cm" svg:y="4.912cm" presentation:class="subtitle">
          <draw:text-box>
            <text:list text:style-name="L2">
              <text:list-item>
                <text:p text:style-name="P3"><text:span text:style-name="T2">Jens Bijtebier</text:span></text:p>
              </text:list-item>
              <text:list-item>
                <text:p text:style-name="P3"><text:span text:style-name="T2">Laurence Docx</text:span></text:p>
              </text:list-item>
              <text:list-item>
                <text:p text:style-name="P3"><text:span text:style-name="T2">Filip Smets</text:span></text:p>
              </text:list-item>
              <text:list-item>
                <text:p text:style-name="P3"><text:span text:style-name="T2">Nisse Strauven</text:span></text:p>
              </text:list-item>
            </text:list>
          </draw:text-box>
        </draw:frame>
        <presentation:notes draw:style-name="dp2">
          <draw:frame draw:name="Tijdelijke aanduiding voor dianumm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Tijdelijke aanduiding voor dianummer 6" draw:style-name="gr1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Tijdelijke aanduiding voor dia-afbeelding 1" draw:style-name="gr2" draw:layer="layout" svg:width="14.848cm" svg:height="11.135cm" svg:x="3.074cm" svg:y="2.258cm" draw:page-number="1" presentation:class="page"/>
          <draw:frame draw:name="Tijdelijke aanduiding voor notiti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Leeg" presentation:presentation-page-layout-name="AL1T33">
        <draw:frame draw:name="Tijdelijke aanduiding voor tekst 2" presentation:style-name="pr4" draw:text-style-name="P2" draw:layer="layout" svg:width="22.662cm" svg:height="12.18cm" svg:x="2.898cm" svg:y="5.291cm" presentation:class="outline">
          <draw:text-box>
            <text:list text:style-name="L3">
              <text:list-item>
                <text:p text:style-name="P6"><text:span text:style-name="T2">Algorithms</text:span></text:p>
              </text:list-item>
              <text:list-item>
                <text:p text:style-name="P6"><text:span text:style-name="T2">Why?</text:span></text:p>
              </text:list-item>
              <text:list-item>
                <text:p text:style-name="P6"><text:span text:style-name="T2">Input</text:span></text:p>
              </text:list-item>
              <text:list-item>
                <text:p text:style-name="P6"><text:span text:style-name="T2">Output</text:span></text:p>
              </text:list-item>
              <text:list-item>
                <text:p text:style-name="P6"><text:span text:style-name="T2">Internal Process</text:span></text:p>
              </text:list-item>
              <text:list-item>
                <text:p text:style-name="P6"><text:span text:style-name="T2">Why suitable?</text:span></text:p>
              </text:list-item>
              <text:list-item>
                <text:p text:style-name="P6"><text:span text:style-name="T2">Workload</text:span></text:p>
              </text:list-item>
              <text:list-item>
                <text:p text:style-name="P6"><text:span text:style-name="T2">Planning</text:span></text:p>
              </text:list-item>
            </text:list>
          </draw:text-box>
        </draw:frame>
        <draw:frame draw:name="Titel 1" presentation:style-name="pr1" draw:text-style-name="P2" draw:layer="layout" svg:width="13.97cm" svg:height="3.506cm" svg:x="1.778cm" svg:y="1.785cm" presentation:class="title">
          <draw:text-box>
            <text:p text:style-name="P1"><text:span text:style-name="T4">Index</text:span></text:p>
          </draw:text-box>
        </draw:frame>
        <presentation:notes draw:style-name="dp2">
          <draw:frame draw:name="Tijdelijke aanduiding voor dianumm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Tijdelijke aanduiding voor dianummer 6" draw:style-name="gr1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Tijdelijke aanduiding voor dia-afbeelding 1" draw:style-name="gr2" draw:layer="layout" svg:width="14.848cm" svg:height="11.135cm" svg:x="3.074cm" svg:y="2.258cm" draw:page-number="2" presentation:class="page"/>
          <draw:frame draw:name="Tijdelijke aanduiding voor notiti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g" presentation:presentation-page-layout-name="AL1T33">
        <draw:frame draw:name="Tijdelijke aanduiding voor tekst 2" presentation:style-name="pr4" draw:text-style-name="P2" draw:layer="layout" svg:width="22.662cm" svg:height="12.18cm" svg:x="1.468cm" svg:y="4.912cm" presentation:class="outline">
          <draw:text-box>
            <text:list text:style-name="L3">
              <text:list-item>
                <text:p text:style-name="P6"><text:span text:style-name="T2">PHASE 1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CFG to PDA</text:span></text:p>
                  </text:list-item>
                  <text:list-item>
                    <text:p text:style-name="P7"><text:span text:style-name="T2">CYK</text:span></text:p>
                  </text:list-item>
                  <text:list-item>
                    <text:p text:style-name="P7"><text:span text:style-name="T2">CNF</text:span></text:p>
                  </text:list-item>
                  <text:list-item>
                    <text:p text:style-name="P7"><text:span text:style-name="T2">Turing machine</text:span></text:p>
                    <text:p text:style-name="P7"><text:span text:style-name="T2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PHASE 2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Turing Machine Generator</text:span></text:p>
                  </text:list-item>
                </text:list>
              </text:list-item>
            </text:list>
          </draw:text-box>
        </draw:frame>
        <draw:frame draw:name="Titel 1" presentation:style-name="pr1" draw:text-style-name="P2" draw:layer="layout" svg:width="13.97cm" svg:height="3.506cm" svg:x="1.778cm" svg:y="1.785cm" presentation:class="title">
          <draw:text-box>
            <text:p text:style-name="P1"><text:span text:style-name="T4">Algorithms</text:span></text:p>
          </draw:text-box>
        </draw:frame>
        <presentation:notes draw:style-name="dp2">
          <draw:frame draw:name="Tijdelijke aanduiding voor dianumm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Tijdelijke aanduiding voor dianummer 6" draw:style-name="gr1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Tijdelijke aanduiding voor dia-afbeelding 1" draw:style-name="gr2" draw:layer="layout" svg:width="14.848cm" svg:height="11.135cm" svg:x="3.074cm" svg:y="2.258cm" draw:page-number="3" presentation:class="page"/>
          <draw:frame draw:name="Tijdelijke aanduiding voor notiti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Leeg" presentation:presentation-page-layout-name="AL1T33">
        <draw:frame draw:name="Tijdelijke aanduiding voor tekst 2" presentation:style-name="pr4" draw:text-style-name="P2" draw:layer="layout" svg:width="19.05cm" svg:height="9.144cm" svg:x="2.669cm" svg:y="5.971cm" presentation:class="outline">
          <draw:text-box>
            <text:list text:style-name="L3">
              <text:list-header>
                <text:p text:style-name="P6"><text:span text:style-name="T2"/></text:p>
              </text:list-header>
              <text:list-item>
                <text:p text:style-name="P6"><text:span text:style-name="T2">No need to use complex sets of rules</text:span></text:p>
                <text:p text:style-name="P6"><text:span text:style-name="T2"/></text:p>
              </text:list-item>
              <text:list-item>
                <text:p text:style-name="P6"><text:span text:style-name="T2">Help people learn</text:span></text:p>
              </text:list-item>
            </text:list>
          </draw:text-box>
        </draw:frame>
        <draw:frame draw:name="Titel 1" presentation:style-name="pr1" draw:text-style-name="P2" draw:layer="layout" svg:width="13.97cm" svg:height="3.506cm" svg:x="1.778cm" svg:y="1.785cm" presentation:class="title">
          <draw:text-box>
            <text:p text:style-name="P1"><text:span text:style-name="T4">Why?</text:span></text:p>
          </draw:text-box>
        </draw:frame>
        <presentation:notes draw:style-name="dp2">
          <draw:frame draw:name="Tijdelijke aanduiding voor dianumm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Tijdelijke aanduiding voor dianummer 6" draw:style-name="gr1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Tijdelijke aanduiding voor dia-afbeelding 1" draw:style-name="gr2" draw:layer="layout" svg:width="14.848cm" svg:height="11.135cm" svg:x="3.074cm" svg:y="2.258cm" draw:page-number="4" presentation:class="page"/>
          <draw:frame draw:name="Tijdelijke aanduiding voor notiti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Leeg" presentation:presentation-page-layout-name="AL1T33">
        <draw:frame draw:name="Tijdelijke aanduiding voor tekst 2" presentation:style-name="pr4" draw:text-style-name="P2" draw:layer="layout" svg:width="25.2cm" svg:height="12.178cm" svg:x="1.4cm" svg:y="4.913cm" presentation:class="outline">
          <draw:text-box>
            <text:list text:style-name="L3">
              <text:list-header>
                <text:p text:style-name="P6"><text:span text:style-name="T2"/></text:p>
              </text:list-header>
              <text:list-item>
                <text:p text:style-name="P6"><text:span text:style-name="T2">Algorithms as input</text:span><text:span text:style-name="T2"><text:line-break/></text:span><text:span text:style-name="T2"/></text:p>
              </text:list-item>
              <text:list-item>
                <text:p text:style-name="P6"><text:span text:style-name="T2">Using a language with easy to use keywords</text:span></text:p>
                <text:p text:style-name="P6"><text:span text:style-name="T2"/></text:p>
              </text:list-item>
            </text:list>
          </draw:text-box>
        </draw:frame>
        <draw:frame draw:name="Titel 1" presentation:style-name="pr1" draw:text-style-name="P2" draw:layer="layout" svg:width="13.97cm" svg:height="3.506cm" svg:x="1.778cm" svg:y="1.785cm" presentation:class="title">
          <draw:text-box>
            <text:p text:style-name="P1"><text:span text:style-name="T4">Input</text:span></text:p>
          </draw:text-box>
        </draw:frame>
        <presentation:notes draw:style-name="dp2">
          <draw:frame draw:name="Tijdelijke aanduiding voor dianumm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Tijdelijke aanduiding voor dianummer 6" draw:style-name="gr1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Tijdelijke aanduiding voor dia-afbeelding 1" draw:style-name="gr2" draw:layer="layout" svg:width="14.848cm" svg:height="11.135cm" svg:x="3.074cm" svg:y="2.258cm" draw:page-number="5" presentation:class="page"/>
          <draw:frame draw:name="Tijdelijke aanduiding voor notiti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g" presentation:presentation-page-layout-name="AL1T33">
        <draw:frame draw:name="Tijdelijke aanduiding voor tekst 2" presentation:style-name="pr4" draw:text-style-name="P2" draw:layer="layout" svg:width="20.444cm" svg:height="12.178cm" svg:x="2.286cm" svg:y="5.348cm" presentation:class="outline">
          <draw:text-box>
            <text:list text:style-name="L5">
              <text:list-item>
                <text:p text:style-name="P6"><text:span text:style-name="T2"/></text:p>
              </text:list-item>
            </text:list>
            <text:list text:style-name="L3">
              <text:list-item>
                <text:p text:style-name="P6"><text:span text:style-name="T2">Construction using a small programming language</text:span></text:p>
                <text:p text:style-name="P6"><text:span text:style-name="T2"><text:s/></text:span><text:span text:style-name="T2">will make it simple to quickly generate a Turing</text:span></text:p>
                <text:p text:style-name="P6"><text:span text:style-name="T2">machine</text:span></text:p>
                <text:p text:style-name="P6"><text:span text:style-name="T2"/></text:p>
                <text:p text:style-name="P6"><text:span text:style-name="T2"/></text:p>
              </text:list-item>
              <text:list-item>
                <text:p text:style-name="P6"><text:span text:style-name="T2">Main purpose is to learn</text:span></text:p>
              </text:list-item>
            </text:list>
          </draw:text-box>
        </draw:frame>
        <draw:frame draw:name="Titel 1" presentation:style-name="pr1" draw:text-style-name="P2" draw:layer="layout" svg:width="13.97cm" svg:height="3.506cm" svg:x="1.778cm" svg:y="1.785cm" presentation:class="title">
          <draw:text-box>
            <text:p text:style-name="P1"><text:span text:style-name="T4">Input</text:span></text:p>
          </draw:text-box>
        </draw:frame>
        <presentation:notes draw:style-name="dp2">
          <draw:frame draw:name="Tijdelijke aanduiding voor dianumm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Tijdelijke aanduiding voor dianummer 6" draw:style-name="gr1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Tijdelijke aanduiding voor dia-afbeelding 1" draw:style-name="gr2" draw:layer="layout" svg:width="14.848cm" svg:height="11.135cm" svg:x="3.074cm" svg:y="2.258cm" draw:page-number="6" presentation:class="page"/>
          <draw:frame draw:name="Tijdelijke aanduiding voor notiti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Leeg" presentation:presentation-page-layout-name="AL1T33">
        <draw:frame draw:name="Tijdelijke aanduiding voor tekst 2" presentation:style-name="pr4" draw:text-style-name="P2" draw:layer="layout" svg:width="20.403cm" svg:height="12.178cm" svg:x="2.29cm" svg:y="6.889cm" presentation:class="outline">
          <draw:text-box>
            <text:list text:style-name="L3">
              <text:list-item>
                <text:p text:style-name="P6"><text:span text:style-name="T2">A Turing machine generated with the provided keywords</text:span></text:p>
                <text:p text:style-name="P6"><text:span text:style-name="T2"/></text:p>
              </text:list-item>
              <text:list-item>
                <text:p text:style-name="P6"><text:span text:style-name="T2">Optional: Graphical representation</text:span></text:p>
                <text:p text:style-name="P6"><text:span text:style-name="T2"/></text:p>
              </text:list-item>
            </text:list>
          </draw:text-box>
        </draw:frame>
        <draw:frame draw:name="Titel 1" presentation:style-name="pr1" draw:text-style-name="P2" draw:layer="layout" svg:width="13.97cm" svg:height="3.506cm" svg:x="1.778cm" svg:y="1.785cm" presentation:class="title">
          <draw:text-box>
            <text:p text:style-name="P1"><text:span text:style-name="T4">Output</text:span></text:p>
          </draw:text-box>
        </draw:frame>
        <presentation:notes draw:style-name="dp2">
          <draw:frame draw:name="Tijdelijke aanduiding voor dianumm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Tijdelijke aanduiding voor dianummer 6" draw:style-name="gr1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Tijdelijke aanduiding voor dia-afbeelding 1" draw:style-name="gr2" draw:layer="layout" svg:width="14.848cm" svg:height="11.135cm" svg:x="3.074cm" svg:y="2.258cm" draw:page-number="7" presentation:class="page"/>
          <draw:frame draw:name="Tijdelijke aanduiding voor notiti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Leeg" presentation:presentation-page-layout-name="AL1T33">
        <draw:frame draw:name="Tijdelijke aanduiding voor tekst 2" presentation:style-name="pr4" draw:text-style-name="P2" draw:layer="layout" svg:width="16.51cm" svg:height="12.178cm" svg:x="2.286cm" svg:y="5.348cm" presentation:class="outline" presentation:user-transformed="true">
          <draw:text-box>
            <text:list text:style-name="L3">
              <text:list-item>
                <text:p text:style-name="P6"><text:span text:style-name="T2">CFG to PDA</text:span></text:p>
              </text:list-item>
              <text:list-item>
                <text:p text:style-name="P6"><text:span text:style-name="T2"/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Context-Free Grammar to Pushdown Automaton</text:span></text:p>
                  </text:list-item>
                  <text:list-item>
                    <text:p text:style-name="P7"><text:span text:style-name="T2">Implemented by Laurence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CYK</text:span></text:p>
              </text:list-item>
              <text:list-item>
                <text:p text:style-name="P6"><text:span text:style-name="T2"/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Cocke-</text:span><text:span text:style-name="T5">Younger-Kasami algorithm</text:span></text:p>
                  </text:list-item>
                  <text:list-item>
                    <text:p text:style-name="P7"><text:span text:style-name="T2">Implemented by Nisse </text:span></text:p>
                  </text:list-item>
                </text:list>
              </text:list-item>
            </text:list>
          </draw:text-box>
        </draw:frame>
        <draw:frame draw:name="Titel 1" presentation:style-name="pr1" draw:text-style-name="P2" draw:layer="layout" svg:width="13.97cm" svg:height="3.506cm" svg:x="1.778cm" svg:y="1.842cm" presentation:class="title" presentation:user-transformed="true">
          <draw:text-box>
            <text:p text:style-name="P1"><text:span text:style-name="T4">Fase 1</text:span></text:p>
          </draw:text-box>
        </draw:frame>
        <presentation:notes draw:style-name="dp2">
          <draw:frame draw:name="Tijdelijke aanduiding voor dianumm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Tijdelijke aanduiding voor dianummer 6" draw:style-name="gr1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Tijdelijke aanduiding voor dia-afbeelding 1" draw:style-name="gr2" draw:layer="layout" svg:width="14.848cm" svg:height="11.135cm" svg:x="3.074cm" svg:y="2.258cm" draw:page-number="8" presentation:class="page"/>
          <draw:frame draw:name="Tijdelijke aanduiding voor notiti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Leeg" presentation:presentation-page-layout-name="AL1T33">
        <draw:frame draw:name="Tijdelijke aanduiding voor tekst 2" presentation:style-name="pr4" draw:text-style-name="P2" draw:layer="layout" svg:width="25.2cm" svg:height="12.178cm" svg:x="1.4cm" svg:y="4.913cm" presentation:class="outline">
          <draw:text-box>
            <text:list text:style-name="L3">
              <text:list-item>
                <text:p text:style-name="P6"><text:span text:style-name="T2">CNF</text:span></text:p>
              </text:list-item>
              <text:list-item>
                <text:p text:style-name="P6"><text:span text:style-name="T2"/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Chomsky normal form algorithm</text:span></text:p>
                  </text:list-item>
                  <text:list-item>
                    <text:p text:style-name="P7"><text:span text:style-name="T2">Implemented by Jens</text:span></text:p>
                    <text:p text:style-name="P7"><text:span text:style-name="T2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Turing machine</text:span></text:p>
              </text:list-item>
              <text:list-item>
                <text:p text:style-name="P6"><text:span text:style-name="T2"/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Creating the final Turing machine for the output</text:span></text:p>
                  </text:list-item>
                  <text:list-item>
                    <text:p text:style-name="P7"><text:span text:style-name="T2">Implemented by Filip</text:span></text:p>
                  </text:list-item>
                </text:list>
              </text:list-item>
            </text:list>
          </draw:text-box>
        </draw:frame>
        <draw:frame draw:name="Titel 1" presentation:style-name="pr1" draw:text-style-name="P2" draw:layer="layout" svg:width="13.97cm" svg:height="3.506cm" svg:x="1.778cm" svg:y="1.785cm" presentation:class="title">
          <draw:text-box>
            <text:p text:style-name="P1"><text:span text:style-name="T4">Fase 1</text:span></text:p>
          </draw:text-box>
        </draw:frame>
        <presentation:notes draw:style-name="dp2">
          <draw:frame draw:name="Tijdelijke aanduiding voor dianumm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Tijdelijke aanduiding voor dianummer 6" draw:style-name="gr1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Tijdelijke aanduiding voor dia-afbeelding 1" draw:style-name="gr2" draw:layer="layout" svg:width="14.848cm" svg:height="11.135cm" svg:x="3.074cm" svg:y="2.258cm" draw:page-number="9" presentation:class="page"/>
          <draw:frame draw:name="Tijdelijke aanduiding voor notiti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Leeg" presentation:presentation-page-layout-name="AL1T33">
        <draw:frame draw:name="Tijdelijke aanduiding voor tekst 2" presentation:style-name="pr4" draw:text-style-name="P2" draw:layer="layout" svg:width="25.2cm" svg:height="12.178cm" svg:x="1.778cm" svg:y="4.83cm" presentation:class="outline">
          <draw:text-box>
            <text:list text:style-name="L3">
              <text:list-item>
                <text:p text:style-name="P6"><text:span text:style-name="T2">Uses algorithms from phase 1</text:span></text:p>
                <text:p text:style-name="P6"><text:span text:style-name="T2"/></text:p>
              </text:list-item>
              <text:list-item>
                <text:p text:style-name="P6"><text:span text:style-name="T2">Useful for future students of these topics</text:span></text:p>
                <text:p text:style-name="P6"><text:span text:style-name="T2"/></text:p>
              </text:list-item>
              <text:list-item>
                <text:p text:style-name="P6"><text:span text:style-name="T2">Improve our own understanding of said theory</text:span></text:p>
              </text:list-item>
            </text:list>
          </draw:text-box>
        </draw:frame>
        <draw:frame draw:name="Titel 1" presentation:style-name="pr1" draw:text-style-name="P2" draw:layer="layout" svg:width="13.97cm" svg:height="3.506cm" svg:x="1.778cm" svg:y="1.785cm" presentation:class="title">
          <draw:text-box>
            <text:p text:style-name="P1"><text:span text:style-name="T4">Why suitable?</text:span></text:p>
          </draw:text-box>
        </draw:frame>
        <presentation:notes draw:style-name="dp2">
          <draw:frame draw:name="Tijdelijke aanduiding voor dianumm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Tijdelijke aanduiding voor dianummer 6" draw:style-name="gr1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Tijdelijke aanduiding voor dia-afbeelding 1" draw:style-name="gr2" draw:layer="layout" svg:width="14.848cm" svg:height="11.135cm" svg:x="3.074cm" svg:y="2.258cm" draw:page-number="10" presentation:class="page"/>
          <draw:frame draw:name="Tijdelijke aanduiding voor notiti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Leeg" presentation:presentation-page-layout-name="AL1T33">
        <draw:frame draw:name="Tijdelijke aanduiding voor tekst 2" presentation:style-name="pr4" draw:text-style-name="P2" draw:layer="layout" svg:width="25.2cm" svg:height="12.178cm" svg:x="1.978cm" svg:y="4.913cm" presentation:class="outline">
          <draw:text-box>
            <text:list text:style-name="L5">
              <text:list-item>
                <text:p text:style-name="P6"><text:span text:style-name="T2"/></text:p>
              </text:list-item>
            </text:list>
            <text:list text:style-name="L3">
              <text:list-item>
                <text:p text:style-name="P6"><text:span text:style-name="T2">Improving algorithms phase 1</text:span></text:p>
                <text:p text:style-name="P6"><text:span text:style-name="T2"/></text:p>
              </text:list-item>
              <text:list-item>
                <text:p text:style-name="P6"><text:span text:style-name="T2">language design</text:span></text:p>
                <text:p text:style-name="P6"><text:span text:style-name="T2"/></text:p>
              </text:list-item>
              <text:list-item>
                <text:p text:style-name="P6"><text:span text:style-name="T2">parsing</text:span></text:p>
                <text:p text:style-name="P6"><text:span text:style-name="T2"/></text:p>
              </text:list-item>
            </text:list>
          </draw:text-box>
        </draw:frame>
        <draw:frame draw:name="Titel 1" presentation:style-name="pr1" draw:text-style-name="P2" draw:layer="layout" svg:width="13.97cm" svg:height="3.506cm" svg:x="1.778cm" svg:y="1.785cm" presentation:class="title">
          <draw:text-box>
            <text:p text:style-name="P1"><text:span text:style-name="T4">Workload</text:span></text:p>
          </draw:text-box>
        </draw:frame>
        <presentation:notes draw:style-name="dp2">
          <draw:frame draw:name="Tijdelijke aanduiding voor dianumm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Tijdelijke aanduiding voor dianummer 6" draw:style-name="gr1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Tijdelijke aanduiding voor dia-afbeelding 1" draw:style-name="gr2" draw:layer="layout" svg:width="14.848cm" svg:height="11.135cm" svg:x="3.074cm" svg:y="2.258cm" draw:page-number="11" presentation:class="page"/>
          <draw:frame draw:name="Tijdelijke aanduiding voor notiti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Leeg" presentation:presentation-page-layout-name="AL1T33">
        <draw:frame draw:name="Tijdelijke aanduiding voor tekst 2" presentation:style-name="pr4" draw:text-style-name="P2" draw:layer="layout" svg:width="17.018cm" svg:height="12.18cm" svg:x="3.048cm" svg:y="4.826cm" presentation:class="outline">
          <draw:text-box>
            <text:list text:style-name="L3">
              <text:list-header>
                <text:p text:style-name="P6"><text:span text:style-name="T2"/></text:p>
                <text:p text:style-name="P6"><text:span text:style-name="T2"/></text:p>
              </text:list-header>
              <text:list-item>
                <text:p text:style-name="P6"><text:span text:style-name="T2">TMG-algorithm</text:span></text:p>
                <text:p text:style-name="P6"><text:span text:style-name="T2"/></text:p>
              </text:list-item>
              <text:list-item>
                <text:p text:style-name="P6"><text:span text:style-name="T2">Linking and debugging</text:span></text:p>
              </text:list-item>
            </text:list>
            <text:list text:style-name="L7">
              <text:list-item>
                <text:list>
                  <text:list-header>
                    <text:p text:style-name="P9"><text:span text:style-name="T2"/></text:p>
                  </text:list-header>
                  <text:list-item>
                    <text:p text:style-name="P9"><text:span text:style-name="T2">Optional: Graphical representation</text:span></text:p>
                  </text:list-item>
                </text:list>
              </text:list-item>
            </text:list>
          </draw:text-box>
        </draw:frame>
        <draw:frame draw:name="Titel 1" presentation:style-name="pr1" draw:text-style-name="P2" draw:layer="layout" svg:width="13.97cm" svg:height="3.506cm" svg:x="1.778cm" svg:y="1.785cm" presentation:class="title">
          <draw:text-box>
            <text:p text:style-name="P1"><text:span text:style-name="T4">Workload</text:span></text:p>
          </draw:text-box>
        </draw:frame>
        <presentation:notes draw:style-name="dp2">
          <draw:frame draw:name="Tijdelijke aanduiding voor dianumm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Tijdelijke aanduiding voor dianummer 6" draw:style-name="gr1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Tijdelijke aanduiding voor dia-afbeelding 1" draw:style-name="gr2" draw:layer="layout" svg:width="14.848cm" svg:height="11.135cm" svg:x="3.074cm" svg:y="2.258cm" draw:page-number="12" presentation:class="page"/>
          <draw:frame draw:name="Tijdelijke aanduiding voor notiti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7-blank-Leeg" presentation:presentation-page-layout-name="AL1T33">
        <draw:frame draw:name="Tijdelijke aanduiding voor tekst 2" presentation:style-name="pr4" draw:text-style-name="P2" draw:layer="layout" svg:width="25.2cm" svg:height="12.178cm" svg:x="1.4cm" svg:y="5.348cm" presentation:class="outline">
          <draw:text-box>
            <text:list text:style-name="L5">
              <text:list-item>
                <text:p text:style-name="P6"><text:span text:style-name="T2"/></text:p>
              </text:list-item>
            </text:list>
            <text:list text:style-name="L8">
              <text:list-item>
                <text:p text:style-name="P6"><text:span text:style-name="T2">Improving algorithms phase 1 (25h/member)</text:span></text:p>
                <text:p text:style-name="P6"><text:span text:style-name="T2"/></text:p>
              </text:list-item>
              <text:list-item>
                <text:p text:style-name="P6"><text:span text:style-name="T2">language design ~ 25h</text:span></text:p>
                <text:p text:style-name="P6"><text:span text:style-name="T2"/></text:p>
              </text:list-item>
              <text:list-item>
                <text:p text:style-name="P6"><text:span text:style-name="T2">Parsing ~ 60h</text:span></text:p>
              </text:list-item>
            </text:list>
          </draw:text-box>
        </draw:frame>
        <draw:frame draw:name="Titel 1" presentation:style-name="pr1" draw:text-style-name="P2" draw:layer="layout" svg:width="13.97cm" svg:height="3.506cm" svg:x="1.778cm" svg:y="1.785cm" presentation:class="title">
          <draw:text-box>
            <text:p text:style-name="P1"><text:span text:style-name="T4">Planning</text:span></text:p>
          </draw:text-box>
        </draw:frame>
        <presentation:notes draw:style-name="dp2">
          <draw:frame draw:name="Tijdelijke aanduiding voor dianumm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Tijdelijke aanduiding voor dianummer 6" draw:style-name="gr1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Tijdelijke aanduiding voor dia-afbeelding 1" draw:style-name="gr2" draw:layer="layout" svg:width="14.848cm" svg:height="11.135cm" svg:x="3.074cm" svg:y="2.258cm" draw:page-number="13" presentation:class="page"/>
          <draw:frame draw:name="Tijdelijke aanduiding voor notiti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7-blank-Leeg" presentation:presentation-page-layout-name="AL1T33">
        <draw:frame draw:name="Tijdelijke aanduiding voor tekst 2" presentation:style-name="pr4" draw:text-style-name="P2" draw:layer="layout" svg:width="25.2cm" svg:height="12.178cm" svg:x="2.54cm" svg:y="5.348cm" presentation:class="outline">
          <draw:text-box>
            <text:list text:style-name="L8">
              <text:list-item>
                <text:p text:style-name="P6"><text:span text:style-name="T2">TMG-algorithm ~ 40 h</text:span></text:p>
                <text:p text:style-name="P6"><text:span text:style-name="T2"/></text:p>
              </text:list-item>
              <text:list-item>
                <text:p text:style-name="P6"><text:span text:style-name="T2">Linking and debugging ~ 10 h</text:span></text:p>
                <text:p text:style-name="P6"><text:span text:style-name="T2"/></text:p>
              </text:list-item>
              <text:list-item>
                <text:p text:style-name="P6"><text:span text:style-name="T2">Optional: Graphical representation</text:span></text:p>
                <text:p text:style-name="P6"><text:span text:style-name="T2"/></text:p>
                <text:p text:style-name="P6"><text:span text:style-name="T2"/></text:p>
              </text:list-item>
            </text:list>
          </draw:text-box>
        </draw:frame>
        <draw:frame draw:name="Titel 1" presentation:style-name="pr1" draw:text-style-name="P2" draw:layer="layout" svg:width="13.97cm" svg:height="3.506cm" svg:x="1.778cm" svg:y="1.785cm" presentation:class="title">
          <draw:text-box>
            <text:p text:style-name="P1"><text:span text:style-name="T4">Planning</text:span></text:p>
          </draw:text-box>
        </draw:frame>
        <presentation:notes draw:style-name="dp2">
          <draw:frame draw:name="Tijdelijke aanduiding voor dianumm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Tijdelijke aanduiding voor dianummer 6" draw:style-name="gr1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Tijdelijke aanduiding voor dia-afbeelding 1" draw:style-name="gr2" draw:layer="layout" svg:width="14.848cm" svg:height="11.135cm" svg:x="3.074cm" svg:y="2.258cm" draw:page-number="14" presentation:class="page"/>
          <draw:frame draw:name="Tijdelijke aanduiding voor notiti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7-blank-Leeg" presentation:presentation-page-layout-name="AL1T33">
        <draw:frame draw:name="Tijdelijke aanduiding voor tekst 2" presentation:style-name="pr4" draw:text-style-name="P2" draw:layer="layout" svg:width="25.2cm" svg:height="12.178cm" svg:x="2.486cm" svg:y="5.348cm" presentation:class="outline">
          <draw:text-box>
            <text:list text:style-name="L5">
              <text:list-item>
                <text:p text:style-name="P6"><text:span text:style-name="T2"/></text:p>
              </text:list-item>
            </text:list>
            <text:list text:style-name="L3">
              <text:list-item>
                <text:p text:style-name="P6"><text:span text:style-name="T2">Unforeseen functionality ~55h</text:span></text:p>
              </text:list-item>
              <text:list-item>
                <text:p text:style-name="P6"><text:span text:style-name="T2"/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Ideas occurring during implementation</text:span></text:p>
                  </text:list-item>
                  <text:list-item>
                    <text:p text:style-name="P7"><text:span text:style-name="T2">Suggestions by teachers</text:span></text:p>
                  </text:list-item>
                  <text:list-item>
                    <text:p text:style-name="P7"><text:span text:style-name="T2">...</text:span></text:p>
                  </text:list-item>
                </text:list>
              </text:list-item>
            </text:list>
          </draw:text-box>
        </draw:frame>
        <draw:frame draw:name="Titel 1" presentation:style-name="pr1" draw:text-style-name="P2" draw:layer="layout" svg:width="13.97cm" svg:height="3.506cm" svg:x="1.778cm" svg:y="1.785cm" presentation:class="title">
          <draw:text-box>
            <text:p text:style-name="P1"><text:span text:style-name="T4">Planning</text:span></text:p>
          </draw:text-box>
        </draw:frame>
        <presentation:notes draw:style-name="dp2">
          <draw:frame draw:name="Tijdelijke aanduiding voor dianumm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Tijdelijke aanduiding voor dianummer 6" draw:style-name="gr1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Tijdelijke aanduiding voor dia-afbeelding 1" draw:style-name="gr2" draw:layer="layout" svg:width="14.848cm" svg:height="11.135cm" svg:x="3.074cm" svg:y="2.258cm" draw:page-number="15" presentation:class="page"/>
          <draw:frame draw:name="Tijdelijke aanduiding voor notiti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7-blank-Leeg" presentation:presentation-page-layout-name="AL1T33">
        <draw:frame draw:name="Tijdelijke aanduiding voor tekst 2" presentation:style-name="pr4" draw:text-style-name="P2" draw:layer="layout" svg:width="25.2cm" svg:height="12.178cm" svg:x="2.486cm" svg:y="5.348cm" presentation:class="outline">
          <draw:text-box>
            <text:list text:style-name="L5">
              <text:list-item>
                <text:p text:style-name="P6"><text:span text:style-name="T2"/></text:p>
              </text:list-item>
            </text:list>
            <text:list text:style-name="L3">
              <text:list-item>
                <text:p text:style-name="P6"><text:span text:style-name="T2">25h finishing phase 1</text:span></text:p>
                <text:p text:style-name="P6"><text:span text:style-name="T2"/></text:p>
              </text:list-item>
              <text:list-item>
                <text:p text:style-name="P6"><text:span text:style-name="T2">20h TMG</text:span></text:p>
                <text:p text:style-name="P6"><text:span text:style-name="T2"/></text:p>
              </text:list-item>
              <text:list-item>
                <text:p text:style-name="P6"><text:span text:style-name="T2">10h Linking and debugging</text:span></text:p>
                <text:p text:style-name="P6"><text:span text:style-name="T2"/></text:p>
              </text:list-item>
              <text:list-item>
                <text:p text:style-name="P6"><text:span text:style-name="T2">20h unforeseen functionality</text:span></text:p>
              </text:list-item>
            </text:list>
          </draw:text-box>
        </draw:frame>
        <draw:frame draw:name="Titel 1" presentation:style-name="pr1" draw:text-style-name="P2" draw:layer="layout" svg:width="13.97cm" svg:height="3.506cm" svg:x="1.778cm" svg:y="1.785cm" presentation:class="title">
          <draw:text-box>
            <text:p text:style-name="P1"><text:span text:style-name="T4">Planning Filip</text:span></text:p>
          </draw:text-box>
        </draw:frame>
        <presentation:notes draw:style-name="dp2">
          <draw:frame draw:name="Tijdelijke aanduiding voor dianumm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Tijdelijke aanduiding voor dianummer 6" draw:style-name="gr1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Tijdelijke aanduiding voor dia-afbeelding 1" draw:style-name="gr2" draw:layer="layout" svg:width="14.848cm" svg:height="11.135cm" svg:x="3.074cm" svg:y="2.258cm" draw:page-number="16" presentation:class="page"/>
          <draw:frame draw:name="Tijdelijke aanduiding voor notiti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7-blank-Leeg" presentation:presentation-page-layout-name="AL1T33">
        <draw:frame draw:name="Tijdelijke aanduiding voor tekst 2" presentation:style-name="pr4" draw:text-style-name="P2" draw:layer="layout" svg:width="25.2cm" svg:height="12.178cm" svg:x="2.486cm" svg:y="5.348cm" presentation:class="outline">
          <draw:text-box>
            <text:list text:style-name="L5">
              <text:list-item>
                <text:p text:style-name="P6"><text:span text:style-name="T2"/></text:p>
              </text:list-item>
            </text:list>
            <text:list text:style-name="L3">
              <text:list-item>
                <text:p text:style-name="P6"><text:span text:style-name="T2">25h finishing phase 1</text:span></text:p>
                <text:p text:style-name="P6"><text:span text:style-name="T2"/></text:p>
              </text:list-item>
              <text:list-item>
                <text:p text:style-name="P6"><text:span text:style-name="T2">15h Language Design</text:span></text:p>
                <text:p text:style-name="P6"><text:span text:style-name="T2"/></text:p>
              </text:list-item>
              <text:list-item>
                <text:p text:style-name="P6"><text:span text:style-name="T2">10h Parsing</text:span></text:p>
                <text:p text:style-name="P6"><text:span text:style-name="T2"/></text:p>
              </text:list-item>
              <text:list-item>
                <text:p text:style-name="P6"><text:span text:style-name="T2">10h TMG</text:span></text:p>
                <text:p text:style-name="P6"><text:span text:style-name="T2"/></text:p>
              </text:list-item>
              <text:list-item>
                <text:p text:style-name="P6"><text:span text:style-name="T2">5h Linking debugging</text:span></text:p>
              </text:list-item>
              <text:list-item>
                <text:p text:style-name="P6"><text:span text:style-name="T2">10h unforeseen</text:span></text:p>
              </text:list-item>
            </text:list>
            <text:list text:style-name="L9">
              <text:list-item>
                <text:p text:style-name="P10"><text:span text:style-name="T2"/></text:p>
              </text:list-item>
            </text:list>
            <text:list text:style-name="L3">
              <text:list-header>
                <text:p text:style-name="P6"><text:span text:style-name="T2"/></text:p>
              </text:list-header>
            </text:list>
          </draw:text-box>
        </draw:frame>
        <draw:frame draw:name="Titel 1" presentation:style-name="pr1" draw:text-style-name="P2" draw:layer="layout" svg:width="13.97cm" svg:height="3.506cm" svg:x="1.778cm" svg:y="1.785cm" presentation:class="title">
          <draw:text-box>
            <text:p text:style-name="P1"><text:span text:style-name="T4">Planning Jens</text:span></text:p>
          </draw:text-box>
        </draw:frame>
        <presentation:notes draw:style-name="dp2">
          <draw:frame draw:name="Tijdelijke aanduiding voor dianumm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Tijdelijke aanduiding voor dianummer 6" draw:style-name="gr1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Tijdelijke aanduiding voor dia-afbeelding 1" draw:style-name="gr2" draw:layer="layout" svg:width="14.848cm" svg:height="11.135cm" svg:x="3.074cm" svg:y="2.258cm" draw:page-number="17" presentation:class="page"/>
          <draw:frame draw:name="Tijdelijke aanduiding voor notiti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7-blank-Leeg" presentation:presentation-page-layout-name="AL1T33">
        <draw:frame draw:name="Tijdelijke aanduiding voor tekst 2" presentation:style-name="pr4" draw:text-style-name="P2" draw:layer="layout" svg:width="25.2cm" svg:height="12.178cm" svg:x="2.486cm" svg:y="5.348cm" presentation:class="outline">
          <draw:text-box>
            <text:list text:style-name="L5">
              <text:list-item>
                <text:p text:style-name="P6"><text:span text:style-name="T2"/></text:p>
              </text:list-item>
            </text:list>
            <text:list text:style-name="L3">
              <text:list-item>
                <text:p text:style-name="P6"><text:span text:style-name="T2">25h finishing phase 1</text:span></text:p>
                <text:p text:style-name="P6"><text:span text:style-name="T2"/></text:p>
              </text:list-item>
              <text:list-item>
                <text:p text:style-name="P6"><text:span text:style-name="T2">30h Parser</text:span></text:p>
                <text:p text:style-name="P6"><text:span text:style-name="T2"/></text:p>
              </text:list-item>
              <text:list-item>
                <text:p text:style-name="P6"><text:span text:style-name="T2">5h linking debugging</text:span></text:p>
                <text:p text:style-name="P6"><text:span text:style-name="T2"/></text:p>
              </text:list-item>
              <text:list-item>
                <text:p text:style-name="P6"><text:span text:style-name="T2">15h unforeseen</text:span></text:p>
              </text:list-item>
            </text:list>
          </draw:text-box>
        </draw:frame>
        <draw:frame draw:name="Titel 1" presentation:style-name="pr1" draw:text-style-name="P2" draw:layer="layout" svg:width="13.97cm" svg:height="3.506cm" svg:x="1.778cm" svg:y="1.785cm" presentation:class="title">
          <draw:text-box>
            <text:p text:style-name="P1"><text:span text:style-name="T4">Planning Laurence</text:span></text:p>
          </draw:text-box>
        </draw:frame>
        <presentation:notes draw:style-name="dp2">
          <draw:frame draw:name="Tijdelijke aanduiding voor dianumm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Tijdelijke aanduiding voor dianummer 6" draw:style-name="gr1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Tijdelijke aanduiding voor dia-afbeelding 1" draw:style-name="gr2" draw:layer="layout" svg:width="14.848cm" svg:height="11.135cm" svg:x="3.074cm" svg:y="2.258cm" draw:page-number="18" presentation:class="page"/>
          <draw:frame draw:name="Tijdelijke aanduiding voor notiti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7-blank-Leeg" presentation:presentation-page-layout-name="AL1T33">
        <draw:frame draw:name="Tijdelijke aanduiding voor tekst 2" presentation:style-name="pr4" draw:text-style-name="P2" draw:layer="layout" svg:width="25.2cm" svg:height="12.178cm" svg:x="2.486cm" svg:y="5.348cm" presentation:class="outline">
          <draw:text-box>
            <text:list text:style-name="L5">
              <text:list-item>
                <text:p text:style-name="P6"><text:span text:style-name="T2"/></text:p>
              </text:list-item>
            </text:list>
            <text:list text:style-name="L3">
              <text:list-item>
                <text:p text:style-name="P6"><text:span text:style-name="T2">25h finishing phase 1</text:span></text:p>
                <text:p text:style-name="P6"><text:span text:style-name="T2"/></text:p>
              </text:list-item>
              <text:list-item>
                <text:p text:style-name="P6"><text:span text:style-name="T2">10h TMG</text:span></text:p>
              </text:list-item>
            </text:list>
            <text:list text:style-name="L9">
              <text:list-item>
                <text:p text:style-name="P10"><text:span text:style-name="T2"/></text:p>
              </text:list-item>
            </text:list>
            <text:list text:style-name="L3">
              <text:list-item>
                <text:p text:style-name="P6"><text:span text:style-name="T2">20h parsing</text:span></text:p>
              </text:list-item>
            </text:list>
            <text:list text:style-name="L9">
              <text:list-item>
                <text:p text:style-name="P10"><text:span text:style-name="T2"/></text:p>
              </text:list-item>
            </text:list>
            <text:list text:style-name="L3">
              <text:list-item>
                <text:p text:style-name="P6"><text:span text:style-name="T2">10h unforeseen functionality</text:span></text:p>
                <text:p text:style-name="P6"><text:span text:style-name="T2"/></text:p>
              </text:list-item>
              <text:list-item>
                <text:p text:style-name="P6"><text:span text:style-name="T2">10 language design</text:span></text:p>
              </text:list-item>
            </text:list>
          </draw:text-box>
        </draw:frame>
        <draw:frame draw:name="Titel 1" presentation:style-name="pr1" draw:text-style-name="P2" draw:layer="layout" svg:width="13.97cm" svg:height="3.506cm" svg:x="1.778cm" svg:y="1.785cm" presentation:class="title">
          <draw:text-box>
            <text:p text:style-name="P1"><text:span text:style-name="T4">Planning Nisse</text:span></text:p>
          </draw:text-box>
        </draw:frame>
        <presentation:notes draw:style-name="dp2">
          <draw:frame draw:name="Tijdelijke aanduiding voor dianumm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Tijdelijke aanduiding voor dianummer 6" draw:style-name="gr1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Tijdelijke aanduiding voor dia-afbeelding 1" draw:style-name="gr2" draw:layer="layout" svg:width="14.848cm" svg:height="11.135cm" svg:x="3.074cm" svg:y="2.258cm" draw:page-number="19" presentation:class="page"/>
          <draw:frame draw:name="Tijdelijke aanduiding voor notiti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7-blank-Leeg" presentation:presentation-page-layout-name="AL1T33">
        <draw:frame draw:name="Titel 1" presentation:style-name="pr1" draw:text-style-name="P2" draw:layer="layout" svg:width="17.543cm" svg:height="1.97cm" svg:x="1.778cm" svg:y="1.778cm" presentation:class="title">
          <draw:text-box>
            <text:p text:style-name="P1"><text:span text:style-name="T1">Turing Machine Generator</text:span></text:p>
          </draw:text-box>
        </draw:frame>
        <draw:frame draw:name="Ondertitel 2" presentation:style-name="pr2" draw:text-style-name="P2" draw:layer="layout" svg:width="25.202cm" svg:height="12.18cm" svg:x="0cm" svg:y="4.912cm" presentation:class="subtitle">
          <draw:text-box>
            <text:list text:style-name="L2">
              <text:list-item>
                <text:p text:style-name="P3"><text:span text:style-name="T2">Jens Bijtebier</text:span></text:p>
              </text:list-item>
              <text:list-item>
                <text:p text:style-name="P3"><text:span text:style-name="T2">Laurence Docx</text:span></text:p>
              </text:list-item>
              <text:list-item>
                <text:p text:style-name="P3"><text:span text:style-name="T2">Filip Smets</text:span></text:p>
              </text:list-item>
              <text:list-item>
                <text:p text:style-name="P3"><text:span text:style-name="T2">Nisse Strauven</text:span></text:p>
              </text:list-item>
            </text:list>
          </draw:text-box>
        </draw:frame>
        <presentation:notes draw:style-name="dp2">
          <draw:frame draw:name="Tijdelijke aanduiding voor dianumm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Tijdelijke aanduiding voor dianummer 6" draw:style-name="gr1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Tijdelijke aanduiding voor dia-afbeelding 1" draw:style-name="gr2" draw:layer="layout" svg:width="14.848cm" svg:height="11.135cm" svg:x="3.074cm" svg:y="2.258cm" draw:page-number="20" presentation:class="page"/>
          <draw:frame draw:name="Tijdelijke aanduiding voor notiti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2" svg:font-family="'Trebuchet MS'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Trebuchet MS1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Facet-background" style:family="presentation">
      <style:graphic-properties draw:stroke="none" draw:fill="solid" draw:fill-color="#ffffff"/>
      <style:text-properties style:letter-kerning="true"/>
    </style:style>
    <style:style style:name="Master1-Fac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-outline1" style:family="presentation">
      <style:graphic-properties draw:stroke="none" draw:fill="none" draw:auto-grow-height="false" draw:fit-to-size="shrink-to-fit">
        <text:list-style style:name="Master1-Fac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-outline2" style:family="presentation" style:parent-style-name="Master1-Facet-outline1">
      <style:paragraph-properties fo:margin-top="0cm" fo:margin-bottom="0.4cm"/>
      <style:text-properties fo:font-size="28pt" style:font-size-asian="28pt" style:font-size-complex="28pt"/>
    </style:style>
    <style:style style:name="Master1-Facet-outline3" style:family="presentation" style:parent-style-name="Master1-Facet-outline2">
      <style:paragraph-properties fo:margin-top="0cm" fo:margin-bottom="0.3cm"/>
      <style:text-properties fo:font-size="24pt" style:font-size-asian="24pt" style:font-size-complex="24pt"/>
    </style:style>
    <style:style style:name="Master1-Facet-outline4" style:family="presentation" style:parent-style-name="Master1-Facet-outline3">
      <style:paragraph-properties fo:margin-top="0cm" fo:margin-bottom="0.2cm"/>
      <style:text-properties fo:font-size="20pt" style:font-size-asian="20pt" style:font-size-complex="20pt"/>
    </style:style>
    <style:style style:name="Master1-Facet-outline5" style:family="presentation" style:parent-style-name="Master1-Facet-outline4">
      <style:paragraph-properties fo:margin-top="0cm" fo:margin-bottom="0.1cm"/>
      <style:text-properties fo:font-size="20pt" style:font-size-asian="20pt" style:font-size-complex="20pt"/>
    </style:style>
    <style:style style:name="Master1-Facet-outline6" style:family="presentation" style:parent-style-name="Master1-Facet-outline5">
      <style:paragraph-properties fo:margin-top="0cm" fo:margin-bottom="0.1cm"/>
      <style:text-properties fo:font-size="20pt" style:font-size-asian="20pt" style:font-size-complex="20pt"/>
    </style:style>
    <style:style style:name="Master1-Facet-outline7" style:family="presentation" style:parent-style-name="Master1-Facet-outline6">
      <style:paragraph-properties fo:margin-top="0cm" fo:margin-bottom="0.1cm"/>
      <style:text-properties fo:font-size="20pt" style:font-size-asian="20pt" style:font-size-complex="20pt"/>
    </style:style>
    <style:style style:name="Master1-Facet-outline8" style:family="presentation" style:parent-style-name="Master1-Facet-outline7">
      <style:paragraph-properties fo:margin-top="0cm" fo:margin-bottom="0.1cm"/>
      <style:text-properties fo:font-size="20pt" style:font-size-asian="20pt" style:font-size-complex="20pt"/>
    </style:style>
    <style:style style:name="Master1-Facet-outline9" style:family="presentation" style:parent-style-name="Master1-Facet-outline8">
      <style:paragraph-properties fo:margin-top="0cm" fo:margin-bottom="0.1cm"/>
      <style:text-properties fo:font-size="20pt" style:font-size-asian="20pt" style:font-size-complex="20pt"/>
    </style:style>
    <style:style style:name="Master1-Facet-subtitle" style:family="presentation">
      <style:graphic-properties draw:stroke="none" draw:fill="none" draw:textarea-vertical-align="middle">
        <text:list-style style:name="Master1-Fac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-title" style:family="presentation">
      <style:graphic-properties draw:stroke="none" draw:fill="none" draw:textarea-vertical-align="middle">
        <text:list-style style:name="Master1-Fac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dia-background" style:family="presentation">
      <style:graphic-properties draw:stroke="none" draw:fill="solid" draw:fill-color="#ffffff"/>
      <style:text-properties style:letter-kerning="true"/>
    </style:style>
    <style:style style:name="Master1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1" style:family="presentation">
      <style:graphic-properties draw:stroke="none" draw:fill="none" draw:auto-grow-height="false" draw:fit-to-size="shrink-to-fit">
        <text:list-style style:name="Master1-Layout1-title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2" style:family="presentation" style:parent-style-name="Master1-Layout1-title-Titeldia-outline1">
      <style:paragraph-properties fo:margin-top="0cm" fo:margin-bottom="0.4cm"/>
      <style:text-properties fo:font-size="28pt" style:font-size-asian="28pt" style:font-size-complex="28pt"/>
    </style:style>
    <style:style style:name="Master1-Layout1-title-Titeldia-outline3" style:family="presentation" style:parent-style-name="Master1-Layout1-title-Titeldia-outline2">
      <style:paragraph-properties fo:margin-top="0cm" fo:margin-bottom="0.3cm"/>
      <style:text-properties fo:font-size="24pt" style:font-size-asian="24pt" style:font-size-complex="24pt"/>
    </style:style>
    <style:style style:name="Master1-Layout1-title-Titeldia-outline4" style:family="presentation" style:parent-style-name="Master1-Layout1-title-Titeldia-outline3">
      <style:paragraph-properties fo:margin-top="0cm" fo:margin-bottom="0.2cm"/>
      <style:text-properties fo:font-size="20pt" style:font-size-asian="20pt" style:font-size-complex="20pt"/>
    </style:style>
    <style:style style:name="Master1-Layout1-title-Titeldia-outline5" style:family="presentation" style:parent-style-name="Master1-Layout1-title-Titeldia-outline4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6" style:family="presentation" style:parent-style-name="Master1-Layout1-title-Titeldia-outline5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7" style:family="presentation" style:parent-style-name="Master1-Layout1-title-Titeldia-outline6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8" style:family="presentation" style:parent-style-name="Master1-Layout1-title-Titeldia-outline7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9" style:family="presentation" style:parent-style-name="Master1-Layout1-title-Titeldia-outline8">
      <style:paragraph-properties fo:margin-top="0cm" fo:margin-bottom="0.1cm"/>
      <style:text-properties fo:font-size="20pt" style:font-size-asian="20pt" style:font-size-complex="20pt"/>
    </style:style>
    <style:style style:name="Master1-Layout1-title-Titeldia-subtitle" style:family="presentation">
      <style:graphic-properties draw:stroke="none" draw:fill="none" draw:textarea-vertical-align="middle">
        <text:list-style style:name="Master1-Layout1-title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title" style:family="presentation">
      <style:graphic-properties draw:stroke="none" draw:fill="none" draw:textarea-vertical-align="middle">
        <text:list-style style:name="Master1-Layout1-title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background" style:family="presentation">
      <style:graphic-properties draw:stroke="none" draw:fill="solid" draw:fill-color="#ffffff"/>
      <style:text-properties style:letter-kerning="true"/>
    </style:style>
    <style:style style:name="Master1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1" style:family="presentation">
      <style:graphic-properties draw:stroke="none" draw:fill="none" draw:auto-grow-height="false" draw:fit-to-size="shrink-to-fit">
        <text:list-style style:name="Master1-Layout2-obj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2" style:family="presentation" style:parent-style-name="Master1-Layout2-obj-Titel-en-object-outline1">
      <style:paragraph-properties fo:margin-top="0cm" fo:margin-bottom="0.4cm"/>
      <style:text-properties fo:font-size="28pt" style:font-size-asian="28pt" style:font-size-complex="28pt"/>
    </style:style>
    <style:style style:name="Master1-Layout2-obj-Titel-en-object-outline3" style:family="presentation" style:parent-style-name="Master1-Layout2-obj-Titel-en-object-outline2">
      <style:paragraph-properties fo:margin-top="0cm" fo:margin-bottom="0.3cm"/>
      <style:text-properties fo:font-size="24pt" style:font-size-asian="24pt" style:font-size-complex="24pt"/>
    </style:style>
    <style:style style:name="Master1-Layout2-obj-Titel-en-object-outline4" style:family="presentation" style:parent-style-name="Master1-Layout2-obj-Titel-en-object-outline3">
      <style:paragraph-properties fo:margin-top="0cm" fo:margin-bottom="0.2cm"/>
      <style:text-properties fo:font-size="20pt" style:font-size-asian="20pt" style:font-size-complex="20pt"/>
    </style:style>
    <style:style style:name="Master1-Layout2-obj-Titel-en-object-outline5" style:family="presentation" style:parent-style-name="Master1-Layout2-obj-Titel-en-object-outline4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6" style:family="presentation" style:parent-style-name="Master1-Layout2-obj-Titel-en-object-outline5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7" style:family="presentation" style:parent-style-name="Master1-Layout2-obj-Titel-en-object-outline6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8" style:family="presentation" style:parent-style-name="Master1-Layout2-obj-Titel-en-object-outline7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9" style:family="presentation" style:parent-style-name="Master1-Layout2-obj-Titel-en-object-outline8">
      <style:paragraph-properties fo:margin-top="0cm" fo:margin-bottom="0.1cm"/>
      <style:text-properties fo:font-size="20pt" style:font-size-asian="20pt" style:font-size-complex="20pt"/>
    </style:style>
    <style:style style:name="Master1-Layout2-obj-Titel-en-object-subtitle" style:family="presentation">
      <style:graphic-properties draw:stroke="none" draw:fill="none" draw:textarea-vertical-align="middle">
        <text:list-style style:name="Master1-Layout2-obj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title" style:family="presentation">
      <style:graphic-properties draw:stroke="none" draw:fill="none" draw:textarea-vertical-align="middle">
        <text:list-style style:name="Master1-Layout2-obj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background" style:family="presentation">
      <style:graphic-properties draw:stroke="none" draw:fill="solid" draw:fill-color="#ffffff"/>
      <style:text-properties style:letter-kerning="true"/>
    </style:style>
    <style:style style:name="Master1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1" style:family="presentation">
      <style:graphic-properties draw:stroke="none" draw:fill="none" draw:auto-grow-height="false" draw:fit-to-size="shrink-to-fit">
        <text:list-style style:name="Master1-Layout3-secHead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2" style:family="presentation" style:parent-style-name="Master1-Layout3-secHead-Sectiekop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ekop-outline3" style:family="presentation" style:parent-style-name="Master1-Layout3-secHead-Sectiekop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ekop-outline4" style:family="presentation" style:parent-style-name="Master1-Layout3-secHead-Sectiekop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ekop-outline5" style:family="presentation" style:parent-style-name="Master1-Layout3-secHead-Sectiekop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6" style:family="presentation" style:parent-style-name="Master1-Layout3-secHead-Sectiekop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7" style:family="presentation" style:parent-style-name="Master1-Layout3-secHead-Sectiekop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8" style:family="presentation" style:parent-style-name="Master1-Layout3-secHead-Sectiekop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9" style:family="presentation" style:parent-style-name="Master1-Layout3-secHead-Sectiekop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ekop-subtitle" style:family="presentation">
      <style:graphic-properties draw:stroke="none" draw:fill="none" draw:textarea-vertical-align="middle">
        <text:list-style style:name="Master1-Layout3-secHead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title" style:family="presentation">
      <style:graphic-properties draw:stroke="none" draw:fill="none" draw:textarea-vertical-align="middle">
        <text:list-style style:name="Master1-Layout3-secHead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background" style:family="presentation">
      <style:graphic-properties draw:stroke="none" draw:fill="solid" draw:fill-color="#ffffff"/>
      <style:text-properties style:letter-kerning="true"/>
    </style:style>
    <style:style style:name="Master1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nhoud-van-twe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1" style:family="presentation">
      <style:graphic-properties draw:stroke="none" draw:fill="none" draw:auto-grow-height="false" draw:fit-to-size="shrink-to-fit">
        <text:list-style style:name="Master1-Layout4-twoObj-Inhoud-van-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2" style:family="presentation" style:parent-style-name="Master1-Layout4-twoObj-Inhoud-van-twee-outline1">
      <style:paragraph-properties fo:margin-top="0cm" fo:margin-bottom="0.4cm"/>
      <style:text-properties fo:font-size="28pt" style:font-size-asian="28pt" style:font-size-complex="28pt"/>
    </style:style>
    <style:style style:name="Master1-Layout4-twoObj-Inhoud-van-twee-outline3" style:family="presentation" style:parent-style-name="Master1-Layout4-twoObj-Inhoud-van-twee-outline2">
      <style:paragraph-properties fo:margin-top="0cm" fo:margin-bottom="0.3cm"/>
      <style:text-properties fo:font-size="24pt" style:font-size-asian="24pt" style:font-size-complex="24pt"/>
    </style:style>
    <style:style style:name="Master1-Layout4-twoObj-Inhoud-van-twee-outline4" style:family="presentation" style:parent-style-name="Master1-Layout4-twoObj-Inhoud-van-twee-outline3">
      <style:paragraph-properties fo:margin-top="0cm" fo:margin-bottom="0.2cm"/>
      <style:text-properties fo:font-size="20pt" style:font-size-asian="20pt" style:font-size-complex="20pt"/>
    </style:style>
    <style:style style:name="Master1-Layout4-twoObj-Inhoud-van-twee-outline5" style:family="presentation" style:parent-style-name="Master1-Layout4-twoObj-Inhoud-van-twee-outline4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6" style:family="presentation" style:parent-style-name="Master1-Layout4-twoObj-Inhoud-van-twee-outline5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7" style:family="presentation" style:parent-style-name="Master1-Layout4-twoObj-Inhoud-van-twee-outline6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8" style:family="presentation" style:parent-style-name="Master1-Layout4-twoObj-Inhoud-van-twee-outline7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9" style:family="presentation" style:parent-style-name="Master1-Layout4-twoObj-Inhoud-van-twee-outline8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subtitle" style:family="presentation">
      <style:graphic-properties draw:stroke="none" draw:fill="none" draw:textarea-vertical-align="middle">
        <text:list-style style:name="Master1-Layout4-twoObj-Inhoud-van-twe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title" style:family="presentation">
      <style:graphic-properties draw:stroke="none" draw:fill="none" draw:textarea-vertical-align="middle">
        <text:list-style style:name="Master1-Layout4-twoObj-Inhoud-van-twe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background" style:family="presentation">
      <style:graphic-properties draw:stroke="none" draw:fill="solid" draw:fill-color="#ffffff"/>
      <style:text-properties style:letter-kerning="true"/>
    </style:style>
    <style:style style:name="Master1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1" style:family="presentation">
      <style:graphic-properties draw:stroke="none" draw:fill="none" draw:auto-grow-height="false" draw:fit-to-size="shrink-to-fit">
        <text:list-style style:name="Master1-Layout5-twoTxTwoObj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2" style:family="presentation" style:parent-style-name="Master1-Layout5-twoTxTwoObj-Vergelijking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elijking-outline3" style:family="presentation" style:parent-style-name="Master1-Layout5-twoTxTwoObj-Vergelijking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elijking-outline4" style:family="presentation" style:parent-style-name="Master1-Layout5-twoTxTwoObj-Vergelijking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elijking-outline5" style:family="presentation" style:parent-style-name="Master1-Layout5-twoTxTwoObj-Vergelijking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6" style:family="presentation" style:parent-style-name="Master1-Layout5-twoTxTwoObj-Vergelijking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7" style:family="presentation" style:parent-style-name="Master1-Layout5-twoTxTwoObj-Vergelijking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8" style:family="presentation" style:parent-style-name="Master1-Layout5-twoTxTwoObj-Vergelijking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9" style:family="presentation" style:parent-style-name="Master1-Layout5-twoTxTwoObj-Vergelijking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subtitle" style:family="presentation">
      <style:graphic-properties draw:stroke="none" draw:fill="none" draw:textarea-vertical-align="middle">
        <text:list-style style:name="Master1-Layout5-twoTxTwoObj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title" style:family="presentation">
      <style:graphic-properties draw:stroke="none" draw:fill="none" draw:textarea-vertical-align="middle">
        <text:list-style style:name="Master1-Layout5-twoTxTwoObj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background" style:family="presentation">
      <style:graphic-properties draw:stroke="none" draw:fill="solid" draw:fill-color="#ffffff"/>
      <style:text-properties style:letter-kerning="true"/>
    </style:style>
    <style:style style:name="Master1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1" style:family="presentation">
      <style:graphic-properties draw:stroke="none" draw:fill="none" draw:auto-grow-height="false" draw:fit-to-size="shrink-to-fit">
        <text:list-style style:name="Master1-Layout6-titleOnly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2" style:family="presentation" style:parent-style-name="Master1-Layout6-titleOnly-Alleen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Alleen-titel-outline3" style:family="presentation" style:parent-style-name="Master1-Layout6-titleOnly-Alleen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Alleen-titel-outline4" style:family="presentation" style:parent-style-name="Master1-Layout6-titleOnly-Alleen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Alleen-titel-outline5" style:family="presentation" style:parent-style-name="Master1-Layout6-titleOnly-Alleen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6" style:family="presentation" style:parent-style-name="Master1-Layout6-titleOnly-Alleen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7" style:family="presentation" style:parent-style-name="Master1-Layout6-titleOnly-Alleen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8" style:family="presentation" style:parent-style-name="Master1-Layout6-titleOnly-Alleen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9" style:family="presentation" style:parent-style-name="Master1-Layout6-titleOnly-Alleen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subtitle" style:family="presentation">
      <style:graphic-properties draw:stroke="none" draw:fill="none" draw:textarea-vertical-align="middle">
        <text:list-style style:name="Master1-Layout6-titleOnly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title" style:family="presentation">
      <style:graphic-properties draw:stroke="none" draw:fill="none" draw:textarea-vertical-align="middle">
        <text:list-style style:name="Master1-Layout6-titleOnly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g-background" style:family="presentation">
      <style:graphic-properties draw:stroke="none" draw:fill="solid" draw:fill-color="#ffffff"/>
      <style:text-properties style:letter-kerning="true"/>
    </style:style>
    <style:style style:name="Master1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1" style:family="presentation">
      <style:graphic-properties draw:stroke="none" draw:fill="none" draw:auto-grow-height="false" draw:fit-to-size="shrink-to-fit">
        <text:list-style style:name="Master1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2" style:family="presentation" style:parent-style-name="Master1-Layout7-blank-Leeg-outline1">
      <style:paragraph-properties fo:margin-top="0cm" fo:margin-bottom="0.4cm"/>
      <style:text-properties fo:font-size="28pt" style:font-size-asian="28pt" style:font-size-complex="28pt"/>
    </style:style>
    <style:style style:name="Master1-Layout7-blank-Leeg-outline3" style:family="presentation" style:parent-style-name="Master1-Layout7-blank-Leeg-outline2">
      <style:paragraph-properties fo:margin-top="0cm" fo:margin-bottom="0.3cm"/>
      <style:text-properties fo:font-size="24pt" style:font-size-asian="24pt" style:font-size-complex="24pt"/>
    </style:style>
    <style:style style:name="Master1-Layout7-blank-Leeg-outline4" style:family="presentation" style:parent-style-name="Master1-Layout7-blank-Leeg-outline3">
      <style:paragraph-properties fo:margin-top="0cm" fo:margin-bottom="0.2cm"/>
      <style:text-properties fo:font-size="20pt" style:font-size-asian="20pt" style:font-size-complex="20pt"/>
    </style:style>
    <style:style style:name="Master1-Layout7-blank-Leeg-outline5" style:family="presentation" style:parent-style-name="Master1-Layout7-blank-Leeg-outline4">
      <style:paragraph-properties fo:margin-top="0cm" fo:margin-bottom="0.1cm"/>
      <style:text-properties fo:font-size="20pt" style:font-size-asian="20pt" style:font-size-complex="20pt"/>
    </style:style>
    <style:style style:name="Master1-Layout7-blank-Leeg-outline6" style:family="presentation" style:parent-style-name="Master1-Layout7-blank-Leeg-outline5">
      <style:paragraph-properties fo:margin-top="0cm" fo:margin-bottom="0.1cm"/>
      <style:text-properties fo:font-size="20pt" style:font-size-asian="20pt" style:font-size-complex="20pt"/>
    </style:style>
    <style:style style:name="Master1-Layout7-blank-Leeg-outline7" style:family="presentation" style:parent-style-name="Master1-Layout7-blank-Leeg-outline6">
      <style:paragraph-properties fo:margin-top="0cm" fo:margin-bottom="0.1cm"/>
      <style:text-properties fo:font-size="20pt" style:font-size-asian="20pt" style:font-size-complex="20pt"/>
    </style:style>
    <style:style style:name="Master1-Layout7-blank-Leeg-outline8" style:family="presentation" style:parent-style-name="Master1-Layout7-blank-Leeg-outline7">
      <style:paragraph-properties fo:margin-top="0cm" fo:margin-bottom="0.1cm"/>
      <style:text-properties fo:font-size="20pt" style:font-size-asian="20pt" style:font-size-complex="20pt"/>
    </style:style>
    <style:style style:name="Master1-Layout7-blank-Leeg-outline9" style:family="presentation" style:parent-style-name="Master1-Layout7-blank-Leeg-outline8">
      <style:paragraph-properties fo:margin-top="0cm" fo:margin-bottom="0.1cm"/>
      <style:text-properties fo:font-size="20pt" style:font-size-asian="20pt" style:font-size-complex="20pt"/>
    </style:style>
    <style:style style:name="Master1-Layout7-blank-Leeg-subtitle" style:family="presentation">
      <style:graphic-properties draw:stroke="none" draw:fill="none" draw:textarea-vertical-align="middle">
        <text:list-style style:name="Master1-Layout7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title" style:family="presentation">
      <style:graphic-properties draw:stroke="none" draw:fill="none" draw:textarea-vertical-align="middle">
        <text:list-style style:name="Master1-Layout7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background" style:family="presentation">
      <style:graphic-properties draw:stroke="none" draw:fill="solid" draw:fill-color="#ffffff"/>
      <style:text-properties style:letter-kerning="true"/>
    </style:style>
    <style:style style:name="Master1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oud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1" style:family="presentation">
      <style:graphic-properties draw:stroke="none" draw:fill="none" draw:auto-grow-height="false" draw:fit-to-size="shrink-to-fit">
        <text:list-style style:name="Master1-Layout8-objTx-Inhoud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2" style:family="presentation" style:parent-style-name="Master1-Layout8-objTx-Inhoud-met-bij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oud-met-bijschrift-outline3" style:family="presentation" style:parent-style-name="Master1-Layout8-objTx-Inhoud-met-bij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oud-met-bijschrift-outline4" style:family="presentation" style:parent-style-name="Master1-Layout8-objTx-Inhoud-met-bij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oud-met-bijschrift-outline5" style:family="presentation" style:parent-style-name="Master1-Layout8-objTx-Inhoud-met-bij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6" style:family="presentation" style:parent-style-name="Master1-Layout8-objTx-Inhoud-met-bij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7" style:family="presentation" style:parent-style-name="Master1-Layout8-objTx-Inhoud-met-bij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8" style:family="presentation" style:parent-style-name="Master1-Layout8-objTx-Inhoud-met-bij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9" style:family="presentation" style:parent-style-name="Master1-Layout8-objTx-Inhoud-met-bij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subtitle" style:family="presentation">
      <style:graphic-properties draw:stroke="none" draw:fill="none" draw:textarea-vertical-align="middle">
        <text:list-style style:name="Master1-Layout8-objTx-Inhoud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title" style:family="presentation">
      <style:graphic-properties draw:stroke="none" draw:fill="none" draw:textarea-vertical-align="middle">
        <text:list-style style:name="Master1-Layout8-objTx-Inhoud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background" style:family="presentation">
      <style:graphic-properties draw:stroke="none" draw:fill="solid" draw:fill-color="#ffffff"/>
      <style:text-properties style:letter-kerning="true"/>
    </style:style>
    <style:style style:name="Master1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1" style:family="presentation">
      <style:graphic-properties draw:stroke="none" draw:fill="none" draw:auto-grow-height="false" draw:fit-to-size="shrink-to-fit">
        <text:list-style style:name="Master1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2" style:family="presentation" style:parent-style-name="Master1-Layout9-picTx-Afbeelding-met-bij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Afbeelding-met-bijschrift-outline3" style:family="presentation" style:parent-style-name="Master1-Layout9-picTx-Afbeelding-met-bij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Afbeelding-met-bijschrift-outline4" style:family="presentation" style:parent-style-name="Master1-Layout9-picTx-Afbeelding-met-bij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Afbeelding-met-bijschrift-outline5" style:family="presentation" style:parent-style-name="Master1-Layout9-picTx-Afbeelding-met-bij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6" style:family="presentation" style:parent-style-name="Master1-Layout9-picTx-Afbeelding-met-bij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7" style:family="presentation" style:parent-style-name="Master1-Layout9-picTx-Afbeelding-met-bij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8" style:family="presentation" style:parent-style-name="Master1-Layout9-picTx-Afbeelding-met-bij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9" style:family="presentation" style:parent-style-name="Master1-Layout9-picTx-Afbeelding-met-bij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subtitle" style:family="presentation">
      <style:graphic-properties draw:stroke="none" draw:fill="none" draw:textarea-vertical-align="middle">
        <text:list-style style:name="Master1-Layout9-picTx-Afbeelding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title" style:family="presentation">
      <style:graphic-properties draw:stroke="none" draw:fill="none" draw:textarea-vertical-align="middle">
        <text:list-style style:name="Master1-Layout9-picTx-Afbeelding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itel-en-bijschrift-background" style:family="presentation">
      <style:graphic-properties draw:stroke="none" draw:fill="solid" draw:fill-color="#ffffff"/>
      <style:text-properties style:letter-kerning="true"/>
    </style:style>
    <style:style style:name="Master1-Layout10-cust-Titel-en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itel-en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itel-en-bijschrift-outline1" style:family="presentation">
      <style:graphic-properties draw:stroke="none" draw:fill="none" draw:auto-grow-height="false" draw:fit-to-size="shrink-to-fit">
        <text:list-style style:name="Master1-Layout10-cust-Titel-en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el-en-bijschrift-outline2" style:family="presentation" style:parent-style-name="Master1-Layout10-cust-Titel-en-bijschrift-outline1">
      <style:paragraph-properties fo:margin-top="0cm" fo:margin-bottom="0.4cm"/>
      <style:text-properties fo:font-size="28pt" style:font-size-asian="28pt" style:font-size-complex="28pt"/>
    </style:style>
    <style:style style:name="Master1-Layout10-cust-Titel-en-bijschrift-outline3" style:family="presentation" style:parent-style-name="Master1-Layout10-cust-Titel-en-bijschrift-outline2">
      <style:paragraph-properties fo:margin-top="0cm" fo:margin-bottom="0.3cm"/>
      <style:text-properties fo:font-size="24pt" style:font-size-asian="24pt" style:font-size-complex="24pt"/>
    </style:style>
    <style:style style:name="Master1-Layout10-cust-Titel-en-bijschrift-outline4" style:family="presentation" style:parent-style-name="Master1-Layout10-cust-Titel-en-bijschrift-outline3">
      <style:paragraph-properties fo:margin-top="0cm" fo:margin-bottom="0.2cm"/>
      <style:text-properties fo:font-size="20pt" style:font-size-asian="20pt" style:font-size-complex="20pt"/>
    </style:style>
    <style:style style:name="Master1-Layout10-cust-Titel-en-bijschrift-outline5" style:family="presentation" style:parent-style-name="Master1-Layout10-cust-Titel-en-bijschrift-outline4">
      <style:paragraph-properties fo:margin-top="0cm" fo:margin-bottom="0.1cm"/>
      <style:text-properties fo:font-size="20pt" style:font-size-asian="20pt" style:font-size-complex="20pt"/>
    </style:style>
    <style:style style:name="Master1-Layout10-cust-Titel-en-bijschrift-outline6" style:family="presentation" style:parent-style-name="Master1-Layout10-cust-Titel-en-bijschrift-outline5">
      <style:paragraph-properties fo:margin-top="0cm" fo:margin-bottom="0.1cm"/>
      <style:text-properties fo:font-size="20pt" style:font-size-asian="20pt" style:font-size-complex="20pt"/>
    </style:style>
    <style:style style:name="Master1-Layout10-cust-Titel-en-bijschrift-outline7" style:family="presentation" style:parent-style-name="Master1-Layout10-cust-Titel-en-bijschrift-outline6">
      <style:paragraph-properties fo:margin-top="0cm" fo:margin-bottom="0.1cm"/>
      <style:text-properties fo:font-size="20pt" style:font-size-asian="20pt" style:font-size-complex="20pt"/>
    </style:style>
    <style:style style:name="Master1-Layout10-cust-Titel-en-bijschrift-outline8" style:family="presentation" style:parent-style-name="Master1-Layout10-cust-Titel-en-bijschrift-outline7">
      <style:paragraph-properties fo:margin-top="0cm" fo:margin-bottom="0.1cm"/>
      <style:text-properties fo:font-size="20pt" style:font-size-asian="20pt" style:font-size-complex="20pt"/>
    </style:style>
    <style:style style:name="Master1-Layout10-cust-Titel-en-bijschrift-outline9" style:family="presentation" style:parent-style-name="Master1-Layout10-cust-Titel-en-bijschrift-outline8">
      <style:paragraph-properties fo:margin-top="0cm" fo:margin-bottom="0.1cm"/>
      <style:text-properties fo:font-size="20pt" style:font-size-asian="20pt" style:font-size-complex="20pt"/>
    </style:style>
    <style:style style:name="Master1-Layout10-cust-Titel-en-bijschrift-subtitle" style:family="presentation">
      <style:graphic-properties draw:stroke="none" draw:fill="none" draw:textarea-vertical-align="middle">
        <text:list-style style:name="Master1-Layout10-cust-Titel-en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el-en-bijschrift-title" style:family="presentation">
      <style:graphic-properties draw:stroke="none" draw:fill="none" draw:textarea-vertical-align="middle">
        <text:list-style style:name="Master1-Layout10-cust-Titel-en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Citeraat-met-bijschrift-background" style:family="presentation">
      <style:graphic-properties draw:stroke="none" draw:fill="solid" draw:fill-color="#ffffff"/>
      <style:text-properties style:letter-kerning="true"/>
    </style:style>
    <style:style style:name="Master1-Layout11-cust-Citeraat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Citeraat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Citeraat-met-bijschrift-outline1" style:family="presentation">
      <style:graphic-properties draw:stroke="none" draw:fill="none" draw:auto-grow-height="false" draw:fit-to-size="shrink-to-fit">
        <text:list-style style:name="Master1-Layout11-cust-Citeraat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eraat-met-bijschrift-outline2" style:family="presentation" style:parent-style-name="Master1-Layout11-cust-Citeraat-met-bijschrift-outline1">
      <style:paragraph-properties fo:margin-top="0cm" fo:margin-bottom="0.4cm"/>
      <style:text-properties fo:font-size="28pt" style:font-size-asian="28pt" style:font-size-complex="28pt"/>
    </style:style>
    <style:style style:name="Master1-Layout11-cust-Citeraat-met-bijschrift-outline3" style:family="presentation" style:parent-style-name="Master1-Layout11-cust-Citeraat-met-bijschrift-outline2">
      <style:paragraph-properties fo:margin-top="0cm" fo:margin-bottom="0.3cm"/>
      <style:text-properties fo:font-size="24pt" style:font-size-asian="24pt" style:font-size-complex="24pt"/>
    </style:style>
    <style:style style:name="Master1-Layout11-cust-Citeraat-met-bijschrift-outline4" style:family="presentation" style:parent-style-name="Master1-Layout11-cust-Citeraat-met-bijschrift-outline3">
      <style:paragraph-properties fo:margin-top="0cm" fo:margin-bottom="0.2cm"/>
      <style:text-properties fo:font-size="20pt" style:font-size-asian="20pt" style:font-size-complex="20pt"/>
    </style:style>
    <style:style style:name="Master1-Layout11-cust-Citeraat-met-bijschrift-outline5" style:family="presentation" style:parent-style-name="Master1-Layout11-cust-Citeraat-met-bijschrift-outline4">
      <style:paragraph-properties fo:margin-top="0cm" fo:margin-bottom="0.1cm"/>
      <style:text-properties fo:font-size="20pt" style:font-size-asian="20pt" style:font-size-complex="20pt"/>
    </style:style>
    <style:style style:name="Master1-Layout11-cust-Citeraat-met-bijschrift-outline6" style:family="presentation" style:parent-style-name="Master1-Layout11-cust-Citeraat-met-bijschrift-outline5">
      <style:paragraph-properties fo:margin-top="0cm" fo:margin-bottom="0.1cm"/>
      <style:text-properties fo:font-size="20pt" style:font-size-asian="20pt" style:font-size-complex="20pt"/>
    </style:style>
    <style:style style:name="Master1-Layout11-cust-Citeraat-met-bijschrift-outline7" style:family="presentation" style:parent-style-name="Master1-Layout11-cust-Citeraat-met-bijschrift-outline6">
      <style:paragraph-properties fo:margin-top="0cm" fo:margin-bottom="0.1cm"/>
      <style:text-properties fo:font-size="20pt" style:font-size-asian="20pt" style:font-size-complex="20pt"/>
    </style:style>
    <style:style style:name="Master1-Layout11-cust-Citeraat-met-bijschrift-outline8" style:family="presentation" style:parent-style-name="Master1-Layout11-cust-Citeraat-met-bijschrift-outline7">
      <style:paragraph-properties fo:margin-top="0cm" fo:margin-bottom="0.1cm"/>
      <style:text-properties fo:font-size="20pt" style:font-size-asian="20pt" style:font-size-complex="20pt"/>
    </style:style>
    <style:style style:name="Master1-Layout11-cust-Citeraat-met-bijschrift-outline9" style:family="presentation" style:parent-style-name="Master1-Layout11-cust-Citeraat-met-bijschrift-outline8">
      <style:paragraph-properties fo:margin-top="0cm" fo:margin-bottom="0.1cm"/>
      <style:text-properties fo:font-size="20pt" style:font-size-asian="20pt" style:font-size-complex="20pt"/>
    </style:style>
    <style:style style:name="Master1-Layout11-cust-Citeraat-met-bijschrift-subtitle" style:family="presentation">
      <style:graphic-properties draw:stroke="none" draw:fill="none" draw:textarea-vertical-align="middle">
        <text:list-style style:name="Master1-Layout11-cust-Citeraat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eraat-met-bijschrift-title" style:family="presentation">
      <style:graphic-properties draw:stroke="none" draw:fill="none" draw:textarea-vertical-align="middle">
        <text:list-style style:name="Master1-Layout11-cust-Citeraat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Naamkaartje-background" style:family="presentation">
      <style:graphic-properties draw:stroke="none" draw:fill="solid" draw:fill-color="#ffffff"/>
      <style:text-properties style:letter-kerning="true"/>
    </style:style>
    <style:style style:name="Master1-Layout12-cust-Naamkaartj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Naamkaartj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Naamkaartje-outline1" style:family="presentation">
      <style:graphic-properties draw:stroke="none" draw:fill="none" draw:auto-grow-height="false" draw:fit-to-size="shrink-to-fit">
        <text:list-style style:name="Master1-Layout12-cust-Naamkaartj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Naamkaartje-outline2" style:family="presentation" style:parent-style-name="Master1-Layout12-cust-Naamkaartje-outline1">
      <style:paragraph-properties fo:margin-top="0cm" fo:margin-bottom="0.4cm"/>
      <style:text-properties fo:font-size="28pt" style:font-size-asian="28pt" style:font-size-complex="28pt"/>
    </style:style>
    <style:style style:name="Master1-Layout12-cust-Naamkaartje-outline3" style:family="presentation" style:parent-style-name="Master1-Layout12-cust-Naamkaartje-outline2">
      <style:paragraph-properties fo:margin-top="0cm" fo:margin-bottom="0.3cm"/>
      <style:text-properties fo:font-size="24pt" style:font-size-asian="24pt" style:font-size-complex="24pt"/>
    </style:style>
    <style:style style:name="Master1-Layout12-cust-Naamkaartje-outline4" style:family="presentation" style:parent-style-name="Master1-Layout12-cust-Naamkaartje-outline3">
      <style:paragraph-properties fo:margin-top="0cm" fo:margin-bottom="0.2cm"/>
      <style:text-properties fo:font-size="20pt" style:font-size-asian="20pt" style:font-size-complex="20pt"/>
    </style:style>
    <style:style style:name="Master1-Layout12-cust-Naamkaartje-outline5" style:family="presentation" style:parent-style-name="Master1-Layout12-cust-Naamkaartje-outline4">
      <style:paragraph-properties fo:margin-top="0cm" fo:margin-bottom="0.1cm"/>
      <style:text-properties fo:font-size="20pt" style:font-size-asian="20pt" style:font-size-complex="20pt"/>
    </style:style>
    <style:style style:name="Master1-Layout12-cust-Naamkaartje-outline6" style:family="presentation" style:parent-style-name="Master1-Layout12-cust-Naamkaartje-outline5">
      <style:paragraph-properties fo:margin-top="0cm" fo:margin-bottom="0.1cm"/>
      <style:text-properties fo:font-size="20pt" style:font-size-asian="20pt" style:font-size-complex="20pt"/>
    </style:style>
    <style:style style:name="Master1-Layout12-cust-Naamkaartje-outline7" style:family="presentation" style:parent-style-name="Master1-Layout12-cust-Naamkaartje-outline6">
      <style:paragraph-properties fo:margin-top="0cm" fo:margin-bottom="0.1cm"/>
      <style:text-properties fo:font-size="20pt" style:font-size-asian="20pt" style:font-size-complex="20pt"/>
    </style:style>
    <style:style style:name="Master1-Layout12-cust-Naamkaartje-outline8" style:family="presentation" style:parent-style-name="Master1-Layout12-cust-Naamkaartje-outline7">
      <style:paragraph-properties fo:margin-top="0cm" fo:margin-bottom="0.1cm"/>
      <style:text-properties fo:font-size="20pt" style:font-size-asian="20pt" style:font-size-complex="20pt"/>
    </style:style>
    <style:style style:name="Master1-Layout12-cust-Naamkaartje-outline9" style:family="presentation" style:parent-style-name="Master1-Layout12-cust-Naamkaartje-outline8">
      <style:paragraph-properties fo:margin-top="0cm" fo:margin-bottom="0.1cm"/>
      <style:text-properties fo:font-size="20pt" style:font-size-asian="20pt" style:font-size-complex="20pt"/>
    </style:style>
    <style:style style:name="Master1-Layout12-cust-Naamkaartje-subtitle" style:family="presentation">
      <style:graphic-properties draw:stroke="none" draw:fill="none" draw:textarea-vertical-align="middle">
        <text:list-style style:name="Master1-Layout12-cust-Naamkaartj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Naamkaartje-title" style:family="presentation">
      <style:graphic-properties draw:stroke="none" draw:fill="none" draw:textarea-vertical-align="middle">
        <text:list-style style:name="Master1-Layout12-cust-Naamkaartj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Offerte-naamkaartje-background" style:family="presentation">
      <style:graphic-properties draw:stroke="none" draw:fill="solid" draw:fill-color="#ffffff"/>
      <style:text-properties style:letter-kerning="true"/>
    </style:style>
    <style:style style:name="Master1-Layout13-cust-Offerte-naamkaartj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Offerte-naamkaartj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Offerte-naamkaartje-outline1" style:family="presentation">
      <style:graphic-properties draw:stroke="none" draw:fill="none" draw:auto-grow-height="false" draw:fit-to-size="shrink-to-fit">
        <text:list-style style:name="Master1-Layout13-cust-Offerte-naamkaartj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Offerte-naamkaartje-outline2" style:family="presentation" style:parent-style-name="Master1-Layout13-cust-Offerte-naamkaartje-outline1">
      <style:paragraph-properties fo:margin-top="0cm" fo:margin-bottom="0.4cm"/>
      <style:text-properties fo:font-size="28pt" style:font-size-asian="28pt" style:font-size-complex="28pt"/>
    </style:style>
    <style:style style:name="Master1-Layout13-cust-Offerte-naamkaartje-outline3" style:family="presentation" style:parent-style-name="Master1-Layout13-cust-Offerte-naamkaartje-outline2">
      <style:paragraph-properties fo:margin-top="0cm" fo:margin-bottom="0.3cm"/>
      <style:text-properties fo:font-size="24pt" style:font-size-asian="24pt" style:font-size-complex="24pt"/>
    </style:style>
    <style:style style:name="Master1-Layout13-cust-Offerte-naamkaartje-outline4" style:family="presentation" style:parent-style-name="Master1-Layout13-cust-Offerte-naamkaartje-outline3">
      <style:paragraph-properties fo:margin-top="0cm" fo:margin-bottom="0.2cm"/>
      <style:text-properties fo:font-size="20pt" style:font-size-asian="20pt" style:font-size-complex="20pt"/>
    </style:style>
    <style:style style:name="Master1-Layout13-cust-Offerte-naamkaartje-outline5" style:family="presentation" style:parent-style-name="Master1-Layout13-cust-Offerte-naamkaartje-outline4">
      <style:paragraph-properties fo:margin-top="0cm" fo:margin-bottom="0.1cm"/>
      <style:text-properties fo:font-size="20pt" style:font-size-asian="20pt" style:font-size-complex="20pt"/>
    </style:style>
    <style:style style:name="Master1-Layout13-cust-Offerte-naamkaartje-outline6" style:family="presentation" style:parent-style-name="Master1-Layout13-cust-Offerte-naamkaartje-outline5">
      <style:paragraph-properties fo:margin-top="0cm" fo:margin-bottom="0.1cm"/>
      <style:text-properties fo:font-size="20pt" style:font-size-asian="20pt" style:font-size-complex="20pt"/>
    </style:style>
    <style:style style:name="Master1-Layout13-cust-Offerte-naamkaartje-outline7" style:family="presentation" style:parent-style-name="Master1-Layout13-cust-Offerte-naamkaartje-outline6">
      <style:paragraph-properties fo:margin-top="0cm" fo:margin-bottom="0.1cm"/>
      <style:text-properties fo:font-size="20pt" style:font-size-asian="20pt" style:font-size-complex="20pt"/>
    </style:style>
    <style:style style:name="Master1-Layout13-cust-Offerte-naamkaartje-outline8" style:family="presentation" style:parent-style-name="Master1-Layout13-cust-Offerte-naamkaartje-outline7">
      <style:paragraph-properties fo:margin-top="0cm" fo:margin-bottom="0.1cm"/>
      <style:text-properties fo:font-size="20pt" style:font-size-asian="20pt" style:font-size-complex="20pt"/>
    </style:style>
    <style:style style:name="Master1-Layout13-cust-Offerte-naamkaartje-outline9" style:family="presentation" style:parent-style-name="Master1-Layout13-cust-Offerte-naamkaartje-outline8">
      <style:paragraph-properties fo:margin-top="0cm" fo:margin-bottom="0.1cm"/>
      <style:text-properties fo:font-size="20pt" style:font-size-asian="20pt" style:font-size-complex="20pt"/>
    </style:style>
    <style:style style:name="Master1-Layout13-cust-Offerte-naamkaartje-subtitle" style:family="presentation">
      <style:graphic-properties draw:stroke="none" draw:fill="none" draw:textarea-vertical-align="middle">
        <text:list-style style:name="Master1-Layout13-cust-Offerte-naamkaartj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Offerte-naamkaartje-title" style:family="presentation">
      <style:graphic-properties draw:stroke="none" draw:fill="none" draw:textarea-vertical-align="middle">
        <text:list-style style:name="Master1-Layout13-cust-Offerte-naamkaartj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Waar-of-onwaar-background" style:family="presentation">
      <style:graphic-properties draw:stroke="none" draw:fill="solid" draw:fill-color="#ffffff"/>
      <style:text-properties style:letter-kerning="true"/>
    </style:style>
    <style:style style:name="Master1-Layout14-cust-Waar-of-onwa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Waar-of-onwa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Waar-of-onwaar-outline1" style:family="presentation">
      <style:graphic-properties draw:stroke="none" draw:fill="none" draw:auto-grow-height="false" draw:fit-to-size="shrink-to-fit">
        <text:list-style style:name="Master1-Layout14-cust-Waar-of-onwa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Waar-of-onwaar-outline2" style:family="presentation" style:parent-style-name="Master1-Layout14-cust-Waar-of-onwaar-outline1">
      <style:paragraph-properties fo:margin-top="0cm" fo:margin-bottom="0.4cm"/>
      <style:text-properties fo:font-size="28pt" style:font-size-asian="28pt" style:font-size-complex="28pt"/>
    </style:style>
    <style:style style:name="Master1-Layout14-cust-Waar-of-onwaar-outline3" style:family="presentation" style:parent-style-name="Master1-Layout14-cust-Waar-of-onwaar-outline2">
      <style:paragraph-properties fo:margin-top="0cm" fo:margin-bottom="0.3cm"/>
      <style:text-properties fo:font-size="24pt" style:font-size-asian="24pt" style:font-size-complex="24pt"/>
    </style:style>
    <style:style style:name="Master1-Layout14-cust-Waar-of-onwaar-outline4" style:family="presentation" style:parent-style-name="Master1-Layout14-cust-Waar-of-onwaar-outline3">
      <style:paragraph-properties fo:margin-top="0cm" fo:margin-bottom="0.2cm"/>
      <style:text-properties fo:font-size="20pt" style:font-size-asian="20pt" style:font-size-complex="20pt"/>
    </style:style>
    <style:style style:name="Master1-Layout14-cust-Waar-of-onwaar-outline5" style:family="presentation" style:parent-style-name="Master1-Layout14-cust-Waar-of-onwaar-outline4">
      <style:paragraph-properties fo:margin-top="0cm" fo:margin-bottom="0.1cm"/>
      <style:text-properties fo:font-size="20pt" style:font-size-asian="20pt" style:font-size-complex="20pt"/>
    </style:style>
    <style:style style:name="Master1-Layout14-cust-Waar-of-onwaar-outline6" style:family="presentation" style:parent-style-name="Master1-Layout14-cust-Waar-of-onwaar-outline5">
      <style:paragraph-properties fo:margin-top="0cm" fo:margin-bottom="0.1cm"/>
      <style:text-properties fo:font-size="20pt" style:font-size-asian="20pt" style:font-size-complex="20pt"/>
    </style:style>
    <style:style style:name="Master1-Layout14-cust-Waar-of-onwaar-outline7" style:family="presentation" style:parent-style-name="Master1-Layout14-cust-Waar-of-onwaar-outline6">
      <style:paragraph-properties fo:margin-top="0cm" fo:margin-bottom="0.1cm"/>
      <style:text-properties fo:font-size="20pt" style:font-size-asian="20pt" style:font-size-complex="20pt"/>
    </style:style>
    <style:style style:name="Master1-Layout14-cust-Waar-of-onwaar-outline8" style:family="presentation" style:parent-style-name="Master1-Layout14-cust-Waar-of-onwaar-outline7">
      <style:paragraph-properties fo:margin-top="0cm" fo:margin-bottom="0.1cm"/>
      <style:text-properties fo:font-size="20pt" style:font-size-asian="20pt" style:font-size-complex="20pt"/>
    </style:style>
    <style:style style:name="Master1-Layout14-cust-Waar-of-onwaar-outline9" style:family="presentation" style:parent-style-name="Master1-Layout14-cust-Waar-of-onwaar-outline8">
      <style:paragraph-properties fo:margin-top="0cm" fo:margin-bottom="0.1cm"/>
      <style:text-properties fo:font-size="20pt" style:font-size-asian="20pt" style:font-size-complex="20pt"/>
    </style:style>
    <style:style style:name="Master1-Layout14-cust-Waar-of-onwaar-subtitle" style:family="presentation">
      <style:graphic-properties draw:stroke="none" draw:fill="none" draw:textarea-vertical-align="middle">
        <text:list-style style:name="Master1-Layout14-cust-Waar-of-onwa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Waar-of-onwaar-title" style:family="presentation">
      <style:graphic-properties draw:stroke="none" draw:fill="none" draw:textarea-vertical-align="middle">
        <text:list-style style:name="Master1-Layout14-cust-Waar-of-onwa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itel-en-verticale-tekst-background" style:family="presentation">
      <style:graphic-properties draw:stroke="none" draw:fill="solid" draw:fill-color="#ffffff"/>
      <style:text-properties style:letter-kerning="true"/>
    </style:style>
    <style:style style:name="Master1-Layout15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itel-en-verticale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itel-en-verticale-tekst-outline1" style:family="presentation">
      <style:graphic-properties draw:stroke="none" draw:fill="none" draw:auto-grow-height="false" draw:fit-to-size="shrink-to-fit">
        <text:list-style style:name="Master1-Layout15-vertTx-Titel-en-verticale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el-en-verticale-tekst-outline2" style:family="presentation" style:parent-style-name="Master1-Layout15-vertTx-Titel-en-verticale-tekst-outline1">
      <style:paragraph-properties fo:margin-top="0cm" fo:margin-bottom="0.4cm"/>
      <style:text-properties fo:font-size="28pt" style:font-size-asian="28pt" style:font-size-complex="28pt"/>
    </style:style>
    <style:style style:name="Master1-Layout15-vertTx-Titel-en-verticale-tekst-outline3" style:family="presentation" style:parent-style-name="Master1-Layout15-vertTx-Titel-en-verticale-tekst-outline2">
      <style:paragraph-properties fo:margin-top="0cm" fo:margin-bottom="0.3cm"/>
      <style:text-properties fo:font-size="24pt" style:font-size-asian="24pt" style:font-size-complex="24pt"/>
    </style:style>
    <style:style style:name="Master1-Layout15-vertTx-Titel-en-verticale-tekst-outline4" style:family="presentation" style:parent-style-name="Master1-Layout15-vertTx-Titel-en-verticale-tekst-outline3">
      <style:paragraph-properties fo:margin-top="0cm" fo:margin-bottom="0.2cm"/>
      <style:text-properties fo:font-size="20pt" style:font-size-asian="20pt" style:font-size-complex="20pt"/>
    </style:style>
    <style:style style:name="Master1-Layout15-vertTx-Titel-en-verticale-tekst-outline5" style:family="presentation" style:parent-style-name="Master1-Layout15-vertTx-Titel-en-verticale-tekst-outline4">
      <style:paragraph-properties fo:margin-top="0cm" fo:margin-bottom="0.1cm"/>
      <style:text-properties fo:font-size="20pt" style:font-size-asian="20pt" style:font-size-complex="20pt"/>
    </style:style>
    <style:style style:name="Master1-Layout15-vertTx-Titel-en-verticale-tekst-outline6" style:family="presentation" style:parent-style-name="Master1-Layout15-vertTx-Titel-en-verticale-tekst-outline5">
      <style:paragraph-properties fo:margin-top="0cm" fo:margin-bottom="0.1cm"/>
      <style:text-properties fo:font-size="20pt" style:font-size-asian="20pt" style:font-size-complex="20pt"/>
    </style:style>
    <style:style style:name="Master1-Layout15-vertTx-Titel-en-verticale-tekst-outline7" style:family="presentation" style:parent-style-name="Master1-Layout15-vertTx-Titel-en-verticale-tekst-outline6">
      <style:paragraph-properties fo:margin-top="0cm" fo:margin-bottom="0.1cm"/>
      <style:text-properties fo:font-size="20pt" style:font-size-asian="20pt" style:font-size-complex="20pt"/>
    </style:style>
    <style:style style:name="Master1-Layout15-vertTx-Titel-en-verticale-tekst-outline8" style:family="presentation" style:parent-style-name="Master1-Layout15-vertTx-Titel-en-verticale-tekst-outline7">
      <style:paragraph-properties fo:margin-top="0cm" fo:margin-bottom="0.1cm"/>
      <style:text-properties fo:font-size="20pt" style:font-size-asian="20pt" style:font-size-complex="20pt"/>
    </style:style>
    <style:style style:name="Master1-Layout15-vertTx-Titel-en-verticale-tekst-outline9" style:family="presentation" style:parent-style-name="Master1-Layout15-vertTx-Titel-en-verticale-tekst-outline8">
      <style:paragraph-properties fo:margin-top="0cm" fo:margin-bottom="0.1cm"/>
      <style:text-properties fo:font-size="20pt" style:font-size-asian="20pt" style:font-size-complex="20pt"/>
    </style:style>
    <style:style style:name="Master1-Layout15-vertTx-Titel-en-verticale-tekst-subtitle" style:family="presentation">
      <style:graphic-properties draw:stroke="none" draw:fill="none" draw:textarea-vertical-align="middle">
        <text:list-style style:name="Master1-Layout15-vertTx-Titel-en-verticale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el-en-verticale-tekst-title" style:family="presentation">
      <style:graphic-properties draw:stroke="none" draw:fill="none" draw:textarea-vertical-align="middle">
        <text:list-style style:name="Master1-Layout15-vertTx-Titel-en-verticale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e-titel-en-tekst-background" style:family="presentation">
      <style:graphic-properties draw:stroke="none" draw:fill="solid" draw:fill-color="#ffffff"/>
      <style:text-properties style:letter-kerning="true"/>
    </style:style>
    <style:style style:name="Master1-Layout16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e-titel-en-tekst-outline1" style:family="presentation">
      <style:graphic-properties draw:stroke="none" draw:fill="none" draw:auto-grow-height="false" draw:fit-to-size="shrink-to-fit">
        <text:list-style style:name="Master1-Layout16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e-titel-en-tekst-outline2" style:family="presentation" style:parent-style-name="Master1-Layout16-vertTitleAndTx-Verticale-titel-en-tekst-outline1">
      <style:paragraph-properties fo:margin-top="0cm" fo:margin-bottom="0.4cm"/>
      <style:text-properties fo:font-size="28pt" style:font-size-asian="28pt" style:font-size-complex="28pt"/>
    </style:style>
    <style:style style:name="Master1-Layout16-vertTitleAndTx-Verticale-titel-en-tekst-outline3" style:family="presentation" style:parent-style-name="Master1-Layout16-vertTitleAndTx-Verticale-titel-en-tekst-outline2">
      <style:paragraph-properties fo:margin-top="0cm" fo:margin-bottom="0.3cm"/>
      <style:text-properties fo:font-size="24pt" style:font-size-asian="24pt" style:font-size-complex="24pt"/>
    </style:style>
    <style:style style:name="Master1-Layout16-vertTitleAndTx-Verticale-titel-en-tekst-outline4" style:family="presentation" style:parent-style-name="Master1-Layout16-vertTitleAndTx-Verticale-titel-en-tekst-outline3">
      <style:paragraph-properties fo:margin-top="0cm" fo:margin-bottom="0.2cm"/>
      <style:text-properties fo:font-size="20pt" style:font-size-asian="20pt" style:font-size-complex="20pt"/>
    </style:style>
    <style:style style:name="Master1-Layout16-vertTitleAndTx-Verticale-titel-en-tekst-outline5" style:family="presentation" style:parent-style-name="Master1-Layout16-vertTitleAndTx-Verticale-titel-en-tekst-outline4">
      <style:paragraph-properties fo:margin-top="0cm" fo:margin-bottom="0.1cm"/>
      <style:text-properties fo:font-size="20pt" style:font-size-asian="20pt" style:font-size-complex="20pt"/>
    </style:style>
    <style:style style:name="Master1-Layout16-vertTitleAndTx-Verticale-titel-en-tekst-outline6" style:family="presentation" style:parent-style-name="Master1-Layout16-vertTitleAndTx-Verticale-titel-en-tekst-outline5">
      <style:paragraph-properties fo:margin-top="0cm" fo:margin-bottom="0.1cm"/>
      <style:text-properties fo:font-size="20pt" style:font-size-asian="20pt" style:font-size-complex="20pt"/>
    </style:style>
    <style:style style:name="Master1-Layout16-vertTitleAndTx-Verticale-titel-en-tekst-outline7" style:family="presentation" style:parent-style-name="Master1-Layout16-vertTitleAndTx-Verticale-titel-en-tekst-outline6">
      <style:paragraph-properties fo:margin-top="0cm" fo:margin-bottom="0.1cm"/>
      <style:text-properties fo:font-size="20pt" style:font-size-asian="20pt" style:font-size-complex="20pt"/>
    </style:style>
    <style:style style:name="Master1-Layout16-vertTitleAndTx-Verticale-titel-en-tekst-outline8" style:family="presentation" style:parent-style-name="Master1-Layout16-vertTitleAndTx-Verticale-titel-en-tekst-outline7">
      <style:paragraph-properties fo:margin-top="0cm" fo:margin-bottom="0.1cm"/>
      <style:text-properties fo:font-size="20pt" style:font-size-asian="20pt" style:font-size-complex="20pt"/>
    </style:style>
    <style:style style:name="Master1-Layout16-vertTitleAndTx-Verticale-titel-en-tekst-outline9" style:family="presentation" style:parent-style-name="Master1-Layout16-vertTitleAndTx-Verticale-titel-en-tekst-outline8">
      <style:paragraph-properties fo:margin-top="0cm" fo:margin-bottom="0.1cm"/>
      <style:text-properties fo:font-size="20pt" style:font-size-asian="20pt" style:font-size-complex="20pt"/>
    </style:style>
    <style:style style:name="Master1-Layout16-vertTitleAndTx-Verticale-titel-en-tekst-subtitle" style:family="presentation">
      <style:graphic-properties draw:stroke="none" draw:fill="none" draw:textarea-vertical-align="middle">
        <text:list-style style:name="Master1-Layout16-vertTitleAndTx-Verticale-titel-en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e-titel-en-tekst-title" style:family="presentation">
      <style:graphic-properties draw:stroke="none" draw:fill="none" draw:textarea-vertical-align="middle">
        <text:list-style style:name="Master1-Layout16-vertTitleAndTx-Verticale-titel-en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5fcbef" draw:opacity="70%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5fcbef" svg:stroke-opacity="70%" draw:stroke-linejoin="miter" svg:stroke-linecap="round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solid" draw:fill-color="#5fcbef" draw:opacity="36%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solid" draw:fill-color="#5fcbef" draw:opacity="20%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solid" draw:fill-color="#17b0e4" draw:opacity="66%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draw:fill="solid" draw:fill-color="#17b0e4" draw:opacity="50%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draw:fill="solid" draw:fill-color="#2e83c3" draw:opacity="70%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236292" draw:opacity="82%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draw:fill="solid" draw:fill-color="#5fcbef" draw:opacity="85%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1" style:family="presentation" style:parent-style-name="Master1-Face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ace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ace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Face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Face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di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dia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d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d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d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en-objec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en-objec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en-obj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en-objec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en-objec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Sectiekop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Sectiekop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ekop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ekop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ekop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ekop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Inhoud-van-twe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Inhoud-van-twe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Inhoud-van-twe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Inhoud-van-twe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Inhoud-van-twe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Vergelijk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Vergelijking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Vergelijki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elijk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elijki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elijki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Alleen-tite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titleOnly-Alleen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6-titleOnly-Allee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Alleen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Alleen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7-blank-Lee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7-blank-Lee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7-blank-Leeg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8-objTx-Inhoud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objTx-Inhoud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oud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oud-met-bij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oud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oud-met-bij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oud-met-bij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9-picTx-Afbeelding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Afbeelding-met-bijschrift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Afbeelding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Afbeelding-met-bij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Afbeelding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Afbeelding-met-bij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Afbeelding-met-bij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0-cust-Titel-en-bijschrif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0-cust-Titel-en-bijschrift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cust-Titel-en-bij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0-cust-Titel-en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cust-Titel-en-bij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cust-Titel-en-bij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1-cust-Citeraat-met-bijschrif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1-cust-Citeraat-met-bijschrift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1-cust-Citeraat-met-bij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1-cust-Citeraat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cust-Citeraat-met-bij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cust-Citeraat-met-bij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2-cust-Naamkaartj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2-cust-Naamkaartj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2-cust-Naamkaartj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2-cust-Naamkaartj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2-cust-Naamkaartj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2-cust-Naamkaartj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13-cust-Offerte-naamkaartj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3-cust-Offerte-naamkaartj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3-cust-Offerte-naamkaartj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3-cust-Offerte-naamkaartj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3-cust-Offerte-naamkaartj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3-cust-Offerte-naamkaartj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3-cust-Offerte-naamkaartj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1-Layout14-cust-Waar-of-onwaar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4-cust-Waar-of-onwaa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4-cust-Waar-of-onwaa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4-cust-Waar-of-onwaa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14-cust-Waar-of-onwaa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1-Layout14-cust-Waar-of-onwaa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1-Layout14-cust-Waar-of-onwaa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1-Layout15-vertTx-Titel-en-verticale-teks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5-vertTx-Titel-en-verticale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94" style:family="presentation" style:parent-style-name="Master1-Layout15-vertTx-Titel-en-verticale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15-vertTx-Titel-en-verticale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1-Layout15-vertTx-Titel-en-verticale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1-Layout15-vertTx-Titel-en-verticale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1-Layout16-vertTitleAndTx-Verticale-titel-en-tekst-title">
      <style:graphic-properties draw:stroke="none" draw:fill="none" draw:textarea-horizontal-align="righ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99" style:family="presentation" style:parent-style-name="Master1-Layout16-vertTitleAndTx-Verticale-titel-en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00" style:family="presentation" style:parent-style-name="Master1-Layout16-vertTitleAndTx-Verticale-titel-en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1-Layout16-vertTitleAndTx-Verticale-titel-en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1-Layout16-vertTitleAndTx-Verticale-titel-en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1-Layout16-vertTitleAndTx-Verticale-titel-en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05cm" fo:margin-right="0cm" fo:margin-top="0.388cm" fo:margin-bottom="0cm" fo:line-height="100%" fo:text-align="start" fo:text-indent="-1.05cm" style:punctuation-wrap="hanging" style:writing-mode="lr-tb">
        <style:tab-stops/>
      </style:paragraph-properties>
    </style:style>
    <style:style style:name="MP6" style:family="paragraph">
      <style:paragraph-properties fo:margin-left="2.275cm" fo:margin-right="0cm" fo:margin-top="0.388cm" fo:margin-bottom="0cm" fo:line-height="100%" fo:text-align="start" fo:text-indent="-0.875cm" style:punctuation-wrap="hanging" style:writing-mode="lr-tb">
        <style:tab-stops/>
      </style:paragraph-properties>
    </style:style>
    <style:style style:name="MP7" style:family="paragraph">
      <style:paragraph-properties fo:margin-left="3.5cm" fo:margin-right="0cm" fo:margin-top="0.388cm" fo:margin-bottom="0cm" fo:line-height="100%" fo:text-align="start" fo:text-indent="-0.7cm" style:punctuation-wrap="hanging" style:writing-mode="lr-tb">
        <style:tab-stops/>
      </style:paragraph-properties>
    </style:style>
    <style:style style:name="MP8" style:family="paragraph">
      <style:paragraph-properties fo:margin-left="4.9cm" fo:margin-right="0cm" fo:margin-top="0.388cm" fo:margin-bottom="0cm" fo:line-height="100%" fo:text-align="start" fo:text-indent="-0.7cm" style:punctuation-wrap="hanging" style:writing-mode="lr-tb">
        <style:tab-stops/>
      </style:paragraph-properties>
    </style:style>
    <style:style style:name="MP9" style:family="paragraph">
      <style:paragraph-properties fo:margin-left="6.3cm" fo:margin-right="0cm" fo:margin-top="0.388cm" fo:margin-bottom="0cm" fo:line-height="100%" fo:text-align="start" fo:text-indent="-0.7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388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388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88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5fcbef" style:text-line-through-style="none" style:text-line-through-type="none" style:text-position="0% 100%" style:font-name="Trebuchet MS" fo:font-size="39.700000762939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39.7000007629394pt" style:font-style-asian="normal" style:font-weight-asian="normal" style:font-name-complex="FreeSans1" style:font-size-complex="39.7000007629394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" fo:font-size="19.8999996185303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9.8999996185303pt" style:font-style-asian="normal" style:font-weight-asian="normal" style:font-name-complex="FreeSans1" style:font-size-complex="19.8999996185303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" fo:font-size="17.7000007629395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7.7000007629395pt" style:font-style-asian="normal" style:font-weight-asian="normal" style:font-name-complex="FreeSans1" style:font-size-complex="17.7000007629395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" fo:font-size="15.5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5.5pt" style:font-style-asian="normal" style:font-weight-asian="normal" style:font-name-complex="FreeSans1" style:font-size-complex="15.5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" fo:font-size="13.3000001907349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3.3000001907349pt" style:font-style-asian="normal" style:font-weight-asian="normal" style:font-name-complex="FreeSans1" style:font-size-complex="13.3000001907349pt" style:font-style-complex="normal" style:font-weight-complex="normal"/>
    </style:style>
    <style:style style:name="MT7" style:family="text">
      <style:text-properties fo:font-variant="normal" fo:text-transform="none" fo:color="#5fcbef" style:text-line-through-style="none" style:text-line-through-type="none" style:text-position="0% 100%" style:font-name="Trebuchet MS2" fo:font-size="9.8999996185302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9.89999961853027pt" style:font-style-asian="normal" style:font-weight-asian="normal" style:font-name-complex="DejaVu Sans1" style:font-size-complex="9.89999961853027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font-variant="normal" fo:text-transform="none" fo:color="#5fcbef" style:text-line-through-style="none" style:text-line-through-type="none" style:text-position="0% 100%" style:font-name="Trebuchet MS" fo:font-size="59.5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59.5pt" style:font-style-asian="normal" style:font-weight-asian="normal" style:font-name-complex="FreeSans1" style:font-size-complex="59.5pt" style:font-style-complex="normal" style:font-weight-complex="normal"/>
    </style:style>
    <style:style style:name="MT10" style:family="text">
      <style:text-properties fo:font-variant="normal" fo:text-transform="none" fo:color="#7f7f7f" style:text-line-through-style="none" style:text-line-through-type="none" style:text-position="0% 100%" style:font-name="Trebuchet MS" fo:font-size="19.8999996185303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9.8999996185303pt" style:font-style-asian="normal" style:font-weight-asian="normal" style:font-name-complex="FreeSans1" style:font-size-complex="19.8999996185303pt" style:font-style-complex="normal" style:font-weight-complex="normal"/>
    </style:style>
    <style:style style:name="MT11" style:family="text">
      <style:text-properties fo:font-variant="normal" fo:text-transform="none" fo:color="#5fcbef" style:text-line-through-style="none" style:text-line-through-type="none" style:text-position="0% 100%" style:font-name="Trebuchet MS" fo:font-size="44.0999984741211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44.0999984741211pt" style:font-style-asian="normal" style:font-weight-asian="normal" style:font-name-complex="FreeSans1" style:font-size-complex="44.0999984741211pt" style:font-style-complex="normal" style:font-weight-complex="normal"/>
    </style:style>
    <style:style style:name="MT12" style:family="text">
      <style:text-properties fo:font-variant="normal" fo:text-transform="none" fo:color="#7f7f7f" style:text-line-through-style="none" style:text-line-through-type="none" style:text-position="0% 100%" style:font-name="Trebuchet MS" fo:font-size="22.1000003814697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22.1000003814697pt" style:font-style-asian="normal" style:font-weight-asian="normal" style:font-name-complex="FreeSans1" style:font-size-complex="22.1000003814697pt" style:font-style-complex="normal" style:font-weight-complex="normal"/>
    </style:style>
    <style:style style:name="MT13" style:family="text">
      <style:text-properties fo:font-variant="normal" fo:text-transform="none" fo:color="#404040" style:text-line-through-style="none" style:text-line-through-type="none" style:text-position="0% 100%" style:font-name="Trebuchet MS" fo:font-size="26.5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26.5pt" style:font-style-asian="normal" style:font-weight-asian="normal" style:font-name-complex="FreeSans1" style:font-size-complex="26.5pt" style:font-style-complex="normal" style:font-weight-complex="normal"/>
    </style:style>
    <style:style style:name="MT14" style:family="text">
      <style:text-properties fo:font-variant="normal" fo:text-transform="none" fo:color="#5fcbef" style:text-line-through-style="none" style:text-line-through-type="none" style:text-position="0% 100%" style:font-name="Trebuchet MS" fo:font-size="22.1000003814697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22.1000003814697pt" style:font-style-asian="normal" style:font-weight-asian="normal" style:font-name-complex="FreeSans1" style:font-size-complex="22.1000003814697pt" style:font-style-complex="normal" style:font-weight-complex="normal"/>
    </style:style>
    <style:style style:name="MT15" style:family="text">
      <style:text-properties fo:font-variant="normal" fo:text-transform="none" fo:color="#5fcbef" style:text-line-through-style="none" style:text-line-through-type="none" style:text-position="0% 100%" style:font-name="Trebuchet MS" fo:font-size="26.5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26.5pt" style:font-style-asian="normal" style:font-weight-asian="normal" style:font-name-complex="FreeSans1" style:font-size-complex="26.5pt" style:font-style-complex="normal" style:font-weight-complex="normal"/>
    </style:style>
    <style:style style:name="MT16" style:family="text">
      <style:text-properties fo:font-variant="normal" fo:text-transform="none" fo:color="#5fcbef" style:text-line-through-style="none" style:text-line-through-type="none" style:text-position="0% 100%" style:font-name="Trebuchet MS" fo:font-size="48.5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48.5pt" style:font-style-asian="normal" style:font-weight-asian="normal" style:font-name-complex="FreeSans1" style:font-size-complex="48.5pt" style:font-style-complex="normal" style:font-weight-complex="normal"/>
    </style:style>
    <style:style style:name="MT17" style:family="text">
      <style:text-properties fo:font-variant="normal" fo:text-transform="none" fo:color="#7f7f7f" style:text-line-through-style="none" style:text-line-through-type="none" style:text-position="0% 100%" style:font-name="Trebuchet MS" fo:font-size="17.7000007629395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7.7000007629395pt" style:font-style-asian="normal" style:font-weight-asian="normal" style:font-name-complex="FreeSans1" style:font-size-complex="17.7000007629395pt" style:font-style-complex="normal" style:font-weight-complex="normal"/>
    </style:style>
    <style:style style:name="MT18" style:family="text">
      <style:text-properties fo:font-variant="normal" fo:text-transform="none" fo:color="#9fe0f5" style:text-line-through-style="none" style:text-line-through-type="none" style:text-position="0% 100%" style:font-name="Arial" fo:font-size="88.19999694824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88.1999969482422pt" style:font-style-asian="normal" style:font-weight-asian="normal" style:font-name-complex="FreeSans1" style:font-size-complex="88.19999694824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">
        <style:list-level-properties text:min-label-width="1.05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25cm" text:min-label-width="1.05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45cm" text:min-label-width="1.05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85cm" text:min-label-width="1.05cm"/>
        <style:text-properties fo:font-family="'Wingdings 3'" style:font-charset="x-symbol" fo:color="#5fcbef" fo:font-size="80%"/>
      </text:list-level-style-bullet>
      <text:list-level-style-bullet text:level="5" text:bullet-char="">
        <style:list-level-properties text:space-before="5.25cm" text:min-label-width="1.05cm"/>
        <style:text-properties fo:font-family="'Wingdings 3'" style:font-charset="x-symbol" fo:color="#5fcbef" fo:font-size="80%"/>
      </text:list-level-style-bullet>
      <text:list-level-style-bullet text:level="6" text:bullet-char="">
        <style:list-level-properties text:space-before="5.935cm" text:min-label-width="1.05cm"/>
        <style:text-properties fo:font-family="'Wingdings 3'" style:font-charset="x-symbol" fo:color="#5fcbef" fo:font-size="80%"/>
      </text:list-level-style-bullet>
      <text:list-level-style-bullet text:level="7" text:bullet-char="">
        <style:list-level-properties text:space-before="7.205cm" text:min-label-width="1.05cm"/>
        <style:text-properties fo:font-family="'Wingdings 3'" style:font-charset="x-symbol" fo:color="#5fcbef" fo:font-size="80%"/>
      </text:list-level-style-bullet>
      <text:list-level-style-bullet text:level="8" text:bullet-char="">
        <style:list-level-properties text:space-before="8.475cm" text:min-label-width="1.05cm"/>
        <style:text-properties fo:font-family="'Wingdings 3'" style:font-charset="x-symbol" fo:color="#5fcbef" fo:font-size="80%"/>
      </text:list-level-style-bullet>
      <text:list-level-style-bullet text:level="9" text:bullet-char="">
        <style:list-level-properties text:space-before="9.745cm" text:min-label-width="1.05cm"/>
        <style:text-properties fo:font-family="'Wingdings 3'" style:font-charset="x-symbol" fo:color="#5fcbe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">
        <style:list-level-properties text:space-before="0.175cm" text:min-label-width="0.875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4cm" text:min-label-width="0.875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625cm" text:min-label-width="0.875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4.025cm" text:min-label-width="0.875cm"/>
        <style:text-properties fo:font-family="'Wingdings 3'" style:font-charset="x-symbol" fo:color="#5fcbef" fo:font-size="80%"/>
      </text:list-level-style-bullet>
      <text:list-level-style-bullet text:level="5" text:bullet-char="">
        <style:list-level-properties text:space-before="5.425cm" text:min-label-width="0.875cm"/>
        <style:text-properties fo:font-family="'Wingdings 3'" style:font-charset="x-symbol" fo:color="#5fcbef" fo:font-size="80%"/>
      </text:list-level-style-bullet>
      <text:list-level-style-bullet text:level="6" text:bullet-char="">
        <style:list-level-properties text:space-before="6.11cm" text:min-label-width="0.875cm"/>
        <style:text-properties fo:font-family="'Wingdings 3'" style:font-charset="x-symbol" fo:color="#5fcbef" fo:font-size="80%"/>
      </text:list-level-style-bullet>
      <text:list-level-style-bullet text:level="7" text:bullet-char="">
        <style:list-level-properties text:space-before="7.38cm" text:min-label-width="0.875cm"/>
        <style:text-properties fo:font-family="'Wingdings 3'" style:font-charset="x-symbol" fo:color="#5fcbef" fo:font-size="80%"/>
      </text:list-level-style-bullet>
      <text:list-level-style-bullet text:level="8" text:bullet-char="">
        <style:list-level-properties text:space-before="8.65cm" text:min-label-width="0.875cm"/>
        <style:text-properties fo:font-family="'Wingdings 3'" style:font-charset="x-symbol" fo:color="#5fcbef" fo:font-size="80%"/>
      </text:list-level-style-bullet>
      <text:list-level-style-bullet text:level="9" text:bullet-char="">
        <style:list-level-properties text:space-before="9.92cm" text:min-label-width="0.875cm"/>
        <style:text-properties fo:font-family="'Wingdings 3'" style:font-charset="x-symbol" fo:color="#5fcbe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35cm" text:min-label-width="0.7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575cm" text:min-label-width="0.7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8cm" text:min-label-width="0.7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4.2cm" text:min-label-width="0.7cm"/>
        <style:text-properties fo:font-family="'Wingdings 3'" style:font-charset="x-symbol" fo:color="#5fcbef" fo:font-size="80%"/>
      </text:list-level-style-bullet>
      <text:list-level-style-bullet text:level="5" text:bullet-char="">
        <style:list-level-properties text:space-before="5.6cm" text:min-label-width="0.7cm"/>
        <style:text-properties fo:font-family="'Wingdings 3'" style:font-charset="x-symbol" fo:color="#5fcbef" fo:font-size="80%"/>
      </text:list-level-style-bullet>
      <text:list-level-style-bullet text:level="6" text:bullet-char="">
        <style:list-level-properties text:space-before="6.285cm" text:min-label-width="0.7cm"/>
        <style:text-properties fo:font-family="'Wingdings 3'" style:font-charset="x-symbol" fo:color="#5fcbef" fo:font-size="80%"/>
      </text:list-level-style-bullet>
      <text:list-level-style-bullet text:level="7" text:bullet-char="">
        <style:list-level-properties text:space-before="7.555cm" text:min-label-width="0.7cm"/>
        <style:text-properties fo:font-family="'Wingdings 3'" style:font-charset="x-symbol" fo:color="#5fcbef" fo:font-size="80%"/>
      </text:list-level-style-bullet>
      <text:list-level-style-bullet text:level="8" text:bullet-char="">
        <style:list-level-properties text:space-before="8.825cm" text:min-label-width="0.7cm"/>
        <style:text-properties fo:font-family="'Wingdings 3'" style:font-charset="x-symbol" fo:color="#5fcbef" fo:font-size="80%"/>
      </text:list-level-style-bullet>
      <text:list-level-style-bullet text:level="9" text:bullet-char="">
        <style:list-level-properties text:space-before="10.095cm" text:min-label-width="0.7cm"/>
        <style:text-properties fo:font-family="'Wingdings 3'" style:font-charset="x-symbol" fo:color="#5fcbe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min-label-width="1.05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0.22cm" text:min-label-width="1.05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1.49cm" text:min-label-width="1.05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2.76cm" text:min-label-width="1.05cm"/>
        <style:text-properties fo:font-family="'Wingdings 3'" style:font-charset="x-symbol" fo:color="#5fcbef" fo:font-size="80%"/>
      </text:list-level-style-bullet>
      <text:list-level-style-bullet text:level="5" text:bullet-char="">
        <style:list-level-properties text:space-before="4.03cm" text:min-label-width="1.05cm"/>
        <style:text-properties fo:font-family="'Wingdings 3'" style:font-charset="x-symbol" fo:color="#5fcbef" fo:font-size="80%"/>
      </text:list-level-style-bullet>
      <text:list-level-style-bullet text:level="6" text:bullet-char="">
        <style:list-level-properties text:space-before="5.3cm" text:min-label-width="1.05cm"/>
        <style:text-properties fo:font-family="'Wingdings 3'" style:font-charset="x-symbol" fo:color="#5fcbef" fo:font-size="80%"/>
      </text:list-level-style-bullet>
      <text:list-level-style-bullet text:level="7" text:bullet-char="">
        <style:list-level-properties text:space-before="6.57cm" text:min-label-width="1.05cm"/>
        <style:text-properties fo:font-family="'Wingdings 3'" style:font-charset="x-symbol" fo:color="#5fcbef" fo:font-size="80%"/>
      </text:list-level-style-bullet>
      <text:list-level-style-bullet text:level="8" text:bullet-char="">
        <style:list-level-properties text:space-before="7.84cm" text:min-label-width="1.05cm"/>
        <style:text-properties fo:font-family="'Wingdings 3'" style:font-charset="x-symbol" fo:color="#5fcbef" fo:font-size="80%"/>
      </text:list-level-style-bullet>
      <text:list-level-style-bullet text:level="9" text:bullet-char="">
        <style:list-level-properties text:space-before="9.11cm" text:min-label-width="1.05cm"/>
        <style:text-properties fo:font-family="'Wingdings 3'" style:font-charset="x-symbol" fo:color="#5fcbe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275cm"/>
        <style:text-properties style:use-window-font-color="true" fo:font-size="45%"/>
      </text:list-level-style-number>
      <text:list-level-style-number text:level="3" style:num-format="">
        <style:list-level-properties text:space-before="3.5cm"/>
        <style:text-properties style:use-window-font-color="true" fo:font-size="45%"/>
      </text:list-level-style-number>
      <text:list-level-style-number text:level="4" style:num-format="">
        <style:list-level-properties text:space-before="4.9cm"/>
        <style:text-properties style:use-window-font-color="true" fo:font-size="45%"/>
      </text:list-level-style-number>
      <text:list-level-style-number text:level="5" style:num-format="">
        <style:list-level-properties text:space-before="6.3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Tijdelijke aanduiding voor koptekst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Tijdelijke aanduiding voor datum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Tijdelijke aanduiding voor voettekst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Tijdelijke aanduiding voor dianumm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Facet" style:page-layout-name="PM1" draw:style-name="Mdp1">
      <draw:g draw:name="Group 16">
        <draw:custom-shape draw:name="Freeform 6" draw:style-name="Mgr3" draw:text-style-name="MP1" draw:layer="layout" svg:width="1.4cm" svg:height="8.737cm" svg:x="-0.026cm" svg:y="12.288cm">
          <text:p/>
          <draw:enhanced-geometry svg:viewBox="0 0 457200 2853267" draw:text-areas="?f12 ?f14 ?f13 ?f15" draw:type="non-primitive" draw:enhanced-path="M ?f0 ?f0 L ?f1 ?f2 ?f0 ?f3 C ?f4 ?f5 ?f6 ?f7 ?f0 ?f0 Z N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name="Straight Connector 7" draw:style-name="Mgr4" draw:layer="layout" draw:type="line" svg:x1="15.712cm" svg:y1="20.999cm" svg:x2="28.03cm" svg:y2="12.786cm" svg:d="M15712 20999l12318-8213" svg:viewBox="0 0 12319 8214">
          <text:p/>
        </draw:connector>
        <draw:connector draw:name="Straight Connector 8" draw:style-name="Mgr4" draw:layer="layout" draw:type="line" svg:x1="21.567cm" svg:y1="0cm" svg:x2="25.301cm" svg:y2="20.999cm" svg:d="M21567 0l3734 20999" svg:viewBox="0 0 3735 21000">
          <text:p/>
        </draw:connector>
        <draw:custom-shape draw:name="Freeform 9" draw:style-name="Mgr5" draw:text-style-name="MP1" draw:layer="layout" svg:width="6.95cm" svg:height="21.025cm" svg:x="21.105cm" svg:y="0cm">
          <text:p/>
          <draw:enhanced-geometry svg:viewBox="0 0 2269442 6866466" draw:text-areas="?f16 ?f18 ?f17 ?f19" draw:type="non-primitive" draw:enhanced-path="M ?f3 ?f0 L ?f0 ?f4 ?f5 ?f2 C ?f6 ?f7 ?f8 ?f9 ?f10 ?f11 L ?f3 ?f0 Z N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draw:name="Freeform 10" draw:style-name="Mgr6" draw:text-style-name="MP1" draw:layer="layout" svg:width="5.966cm" svg:height="21.025cm" svg:x="22.064cm" svg:y="-0.026cm">
          <text:p/>
          <draw:enhanced-geometry svg:viewBox="0 0 1948147 6866467" draw:text-areas="?f13 ?f15 ?f14 ?f16" draw:type="non-primitive" draw:enhanced-path="M ?f0 ?f0 L ?f3 ?f2 ?f4 ?f2 C ?f5 ?f6 ?f7 ?f8 ?f4 ?f0 L ?f0 ?f0 Z N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1" draw:style-name="Mgr7" draw:text-style-name="MP1" draw:layer="layout" svg:width="7.697cm" svg:height="8.996cm" svg:x="20.327cm" svg:y="12.003cm">
          <text:p/>
          <draw:enhanced-geometry svg:viewBox="0 0 3259667 3810000" draw:text-areas="?f12 ?f14 ?f13 ?f15" draw:type="non-primitive" draw:enhanced-path="M ?f0 ?f2 L ?f3 ?f0 C ?f4 ?f5 ?f6 ?f7 ?f1 ?f2 L ?f0 ?f2 Z N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draw:name="Freeform 12" draw:style-name="Mgr8" draw:text-style-name="MP1" draw:layer="layout" svg:width="6.562cm" svg:height="21.025cm" svg:x="21.468cm" svg:y="-0.026cm">
          <text:p/>
          <draw:enhanced-geometry svg:viewBox="0 0 2853267 6866467" draw:text-areas="?f9 ?f11 ?f10 ?f12" draw:type="non-primitive" draw:enhanced-path="M ?f0 ?f0 L ?f3 ?f2 ?f1 ?f4 ?f1 ?f0 ?f0 ?f0 Z N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draw:name="Freeform 13" draw:style-name="Mgr9" draw:text-style-name="MP1" draw:layer="layout" svg:width="2.626cm" svg:height="21.025cm" svg:x="25.404cm" svg:y="-0.026cm">
          <text:p/>
          <draw:enhanced-geometry svg:viewBox="0 0 1286933 6866467" draw:text-areas="?f13 ?f15 ?f14 ?f16" draw:type="non-primitive" draw:enhanced-path="M ?f3 ?f0 L ?f0 ?f2 ?f1 ?f2 C ?f4 ?f5 ?f6 ?f7 ?f8 ?f0 L ?f3 ?f0 Z N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4" draw:style-name="Mgr10" draw:text-style-name="MP1" draw:layer="layout" svg:width="3.267cm" svg:height="21.025cm" svg:x="24.787cm" svg:y="-0.026cm">
          <text:p/>
          <draw:enhanced-geometry svg:viewBox="0 0 1270244 6866467" draw:text-areas="?f14 ?f16 ?f15 ?f17" draw:type="non-primitive" draw:enhanced-path="M ?f0 ?f0 L ?f3 ?f2 ?f4 ?f2 C ?f5 ?f6 ?f7 ?f8 ?f9 ?f0 L ?f0 ?f0 Z N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draw:name="Freeform 15" draw:style-name="Mgr7" draw:text-style-name="MP1" draw:layer="layout" svg:width="3.35cm" svg:height="6.015cm" svg:x="24.709cm" svg:y="14.985cm">
          <text:p/>
          <draw:enhanced-geometry svg:viewBox="0 0 1820333 3268133" draw:text-areas="?f13 ?f15 ?f14 ?f16" draw:type="non-primitive" draw:enhanced-path="M ?f0 ?f2 L ?f3 ?f0 C ?f4 ?f5 ?f6 ?f7 ?f1 ?f8 L ?f0 ?f2 Z N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name="Title Placeholder 1" presentation:style-name="Mpr1" draw:text-style-name="MP4" draw:layer="backgroundobjects" svg:width="19.439cm" svg:height="4.044cm" svg:x="1.867cm" svg:y="1.867cm" presentation:class="title">
        <draw:text-box>
          <text:p text:style-name="MP3"><text:span text:style-name="MT2">Klik om de stijl te bewerken</text:span></text:p>
        </draw:text-box>
      </draw:frame>
      <draw:frame draw:name="Text Placeholder 2" presentation:style-name="Mpr2" draw:text-style-name="MP4" draw:layer="backgroundobjects" svg:width="19.439cm" svg:height="11.883cm" svg:x="1.867cm" svg:y="6.616cm" presentation:class="outline">
        <draw:text-box>
          <text:list text:style-name="ML2">
            <text:list-item>
              <text:p text:style-name="MP5"><text:span text:style-name="MT3">Klik om de modelstijlen te bewerk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Tweed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erde niveau</text:span></text:p>
                      <text:list>
                        <text:list-item>
                          <text:p text:style-name="MP8"><text:span text:style-name="MT6">Vierde niveau</text:span></text:p>
                          <text:list>
                            <text:list-item>
                              <text:p text:style-name="MP9"><text:span text:style-name="MT6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2.095cm" svg:height="1.118cm" svg:x="16.553cm" svg:y="18.499cm" presentation:class="date-time">
        <draw:text-box>
          <text:p/>
        </draw:text-box>
      </draw:frame>
      <draw:frame draw:name="Footer Placeholder 4" presentation:style-name="Mpr3" draw:text-style-name="MP4" draw:layer="backgroundobjects" svg:width="14.157cm" svg:height="1.118cm" svg:x="1.867cm" svg:y="18.499cm" presentation:class="footer">
        <draw:text-box>
          <text:p/>
        </draw:text-box>
      </draw:frame>
      <draw:frame draw:name="Slide Number Placeholder 5" presentation:style-name="Mpr3" draw:text-style-name="MP4" draw:layer="backgroundobjects" svg:width="1.57cm" svg:height="1.118cm" svg:x="19.736cm" svg:y="18.499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Tijdelijke aanduiding voor dia-afbeelding 1" presentation:style-name="Master1-Facet-title" draw:layer="backgroundobjects" svg:width="14.848cm" svg:height="11.136cm" svg:x="3.075cm" svg:y="2.257cm" presentation:class="page"/>
        <draw:frame draw:name="Tijdelijke aanduiding voor notities 2" presentation:style-name="Mpr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Titeldia" style:page-layout-name="PM1" draw:style-name="Mdp1">
      <draw:g draw:name="Group 16">
        <draw:custom-shape draw:name="Freeform 6" draw:style-name="Mgr3" draw:text-style-name="MP1" draw:layer="Master1-bg" svg:width="1.4cm" svg:height="8.737cm" svg:x="-0.026cm" svg:y="12.288cm">
          <text:p/>
          <draw:enhanced-geometry svg:viewBox="0 0 457200 2853267" draw:text-areas="?f12 ?f14 ?f13 ?f15" draw:type="non-primitive" draw:enhanced-path="M ?f0 ?f0 L ?f1 ?f2 ?f0 ?f3 C ?f4 ?f5 ?f6 ?f7 ?f0 ?f0 Z N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name="Straight Connector 7" draw:style-name="Mgr4" draw:layer="Master1-bg" draw:type="line" svg:x1="15.712cm" svg:y1="20.999cm" svg:x2="28.03cm" svg:y2="12.786cm" svg:d="M15712 20999l12318-8213" svg:viewBox="0 0 12319 8214">
          <text:p/>
        </draw:connector>
        <draw:connector draw:name="Straight Connector 8" draw:style-name="Mgr4" draw:layer="Master1-bg" draw:type="line" svg:x1="21.567cm" svg:y1="0cm" svg:x2="25.301cm" svg:y2="20.999cm" svg:d="M21567 0l3734 20999" svg:viewBox="0 0 3735 21000">
          <text:p/>
        </draw:connector>
        <draw:custom-shape draw:name="Freeform 9" draw:style-name="Mgr5" draw:text-style-name="MP1" draw:layer="Master1-bg" svg:width="6.95cm" svg:height="21.025cm" svg:x="21.105cm" svg:y="0cm">
          <text:p/>
          <draw:enhanced-geometry svg:viewBox="0 0 2269442 6866466" draw:text-areas="?f16 ?f18 ?f17 ?f19" draw:type="non-primitive" draw:enhanced-path="M ?f3 ?f0 L ?f0 ?f4 ?f5 ?f2 C ?f6 ?f7 ?f8 ?f9 ?f10 ?f11 L ?f3 ?f0 Z N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draw:name="Freeform 10" draw:style-name="Mgr6" draw:text-style-name="MP1" draw:layer="Master1-bg" svg:width="5.966cm" svg:height="21.025cm" svg:x="22.064cm" svg:y="-0.026cm">
          <text:p/>
          <draw:enhanced-geometry svg:viewBox="0 0 1948147 6866467" draw:text-areas="?f13 ?f15 ?f14 ?f16" draw:type="non-primitive" draw:enhanced-path="M ?f0 ?f0 L ?f3 ?f2 ?f4 ?f2 C ?f5 ?f6 ?f7 ?f8 ?f4 ?f0 L ?f0 ?f0 Z N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1" draw:style-name="Mgr7" draw:text-style-name="MP1" draw:layer="Master1-bg" svg:width="7.697cm" svg:height="8.996cm" svg:x="20.327cm" svg:y="12.003cm">
          <text:p/>
          <draw:enhanced-geometry svg:viewBox="0 0 3259667 3810000" draw:text-areas="?f12 ?f14 ?f13 ?f15" draw:type="non-primitive" draw:enhanced-path="M ?f0 ?f2 L ?f3 ?f0 C ?f4 ?f5 ?f6 ?f7 ?f1 ?f2 L ?f0 ?f2 Z N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draw:name="Freeform 12" draw:style-name="Mgr8" draw:text-style-name="MP1" draw:layer="Master1-bg" svg:width="6.562cm" svg:height="21.025cm" svg:x="21.468cm" svg:y="-0.026cm">
          <text:p/>
          <draw:enhanced-geometry svg:viewBox="0 0 2853267 6866467" draw:text-areas="?f9 ?f11 ?f10 ?f12" draw:type="non-primitive" draw:enhanced-path="M ?f0 ?f0 L ?f3 ?f2 ?f1 ?f4 ?f1 ?f0 ?f0 ?f0 Z N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draw:name="Freeform 13" draw:style-name="Mgr9" draw:text-style-name="MP1" draw:layer="Master1-bg" svg:width="2.626cm" svg:height="21.025cm" svg:x="25.404cm" svg:y="-0.026cm">
          <text:p/>
          <draw:enhanced-geometry svg:viewBox="0 0 1286933 6866467" draw:text-areas="?f13 ?f15 ?f14 ?f16" draw:type="non-primitive" draw:enhanced-path="M ?f3 ?f0 L ?f0 ?f2 ?f1 ?f2 C ?f4 ?f5 ?f6 ?f7 ?f8 ?f0 L ?f3 ?f0 Z N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4" draw:style-name="Mgr10" draw:text-style-name="MP1" draw:layer="Master1-bg" svg:width="3.267cm" svg:height="21.025cm" svg:x="24.787cm" svg:y="-0.026cm">
          <text:p/>
          <draw:enhanced-geometry svg:viewBox="0 0 1270244 6866467" draw:text-areas="?f14 ?f16 ?f15 ?f17" draw:type="non-primitive" draw:enhanced-path="M ?f0 ?f0 L ?f3 ?f2 ?f4 ?f2 C ?f5 ?f6 ?f7 ?f8 ?f9 ?f0 L ?f0 ?f0 Z N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draw:name="Freeform 15" draw:style-name="Mgr7" draw:text-style-name="MP1" draw:layer="Master1-bg" svg:width="3.35cm" svg:height="6.015cm" svg:x="24.709cm" svg:y="14.985cm">
          <text:p/>
          <draw:enhanced-geometry svg:viewBox="0 0 1820333 3268133" draw:text-areas="?f13 ?f15 ?f14 ?f16" draw:type="non-primitive" draw:enhanced-path="M ?f0 ?f2 L ?f3 ?f0 C ?f4 ?f5 ?f6 ?f7 ?f1 ?f8 L ?f0 ?f2 Z N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g draw:name="Group 6">
        <draw:connector draw:name="Straight Connector 27" draw:style-name="Mgr4" draw:layer="layout" draw:type="line" svg:x1="15.712cm" svg:y1="20.999cm" svg:x2="28.03cm" svg:y2="12.786cm" svg:d="M15712 20999l12318-8213" svg:viewBox="0 0 12319 8214">
          <text:p/>
        </draw:connector>
        <draw:connector draw:name="Straight Connector 28" draw:style-name="Mgr4" draw:layer="layout" draw:type="line" svg:x1="21.567cm" svg:y1="0cm" svg:x2="25.301cm" svg:y2="20.999cm" svg:d="M21567 0l3734 20999" svg:viewBox="0 0 3735 21000">
          <text:p/>
        </draw:connector>
        <draw:custom-shape draw:name="Freeform 29" draw:style-name="Mgr5" draw:text-style-name="MP1" draw:layer="layout" svg:width="6.95cm" svg:height="21.025cm" svg:x="21.105cm" svg:y="0cm">
          <text:p/>
          <draw:enhanced-geometry svg:viewBox="0 0 2269442 6866466" draw:text-areas="?f16 ?f18 ?f17 ?f19" draw:type="non-primitive" draw:enhanced-path="M ?f3 ?f0 L ?f0 ?f4 ?f5 ?f2 C ?f6 ?f7 ?f8 ?f9 ?f10 ?f11 L ?f3 ?f0 Z N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draw:name="Freeform 30" draw:style-name="Mgr6" draw:text-style-name="MP1" draw:layer="layout" svg:width="5.966cm" svg:height="21.025cm" svg:x="22.064cm" svg:y="-0.026cm">
          <text:p/>
          <draw:enhanced-geometry svg:viewBox="0 0 1948147 6866467" draw:text-areas="?f13 ?f15 ?f14 ?f16" draw:type="non-primitive" draw:enhanced-path="M ?f0 ?f0 L ?f3 ?f2 ?f4 ?f2 C ?f5 ?f6 ?f7 ?f8 ?f4 ?f0 L ?f0 ?f0 Z N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31" draw:style-name="Mgr7" draw:text-style-name="MP1" draw:layer="layout" svg:width="7.697cm" svg:height="8.996cm" svg:x="20.327cm" svg:y="12.003cm">
          <text:p/>
          <draw:enhanced-geometry svg:viewBox="0 0 3259667 3810000" draw:text-areas="?f12 ?f14 ?f13 ?f15" draw:type="non-primitive" draw:enhanced-path="M ?f0 ?f2 L ?f3 ?f0 C ?f4 ?f5 ?f6 ?f7 ?f1 ?f2 L ?f0 ?f2 Z N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draw:name="Freeform 32" draw:style-name="Mgr8" draw:text-style-name="MP1" draw:layer="layout" svg:width="6.562cm" svg:height="21.025cm" svg:x="21.468cm" svg:y="-0.026cm">
          <text:p/>
          <draw:enhanced-geometry svg:viewBox="0 0 2853267 6866467" draw:text-areas="?f9 ?f11 ?f10 ?f12" draw:type="non-primitive" draw:enhanced-path="M ?f0 ?f0 L ?f3 ?f2 ?f1 ?f4 ?f1 ?f0 ?f0 ?f0 Z N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draw:name="Freeform 33" draw:style-name="Mgr9" draw:text-style-name="MP1" draw:layer="layout" svg:width="2.626cm" svg:height="21.025cm" svg:x="25.404cm" svg:y="-0.026cm">
          <text:p/>
          <draw:enhanced-geometry svg:viewBox="0 0 1286933 6866467" draw:text-areas="?f13 ?f15 ?f14 ?f16" draw:type="non-primitive" draw:enhanced-path="M ?f3 ?f0 L ?f0 ?f2 ?f1 ?f2 C ?f4 ?f5 ?f6 ?f7 ?f8 ?f0 L ?f3 ?f0 Z N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34" draw:style-name="Mgr10" draw:text-style-name="MP1" draw:layer="layout" svg:width="3.267cm" svg:height="21.025cm" svg:x="24.787cm" svg:y="-0.026cm">
          <text:p/>
          <draw:enhanced-geometry svg:viewBox="0 0 1270244 6866467" draw:text-areas="?f14 ?f16 ?f15 ?f17" draw:type="non-primitive" draw:enhanced-path="M ?f0 ?f0 L ?f3 ?f2 ?f4 ?f2 C ?f5 ?f6 ?f7 ?f8 ?f9 ?f0 L ?f0 ?f0 Z N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draw:name="Freeform 35" draw:style-name="Mgr7" draw:text-style-name="MP1" draw:layer="layout" svg:width="3.35cm" svg:height="6.015cm" svg:x="24.709cm" svg:y="14.985cm">
          <text:p/>
          <draw:enhanced-geometry svg:viewBox="0 0 1820333 3268133" draw:text-areas="?f13 ?f15 ?f14 ?f16" draw:type="non-primitive" draw:enhanced-path="M ?f0 ?f2 L ?f3 ?f0 C ?f4 ?f5 ?f6 ?f7 ?f1 ?f8 L ?f0 ?f2 Z N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7" draw:style-name="Mgr11" draw:text-style-name="MP1" draw:layer="layout" svg:width="2.645cm" svg:height="17.447cm" svg:x="-0.026cm" svg:y="-0.026cm">
          <text:p/>
          <draw:enhanced-geometry svg:viewBox="0 0 863600 5698067" draw:text-areas="?f9 ?f11 ?f10 ?f12" draw:type="non-primitive" draw:enhanced-path="M ?f0 ?f3 L ?f1 ?f0 ?f1 ?f4 ?f0 ?f2 ?f0 ?f3 Z N">
            <draw:equation draw:name="f0" draw:formula="0"/>
            <draw:equation draw:name="f1" draw:formula="863600"/>
            <draw:equation draw:name="f2" draw:formula="5698067"/>
            <draw:equation draw:name="f3" draw:formula="8467"/>
            <draw:equation draw:name="f4" draw:formula="16934"/>
            <draw:equation draw:name="f5" draw:formula="?f2 - ?f0"/>
            <draw:equation draw:name="f6" draw:formula="?f1 - ?f0"/>
            <draw:equation draw:name="f7" draw:formula="?f6 / 863600"/>
            <draw:equation draw:name="f8" draw:formula="?f5 / 56980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</draw:g>
      <draw:frame draw:name="Title 1" presentation:style-name="Mpr7" draw:text-style-name="MP4" draw:layer="backgroundobjects" svg:width="17.843cm" svg:height="5.041cm" svg:x="3.462cm" svg:y="7.363cm" presentation:class="title">
        <draw:text-box>
          <text:p text:style-name="MP10"><text:span text:style-name="MT9">Klik om de stijl te bewerken</text:span></text:p>
        </draw:text-box>
      </draw:frame>
      <draw:frame draw:name="Subtitle 2" presentation:style-name="Mpr8" draw:text-style-name="MP4" draw:layer="backgroundobjects" svg:width="17.843cm" svg:height="3.359cm" svg:x="3.462cm" svg:y="12.404cm" presentation:class="subtitle">
        <draw:text-box>
          <text:p text:style-name="MP11"><text:span text:style-name="MT10">Klik om de ondertitelstijl van het model te bewerken</text:span></text:p>
        </draw:text-box>
      </draw:frame>
      <draw:frame draw:name="Date Placeholder 3" presentation:style-name="Mpr9" draw:text-style-name="MP4" draw:layer="backgroundobjects" svg:width="2.095cm" svg:height="1.118cm" svg:x="16.553cm" svg:y="18.499cm" presentation:class="date-time">
        <draw:text-box>
          <text:p/>
        </draw:text-box>
      </draw:frame>
      <draw:frame draw:name="Footer Placeholder 4" presentation:style-name="Mpr9" draw:text-style-name="MP4" draw:layer="backgroundobjects" svg:width="14.157cm" svg:height="1.118cm" svg:x="1.867cm" svg:y="18.499cm" presentation:class="footer">
        <draw:text-box>
          <text:p/>
        </draw:text-box>
      </draw:frame>
      <draw:frame draw:name="Slide Number Placeholder 5" presentation:style-name="Mpr9" draw:text-style-name="MP4" draw:layer="backgroundobjects" svg:width="1.57cm" svg:height="1.118cm" svg:x="19.736cm" svg:y="18.499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Tijdelijke aanduiding voor dia-afbeelding 1" presentation:style-name="Master1-Layout1-title-Titeldia-title" draw:layer="backgroundobjects" svg:width="14.848cm" svg:height="11.136cm" svg:x="3.075cm" svg:y="2.257cm" presentation:class="page"/>
        <draw:frame draw:name="Tijdelijke aanduiding voor notities 2" presentation:style-name="Mpr1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itel-en-object" style:page-layout-name="PM1" draw:style-name="Mdp1">
      <draw:g draw:name="Group 16">
        <draw:custom-shape draw:name="Freeform 6" draw:style-name="Mgr3" draw:text-style-name="MP1" draw:layer="Master1-bg" svg:width="1.4cm" svg:height="8.737cm" svg:x="-0.026cm" svg:y="12.288cm">
          <text:p/>
          <draw:enhanced-geometry svg:viewBox="0 0 457200 2853267" draw:text-areas="?f12 ?f14 ?f13 ?f15" draw:type="non-primitive" draw:enhanced-path="M ?f0 ?f0 L ?f1 ?f2 ?f0 ?f3 C ?f4 ?f5 ?f6 ?f7 ?f0 ?f0 Z N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name="Straight Connector 7" draw:style-name="Mgr4" draw:layer="Master1-bg" draw:type="line" svg:x1="15.712cm" svg:y1="20.999cm" svg:x2="28.03cm" svg:y2="12.786cm" svg:d="M15712 20999l12318-8213" svg:viewBox="0 0 12319 8214">
          <text:p/>
        </draw:connector>
        <draw:connector draw:name="Straight Connector 8" draw:style-name="Mgr4" draw:layer="Master1-bg" draw:type="line" svg:x1="21.567cm" svg:y1="0cm" svg:x2="25.301cm" svg:y2="20.999cm" svg:d="M21567 0l3734 20999" svg:viewBox="0 0 3735 21000">
          <text:p/>
        </draw:connector>
        <draw:custom-shape draw:name="Freeform 9" draw:style-name="Mgr5" draw:text-style-name="MP1" draw:layer="Master1-bg" svg:width="6.95cm" svg:height="21.025cm" svg:x="21.105cm" svg:y="0cm">
          <text:p/>
          <draw:enhanced-geometry svg:viewBox="0 0 2269442 6866466" draw:text-areas="?f16 ?f18 ?f17 ?f19" draw:type="non-primitive" draw:enhanced-path="M ?f3 ?f0 L ?f0 ?f4 ?f5 ?f2 C ?f6 ?f7 ?f8 ?f9 ?f10 ?f11 L ?f3 ?f0 Z N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draw:name="Freeform 10" draw:style-name="Mgr6" draw:text-style-name="MP1" draw:layer="Master1-bg" svg:width="5.966cm" svg:height="21.025cm" svg:x="22.064cm" svg:y="-0.026cm">
          <text:p/>
          <draw:enhanced-geometry svg:viewBox="0 0 1948147 6866467" draw:text-areas="?f13 ?f15 ?f14 ?f16" draw:type="non-primitive" draw:enhanced-path="M ?f0 ?f0 L ?f3 ?f2 ?f4 ?f2 C ?f5 ?f6 ?f7 ?f8 ?f4 ?f0 L ?f0 ?f0 Z N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1" draw:style-name="Mgr7" draw:text-style-name="MP1" draw:layer="Master1-bg" svg:width="7.697cm" svg:height="8.996cm" svg:x="20.327cm" svg:y="12.003cm">
          <text:p/>
          <draw:enhanced-geometry svg:viewBox="0 0 3259667 3810000" draw:text-areas="?f12 ?f14 ?f13 ?f15" draw:type="non-primitive" draw:enhanced-path="M ?f0 ?f2 L ?f3 ?f0 C ?f4 ?f5 ?f6 ?f7 ?f1 ?f2 L ?f0 ?f2 Z N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draw:name="Freeform 12" draw:style-name="Mgr8" draw:text-style-name="MP1" draw:layer="Master1-bg" svg:width="6.562cm" svg:height="21.025cm" svg:x="21.468cm" svg:y="-0.026cm">
          <text:p/>
          <draw:enhanced-geometry svg:viewBox="0 0 2853267 6866467" draw:text-areas="?f9 ?f11 ?f10 ?f12" draw:type="non-primitive" draw:enhanced-path="M ?f0 ?f0 L ?f3 ?f2 ?f1 ?f4 ?f1 ?f0 ?f0 ?f0 Z N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draw:name="Freeform 13" draw:style-name="Mgr9" draw:text-style-name="MP1" draw:layer="Master1-bg" svg:width="2.626cm" svg:height="21.025cm" svg:x="25.404cm" svg:y="-0.026cm">
          <text:p/>
          <draw:enhanced-geometry svg:viewBox="0 0 1286933 6866467" draw:text-areas="?f13 ?f15 ?f14 ?f16" draw:type="non-primitive" draw:enhanced-path="M ?f3 ?f0 L ?f0 ?f2 ?f1 ?f2 C ?f4 ?f5 ?f6 ?f7 ?f8 ?f0 L ?f3 ?f0 Z N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4" draw:style-name="Mgr10" draw:text-style-name="MP1" draw:layer="Master1-bg" svg:width="3.267cm" svg:height="21.025cm" svg:x="24.787cm" svg:y="-0.026cm">
          <text:p/>
          <draw:enhanced-geometry svg:viewBox="0 0 1270244 6866467" draw:text-areas="?f14 ?f16 ?f15 ?f17" draw:type="non-primitive" draw:enhanced-path="M ?f0 ?f0 L ?f3 ?f2 ?f4 ?f2 C ?f5 ?f6 ?f7 ?f8 ?f9 ?f0 L ?f0 ?f0 Z N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draw:name="Freeform 15" draw:style-name="Mgr7" draw:text-style-name="MP1" draw:layer="Master1-bg" svg:width="3.35cm" svg:height="6.015cm" svg:x="24.709cm" svg:y="14.985cm">
          <text:p/>
          <draw:enhanced-geometry svg:viewBox="0 0 1820333 3268133" draw:text-areas="?f13 ?f15 ?f14 ?f16" draw:type="non-primitive" draw:enhanced-path="M ?f0 ?f2 L ?f3 ?f0 C ?f4 ?f5 ?f6 ?f7 ?f1 ?f8 L ?f0 ?f2 Z N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name="Title 1" presentation:style-name="Mpr13" draw:text-style-name="MP4" draw:layer="backgroundobjects" svg:width="19.439cm" svg:height="4.044cm" svg:x="1.867cm" svg:y="1.867cm" presentation:class="title">
        <draw:text-box>
          <text:p text:style-name="MP3"><text:span text:style-name="MT2">Klik om de stijl te bewerken</text:span></text:p>
        </draw:text-box>
      </draw:frame>
      <draw:frame draw:name="Content Placeholder 2" presentation:style-name="Mpr13" draw:text-style-name="MP4" draw:layer="backgroundobjects" svg:width="19.439cm" svg:height="11.883cm" svg:x="1.867cm" svg:y="6.616cm" presentation:class="title">
        <draw:text-box>
          <text:list text:style-name="ML6">
            <text:list-item>
              <text:p text:style-name="MP5"><text:span text:style-name="MT3">Klik om de modelstijlen te bewerken</text:span><text:span text:style-name="MT3"><text:line-break/></text:span><text:span text:style-name="MT3">Tweede niveau</text:span><text:span text:style-name="MT3"><text:line-break/></text:span><text:span text:style-name="MT3">Derde niveau</text:span><text:span text:style-name="MT3"><text:line-break/></text:span><text:span text:style-name="MT3">Vierde niveau</text:span><text:span text:style-name="MT3"><text:line-break/></text:span><text:span text:style-name="MT3">Vijfde niveau</text:span></text:p>
            </text:list-item>
          </text:list>
        </draw:text-box>
      </draw:frame>
      <draw:frame draw:name="Date Placeholder 3" presentation:style-name="Mpr14" draw:text-style-name="MP4" draw:layer="backgroundobjects" svg:width="2.095cm" svg:height="1.118cm" svg:x="16.553cm" svg:y="18.499cm" presentation:class="date-time">
        <draw:text-box>
          <text:p/>
        </draw:text-box>
      </draw:frame>
      <draw:frame draw:name="Footer Placeholder 4" presentation:style-name="Mpr14" draw:text-style-name="MP4" draw:layer="backgroundobjects" svg:width="14.157cm" svg:height="1.118cm" svg:x="1.867cm" svg:y="18.499cm" presentation:class="footer">
        <draw:text-box>
          <text:p/>
        </draw:text-box>
      </draw:frame>
      <draw:frame draw:name="Slide Number Placeholder 5" presentation:style-name="Mpr14" draw:text-style-name="MP4" draw:layer="backgroundobjects" svg:width="1.57cm" svg:height="1.118cm" svg:x="19.736cm" svg:y="18.499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Tijdelijke aanduiding voor dia-afbeelding 1" presentation:style-name="Master1-Layout2-obj-Titel-en-object-title" draw:layer="backgroundobjects" svg:width="14.848cm" svg:height="11.136cm" svg:x="3.075cm" svg:y="2.257cm" presentation:class="page"/>
        <draw:frame draw:name="Tijdelijke aanduiding voor notities 2" presentation:style-name="Mpr1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7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Sectiekop" style:page-layout-name="PM1" draw:style-name="Mdp1">
      <draw:g draw:name="Group 16">
        <draw:custom-shape draw:name="Freeform 6" draw:style-name="Mgr3" draw:text-style-name="MP1" draw:layer="Master1-bg" svg:width="1.4cm" svg:height="8.737cm" svg:x="-0.026cm" svg:y="12.288cm">
          <text:p/>
          <draw:enhanced-geometry svg:viewBox="0 0 457200 2853267" draw:text-areas="?f12 ?f14 ?f13 ?f15" draw:type="non-primitive" draw:enhanced-path="M ?f0 ?f0 L ?f1 ?f2 ?f0 ?f3 C ?f4 ?f5 ?f6 ?f7 ?f0 ?f0 Z N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name="Straight Connector 7" draw:style-name="Mgr4" draw:layer="Master1-bg" draw:type="line" svg:x1="15.712cm" svg:y1="20.999cm" svg:x2="28.03cm" svg:y2="12.786cm" svg:d="M15712 20999l12318-8213" svg:viewBox="0 0 12319 8214">
          <text:p/>
        </draw:connector>
        <draw:connector draw:name="Straight Connector 8" draw:style-name="Mgr4" draw:layer="Master1-bg" draw:type="line" svg:x1="21.567cm" svg:y1="0cm" svg:x2="25.301cm" svg:y2="20.999cm" svg:d="M21567 0l3734 20999" svg:viewBox="0 0 3735 21000">
          <text:p/>
        </draw:connector>
        <draw:custom-shape draw:name="Freeform 9" draw:style-name="Mgr5" draw:text-style-name="MP1" draw:layer="Master1-bg" svg:width="6.95cm" svg:height="21.025cm" svg:x="21.105cm" svg:y="0cm">
          <text:p/>
          <draw:enhanced-geometry svg:viewBox="0 0 2269442 6866466" draw:text-areas="?f16 ?f18 ?f17 ?f19" draw:type="non-primitive" draw:enhanced-path="M ?f3 ?f0 L ?f0 ?f4 ?f5 ?f2 C ?f6 ?f7 ?f8 ?f9 ?f10 ?f11 L ?f3 ?f0 Z N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draw:name="Freeform 10" draw:style-name="Mgr6" draw:text-style-name="MP1" draw:layer="Master1-bg" svg:width="5.966cm" svg:height="21.025cm" svg:x="22.064cm" svg:y="-0.026cm">
          <text:p/>
          <draw:enhanced-geometry svg:viewBox="0 0 1948147 6866467" draw:text-areas="?f13 ?f15 ?f14 ?f16" draw:type="non-primitive" draw:enhanced-path="M ?f0 ?f0 L ?f3 ?f2 ?f4 ?f2 C ?f5 ?f6 ?f7 ?f8 ?f4 ?f0 L ?f0 ?f0 Z N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1" draw:style-name="Mgr7" draw:text-style-name="MP1" draw:layer="Master1-bg" svg:width="7.697cm" svg:height="8.996cm" svg:x="20.327cm" svg:y="12.003cm">
          <text:p/>
          <draw:enhanced-geometry svg:viewBox="0 0 3259667 3810000" draw:text-areas="?f12 ?f14 ?f13 ?f15" draw:type="non-primitive" draw:enhanced-path="M ?f0 ?f2 L ?f3 ?f0 C ?f4 ?f5 ?f6 ?f7 ?f1 ?f2 L ?f0 ?f2 Z N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draw:name="Freeform 12" draw:style-name="Mgr8" draw:text-style-name="MP1" draw:layer="Master1-bg" svg:width="6.562cm" svg:height="21.025cm" svg:x="21.468cm" svg:y="-0.026cm">
          <text:p/>
          <draw:enhanced-geometry svg:viewBox="0 0 2853267 6866467" draw:text-areas="?f9 ?f11 ?f10 ?f12" draw:type="non-primitive" draw:enhanced-path="M ?f0 ?f0 L ?f3 ?f2 ?f1 ?f4 ?f1 ?f0 ?f0 ?f0 Z N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draw:name="Freeform 13" draw:style-name="Mgr9" draw:text-style-name="MP1" draw:layer="Master1-bg" svg:width="2.626cm" svg:height="21.025cm" svg:x="25.404cm" svg:y="-0.026cm">
          <text:p/>
          <draw:enhanced-geometry svg:viewBox="0 0 1286933 6866467" draw:text-areas="?f13 ?f15 ?f14 ?f16" draw:type="non-primitive" draw:enhanced-path="M ?f3 ?f0 L ?f0 ?f2 ?f1 ?f2 C ?f4 ?f5 ?f6 ?f7 ?f8 ?f0 L ?f3 ?f0 Z N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4" draw:style-name="Mgr10" draw:text-style-name="MP1" draw:layer="Master1-bg" svg:width="3.267cm" svg:height="21.025cm" svg:x="24.787cm" svg:y="-0.026cm">
          <text:p/>
          <draw:enhanced-geometry svg:viewBox="0 0 1270244 6866467" draw:text-areas="?f14 ?f16 ?f15 ?f17" draw:type="non-primitive" draw:enhanced-path="M ?f0 ?f0 L ?f3 ?f2 ?f4 ?f2 C ?f5 ?f6 ?f7 ?f8 ?f9 ?f0 L ?f0 ?f0 Z N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draw:name="Freeform 15" draw:style-name="Mgr7" draw:text-style-name="MP1" draw:layer="Master1-bg" svg:width="3.35cm" svg:height="6.015cm" svg:x="24.709cm" svg:y="14.985cm">
          <text:p/>
          <draw:enhanced-geometry svg:viewBox="0 0 1820333 3268133" draw:text-areas="?f13 ?f15 ?f14 ?f16" draw:type="non-primitive" draw:enhanced-path="M ?f0 ?f2 L ?f3 ?f0 C ?f4 ?f5 ?f6 ?f7 ?f1 ?f8 L ?f0 ?f2 Z N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name="Title 1" presentation:style-name="Mpr18" draw:text-style-name="MP4" draw:layer="backgroundobjects" svg:width="19.439cm" svg:height="5.593cm" svg:x="1.867cm" svg:y="8.27cm" presentation:class="title">
        <draw:text-box>
          <text:p text:style-name="MP3"><text:span text:style-name="MT11">Klik om de stijl te bewerken</text:span></text:p>
        </draw:text-box>
      </draw:frame>
      <draw:frame draw:name="Text Placeholder 2" presentation:style-name="Mpr19" draw:text-style-name="MP4" draw:layer="backgroundobjects" svg:width="19.439cm" svg:height="2.635cm" svg:x="1.867cm" svg:y="13.863cm" presentation:class="outline">
        <draw:text-box>
          <text:list text:style-name="ML7">
            <text:list-item>
              <text:p text:style-name="MP12"><text:span text:style-name="MT12">Klik om de modelstijlen te bewerken</text:span></text:p>
            </text:list-item>
          </text:list>
        </draw:text-box>
      </draw:frame>
      <draw:frame draw:name="Date Placeholder 3" presentation:style-name="Mpr20" draw:text-style-name="MP4" draw:layer="backgroundobjects" svg:width="2.095cm" svg:height="1.118cm" svg:x="16.553cm" svg:y="18.499cm" presentation:class="date-time">
        <draw:text-box>
          <text:p/>
        </draw:text-box>
      </draw:frame>
      <draw:frame draw:name="Footer Placeholder 4" presentation:style-name="Mpr20" draw:text-style-name="MP4" draw:layer="backgroundobjects" svg:width="14.157cm" svg:height="1.118cm" svg:x="1.867cm" svg:y="18.499cm" presentation:class="footer">
        <draw:text-box>
          <text:p/>
        </draw:text-box>
      </draw:frame>
      <draw:frame draw:name="Slide Number Placeholder 5" presentation:style-name="Mpr20" draw:text-style-name="MP4" draw:layer="backgroundobjects" svg:width="1.57cm" svg:height="1.118cm" svg:x="19.736cm" svg:y="18.499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Tijdelijke aanduiding voor dia-afbeelding 1" presentation:style-name="Master1-Layout3-secHead-Sectiekop-title" draw:layer="backgroundobjects" svg:width="14.848cm" svg:height="11.136cm" svg:x="3.075cm" svg:y="2.257cm" presentation:class="page"/>
        <draw:frame draw:name="Tijdelijke aanduiding voor notities 2" presentation:style-name="Mpr2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2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23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Inhoud-van-twee" style:page-layout-name="PM1" draw:style-name="Mdp1">
      <draw:g draw:name="Group 16">
        <draw:custom-shape draw:name="Freeform 6" draw:style-name="Mgr3" draw:text-style-name="MP1" draw:layer="Master1-bg" svg:width="1.4cm" svg:height="8.737cm" svg:x="-0.026cm" svg:y="12.288cm">
          <text:p/>
          <draw:enhanced-geometry svg:viewBox="0 0 457200 2853267" draw:text-areas="?f12 ?f14 ?f13 ?f15" draw:type="non-primitive" draw:enhanced-path="M ?f0 ?f0 L ?f1 ?f2 ?f0 ?f3 C ?f4 ?f5 ?f6 ?f7 ?f0 ?f0 Z N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name="Straight Connector 7" draw:style-name="Mgr4" draw:layer="Master1-bg" draw:type="line" svg:x1="15.712cm" svg:y1="20.999cm" svg:x2="28.03cm" svg:y2="12.786cm" svg:d="M15712 20999l12318-8213" svg:viewBox="0 0 12319 8214">
          <text:p/>
        </draw:connector>
        <draw:connector draw:name="Straight Connector 8" draw:style-name="Mgr4" draw:layer="Master1-bg" draw:type="line" svg:x1="21.567cm" svg:y1="0cm" svg:x2="25.301cm" svg:y2="20.999cm" svg:d="M21567 0l3734 20999" svg:viewBox="0 0 3735 21000">
          <text:p/>
        </draw:connector>
        <draw:custom-shape draw:name="Freeform 9" draw:style-name="Mgr5" draw:text-style-name="MP1" draw:layer="Master1-bg" svg:width="6.95cm" svg:height="21.025cm" svg:x="21.105cm" svg:y="0cm">
          <text:p/>
          <draw:enhanced-geometry svg:viewBox="0 0 2269442 6866466" draw:text-areas="?f16 ?f18 ?f17 ?f19" draw:type="non-primitive" draw:enhanced-path="M ?f3 ?f0 L ?f0 ?f4 ?f5 ?f2 C ?f6 ?f7 ?f8 ?f9 ?f10 ?f11 L ?f3 ?f0 Z N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draw:name="Freeform 10" draw:style-name="Mgr6" draw:text-style-name="MP1" draw:layer="Master1-bg" svg:width="5.966cm" svg:height="21.025cm" svg:x="22.064cm" svg:y="-0.026cm">
          <text:p/>
          <draw:enhanced-geometry svg:viewBox="0 0 1948147 6866467" draw:text-areas="?f13 ?f15 ?f14 ?f16" draw:type="non-primitive" draw:enhanced-path="M ?f0 ?f0 L ?f3 ?f2 ?f4 ?f2 C ?f5 ?f6 ?f7 ?f8 ?f4 ?f0 L ?f0 ?f0 Z N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1" draw:style-name="Mgr7" draw:text-style-name="MP1" draw:layer="Master1-bg" svg:width="7.697cm" svg:height="8.996cm" svg:x="20.327cm" svg:y="12.003cm">
          <text:p/>
          <draw:enhanced-geometry svg:viewBox="0 0 3259667 3810000" draw:text-areas="?f12 ?f14 ?f13 ?f15" draw:type="non-primitive" draw:enhanced-path="M ?f0 ?f2 L ?f3 ?f0 C ?f4 ?f5 ?f6 ?f7 ?f1 ?f2 L ?f0 ?f2 Z N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draw:name="Freeform 12" draw:style-name="Mgr8" draw:text-style-name="MP1" draw:layer="Master1-bg" svg:width="6.562cm" svg:height="21.025cm" svg:x="21.468cm" svg:y="-0.026cm">
          <text:p/>
          <draw:enhanced-geometry svg:viewBox="0 0 2853267 6866467" draw:text-areas="?f9 ?f11 ?f10 ?f12" draw:type="non-primitive" draw:enhanced-path="M ?f0 ?f0 L ?f3 ?f2 ?f1 ?f4 ?f1 ?f0 ?f0 ?f0 Z N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draw:name="Freeform 13" draw:style-name="Mgr9" draw:text-style-name="MP1" draw:layer="Master1-bg" svg:width="2.626cm" svg:height="21.025cm" svg:x="25.404cm" svg:y="-0.026cm">
          <text:p/>
          <draw:enhanced-geometry svg:viewBox="0 0 1286933 6866467" draw:text-areas="?f13 ?f15 ?f14 ?f16" draw:type="non-primitive" draw:enhanced-path="M ?f3 ?f0 L ?f0 ?f2 ?f1 ?f2 C ?f4 ?f5 ?f6 ?f7 ?f8 ?f0 L ?f3 ?f0 Z N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4" draw:style-name="Mgr10" draw:text-style-name="MP1" draw:layer="Master1-bg" svg:width="3.267cm" svg:height="21.025cm" svg:x="24.787cm" svg:y="-0.026cm">
          <text:p/>
          <draw:enhanced-geometry svg:viewBox="0 0 1270244 6866467" draw:text-areas="?f14 ?f16 ?f15 ?f17" draw:type="non-primitive" draw:enhanced-path="M ?f0 ?f0 L ?f3 ?f2 ?f4 ?f2 C ?f5 ?f6 ?f7 ?f8 ?f9 ?f0 L ?f0 ?f0 Z N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draw:name="Freeform 15" draw:style-name="Mgr7" draw:text-style-name="MP1" draw:layer="Master1-bg" svg:width="3.35cm" svg:height="6.015cm" svg:x="24.709cm" svg:y="14.985cm">
          <text:p/>
          <draw:enhanced-geometry svg:viewBox="0 0 1820333 3268133" draw:text-areas="?f13 ?f15 ?f14 ?f16" draw:type="non-primitive" draw:enhanced-path="M ?f0 ?f2 L ?f3 ?f0 C ?f4 ?f5 ?f6 ?f7 ?f1 ?f8 L ?f0 ?f2 Z N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name="Title 1" presentation:style-name="Mpr24" draw:text-style-name="MP4" draw:layer="backgroundobjects" svg:width="19.439cm" svg:height="4.044cm" svg:x="1.867cm" svg:y="1.867cm" presentation:class="title">
        <draw:text-box>
          <text:p text:style-name="MP3"><text:span text:style-name="MT2">Klik om de stijl te bewerken</text:span></text:p>
        </draw:text-box>
      </draw:frame>
      <draw:frame draw:name="Content Placeholder 2" presentation:style-name="Mpr24" draw:text-style-name="MP4" draw:layer="backgroundobjects" svg:width="9.457cm" svg:height="11.883cm" svg:x="1.867cm" svg:y="6.616cm" presentation:class="title">
        <draw:text-box>
          <text:list text:style-name="ML6">
            <text:list-item>
              <text:p text:style-name="MP5"><text:span text:style-name="MT3">Klik om de modelstijlen te bewerken</text:span><text:span text:style-name="MT3"><text:line-break/></text:span><text:span text:style-name="MT3">Tweede niveau</text:span><text:span text:style-name="MT3"><text:line-break/></text:span><text:span text:style-name="MT3">Derde niveau</text:span><text:span text:style-name="MT3"><text:line-break/></text:span><text:span text:style-name="MT3">Vierde niveau</text:span><text:span text:style-name="MT3"><text:line-break/></text:span><text:span text:style-name="MT3">Vijfde niveau</text:span></text:p>
            </text:list-item>
          </text:list>
        </draw:text-box>
      </draw:frame>
      <draw:frame draw:name="Content Placeholder 3" presentation:style-name="Mpr24" draw:text-style-name="MP4" draw:layer="backgroundobjects" svg:width="9.457cm" svg:height="11.883cm" svg:x="11.849cm" svg:y="6.616cm" presentation:class="title">
        <draw:text-box>
          <text:list text:style-name="ML6">
            <text:list-item>
              <text:p text:style-name="MP5"><text:span text:style-name="MT3">Klik om de modelstijlen te bewerken</text:span><text:span text:style-name="MT3"><text:line-break/></text:span><text:span text:style-name="MT3">Tweede niveau</text:span><text:span text:style-name="MT3"><text:line-break/></text:span><text:span text:style-name="MT3">Derde niveau</text:span><text:span text:style-name="MT3"><text:line-break/></text:span><text:span text:style-name="MT3">Vierde niveau</text:span><text:span text:style-name="MT3"><text:line-break/></text:span><text:span text:style-name="MT3">Vijfde niveau</text:span></text:p>
            </text:list-item>
          </text:list>
        </draw:text-box>
      </draw:frame>
      <draw:frame draw:name="Date Placeholder 4" presentation:style-name="Mpr25" draw:text-style-name="MP4" draw:layer="backgroundobjects" svg:width="2.095cm" svg:height="1.118cm" svg:x="16.553cm" svg:y="18.499cm" presentation:class="date-time">
        <draw:text-box>
          <text:p/>
        </draw:text-box>
      </draw:frame>
      <draw:frame draw:name="Footer Placeholder 5" presentation:style-name="Mpr25" draw:text-style-name="MP4" draw:layer="backgroundobjects" svg:width="14.157cm" svg:height="1.118cm" svg:x="1.867cm" svg:y="18.499cm" presentation:class="footer">
        <draw:text-box>
          <text:p/>
        </draw:text-box>
      </draw:frame>
      <draw:frame draw:name="Slide Number Placeholder 6" presentation:style-name="Mpr25" draw:text-style-name="MP4" draw:layer="backgroundobjects" svg:width="1.57cm" svg:height="1.118cm" svg:x="19.736cm" svg:y="18.499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Tijdelijke aanduiding voor dia-afbeelding 1" presentation:style-name="Master1-Layout4-twoObj-Inhoud-van-twee-title" draw:layer="backgroundobjects" svg:width="14.848cm" svg:height="11.136cm" svg:x="3.075cm" svg:y="2.257cm" presentation:class="page"/>
        <draw:frame draw:name="Tijdelijke aanduiding voor notities 2" presentation:style-name="Mpr2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2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28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Vergelijking" style:page-layout-name="PM1" draw:style-name="Mdp1">
      <draw:g draw:name="Group 16">
        <draw:custom-shape draw:name="Freeform 6" draw:style-name="Mgr3" draw:text-style-name="MP1" draw:layer="Master1-bg" svg:width="1.4cm" svg:height="8.737cm" svg:x="-0.026cm" svg:y="12.288cm">
          <text:p/>
          <draw:enhanced-geometry svg:viewBox="0 0 457200 2853267" draw:text-areas="?f12 ?f14 ?f13 ?f15" draw:type="non-primitive" draw:enhanced-path="M ?f0 ?f0 L ?f1 ?f2 ?f0 ?f3 C ?f4 ?f5 ?f6 ?f7 ?f0 ?f0 Z N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name="Straight Connector 7" draw:style-name="Mgr4" draw:layer="Master1-bg" draw:type="line" svg:x1="15.712cm" svg:y1="20.999cm" svg:x2="28.03cm" svg:y2="12.786cm" svg:d="M15712 20999l12318-8213" svg:viewBox="0 0 12319 8214">
          <text:p/>
        </draw:connector>
        <draw:connector draw:name="Straight Connector 8" draw:style-name="Mgr4" draw:layer="Master1-bg" draw:type="line" svg:x1="21.567cm" svg:y1="0cm" svg:x2="25.301cm" svg:y2="20.999cm" svg:d="M21567 0l3734 20999" svg:viewBox="0 0 3735 21000">
          <text:p/>
        </draw:connector>
        <draw:custom-shape draw:name="Freeform 9" draw:style-name="Mgr5" draw:text-style-name="MP1" draw:layer="Master1-bg" svg:width="6.95cm" svg:height="21.025cm" svg:x="21.105cm" svg:y="0cm">
          <text:p/>
          <draw:enhanced-geometry svg:viewBox="0 0 2269442 6866466" draw:text-areas="?f16 ?f18 ?f17 ?f19" draw:type="non-primitive" draw:enhanced-path="M ?f3 ?f0 L ?f0 ?f4 ?f5 ?f2 C ?f6 ?f7 ?f8 ?f9 ?f10 ?f11 L ?f3 ?f0 Z N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draw:name="Freeform 10" draw:style-name="Mgr6" draw:text-style-name="MP1" draw:layer="Master1-bg" svg:width="5.966cm" svg:height="21.025cm" svg:x="22.064cm" svg:y="-0.026cm">
          <text:p/>
          <draw:enhanced-geometry svg:viewBox="0 0 1948147 6866467" draw:text-areas="?f13 ?f15 ?f14 ?f16" draw:type="non-primitive" draw:enhanced-path="M ?f0 ?f0 L ?f3 ?f2 ?f4 ?f2 C ?f5 ?f6 ?f7 ?f8 ?f4 ?f0 L ?f0 ?f0 Z N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1" draw:style-name="Mgr7" draw:text-style-name="MP1" draw:layer="Master1-bg" svg:width="7.697cm" svg:height="8.996cm" svg:x="20.327cm" svg:y="12.003cm">
          <text:p/>
          <draw:enhanced-geometry svg:viewBox="0 0 3259667 3810000" draw:text-areas="?f12 ?f14 ?f13 ?f15" draw:type="non-primitive" draw:enhanced-path="M ?f0 ?f2 L ?f3 ?f0 C ?f4 ?f5 ?f6 ?f7 ?f1 ?f2 L ?f0 ?f2 Z N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draw:name="Freeform 12" draw:style-name="Mgr8" draw:text-style-name="MP1" draw:layer="Master1-bg" svg:width="6.562cm" svg:height="21.025cm" svg:x="21.468cm" svg:y="-0.026cm">
          <text:p/>
          <draw:enhanced-geometry svg:viewBox="0 0 2853267 6866467" draw:text-areas="?f9 ?f11 ?f10 ?f12" draw:type="non-primitive" draw:enhanced-path="M ?f0 ?f0 L ?f3 ?f2 ?f1 ?f4 ?f1 ?f0 ?f0 ?f0 Z N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draw:name="Freeform 13" draw:style-name="Mgr9" draw:text-style-name="MP1" draw:layer="Master1-bg" svg:width="2.626cm" svg:height="21.025cm" svg:x="25.404cm" svg:y="-0.026cm">
          <text:p/>
          <draw:enhanced-geometry svg:viewBox="0 0 1286933 6866467" draw:text-areas="?f13 ?f15 ?f14 ?f16" draw:type="non-primitive" draw:enhanced-path="M ?f3 ?f0 L ?f0 ?f2 ?f1 ?f2 C ?f4 ?f5 ?f6 ?f7 ?f8 ?f0 L ?f3 ?f0 Z N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4" draw:style-name="Mgr10" draw:text-style-name="MP1" draw:layer="Master1-bg" svg:width="3.267cm" svg:height="21.025cm" svg:x="24.787cm" svg:y="-0.026cm">
          <text:p/>
          <draw:enhanced-geometry svg:viewBox="0 0 1270244 6866467" draw:text-areas="?f14 ?f16 ?f15 ?f17" draw:type="non-primitive" draw:enhanced-path="M ?f0 ?f0 L ?f3 ?f2 ?f4 ?f2 C ?f5 ?f6 ?f7 ?f8 ?f9 ?f0 L ?f0 ?f0 Z N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draw:name="Freeform 15" draw:style-name="Mgr7" draw:text-style-name="MP1" draw:layer="Master1-bg" svg:width="3.35cm" svg:height="6.015cm" svg:x="24.709cm" svg:y="14.985cm">
          <text:p/>
          <draw:enhanced-geometry svg:viewBox="0 0 1820333 3268133" draw:text-areas="?f13 ?f15 ?f14 ?f16" draw:type="non-primitive" draw:enhanced-path="M ?f0 ?f2 L ?f3 ?f0 C ?f4 ?f5 ?f6 ?f7 ?f1 ?f8 L ?f0 ?f2 Z N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name="Title 1" presentation:style-name="Mpr29" draw:text-style-name="MP4" draw:layer="backgroundobjects" svg:width="19.439cm" svg:height="4.044cm" svg:x="1.867cm" svg:y="1.867cm" presentation:class="title">
        <draw:text-box>
          <text:p text:style-name="MP3"><text:span text:style-name="MT2">Klik om de stijl te bewerken</text:span></text:p>
        </draw:text-box>
      </draw:frame>
      <draw:frame draw:name="Text Placeholder 2" presentation:style-name="Mpr30" draw:text-style-name="MP4" draw:layer="backgroundobjects" svg:width="9.465cm" svg:height="1.765cm" svg:x="1.867cm" svg:y="6.617cm" presentation:class="outline">
        <draw:text-box>
          <text:list text:style-name="ML7">
            <text:list-item>
              <text:p text:style-name="MP12"><text:span text:style-name="MT13">Klik om de modelstijlen te bewerken</text:span></text:p>
            </text:list-item>
          </text:list>
        </draw:text-box>
      </draw:frame>
      <draw:frame draw:name="Content Placeholder 3" presentation:style-name="Mpr29" draw:text-style-name="MP4" draw:layer="backgroundobjects" svg:width="9.465cm" svg:height="10.117cm" svg:x="1.867cm" svg:y="8.381cm" presentation:class="title">
        <draw:text-box>
          <text:list text:style-name="ML6">
            <text:list-item>
              <text:p text:style-name="MP5"><text:span text:style-name="MT3">Klik om de modelstijlen te bewerken</text:span><text:span text:style-name="MT3"><text:line-break/></text:span><text:span text:style-name="MT3">Tweede niveau</text:span><text:span text:style-name="MT3"><text:line-break/></text:span><text:span text:style-name="MT3">Derde niveau</text:span><text:span text:style-name="MT3"><text:line-break/></text:span><text:span text:style-name="MT3">Vierde niveau</text:span><text:span text:style-name="MT3"><text:line-break/></text:span><text:span text:style-name="MT3">Vijfde niveau</text:span></text:p>
            </text:list-item>
          </text:list>
        </draw:text-box>
      </draw:frame>
      <draw:frame draw:name="Text Placeholder 4" presentation:style-name="Mpr30" draw:text-style-name="MP4" draw:layer="backgroundobjects" svg:width="9.465cm" svg:height="1.765cm" svg:x="11.841cm" svg:y="6.617cm" presentation:class="outline">
        <draw:text-box>
          <text:list text:style-name="ML7">
            <text:list-item>
              <text:p text:style-name="MP12"><text:span text:style-name="MT13">Klik om de modelstijlen te bewerken</text:span></text:p>
            </text:list-item>
          </text:list>
        </draw:text-box>
      </draw:frame>
      <draw:frame draw:name="Content Placeholder 5" presentation:style-name="Mpr29" draw:text-style-name="MP4" draw:layer="backgroundobjects" svg:width="9.465cm" svg:height="10.117cm" svg:x="11.841cm" svg:y="8.381cm" presentation:class="title">
        <draw:text-box>
          <text:list text:style-name="ML6">
            <text:list-item>
              <text:p text:style-name="MP5"><text:span text:style-name="MT3">Klik om de modelstijlen te bewerken</text:span><text:span text:style-name="MT3"><text:line-break/></text:span><text:span text:style-name="MT3">Tweede niveau</text:span><text:span text:style-name="MT3"><text:line-break/></text:span><text:span text:style-name="MT3">Derde niveau</text:span><text:span text:style-name="MT3"><text:line-break/></text:span><text:span text:style-name="MT3">Vierde niveau</text:span><text:span text:style-name="MT3"><text:line-break/></text:span><text:span text:style-name="MT3">Vijfde niveau</text:span></text:p>
            </text:list-item>
          </text:list>
        </draw:text-box>
      </draw:frame>
      <draw:frame draw:name="Date Placeholder 6" presentation:style-name="Mpr31" draw:text-style-name="MP4" draw:layer="backgroundobjects" svg:width="2.095cm" svg:height="1.118cm" svg:x="16.553cm" svg:y="18.499cm" presentation:class="date-time">
        <draw:text-box>
          <text:p/>
        </draw:text-box>
      </draw:frame>
      <draw:frame draw:name="Footer Placeholder 7" presentation:style-name="Mpr31" draw:text-style-name="MP4" draw:layer="backgroundobjects" svg:width="14.157cm" svg:height="1.118cm" svg:x="1.867cm" svg:y="18.499cm" presentation:class="footer">
        <draw:text-box>
          <text:p/>
        </draw:text-box>
      </draw:frame>
      <draw:frame draw:name="Slide Number Placeholder 8" presentation:style-name="Mpr31" draw:text-style-name="MP4" draw:layer="backgroundobjects" svg:width="1.57cm" svg:height="1.118cm" svg:x="19.736cm" svg:y="18.499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Tijdelijke aanduiding voor dia-afbeelding 1" presentation:style-name="Master1-Layout5-twoTxTwoObj-Vergelijking-title" draw:layer="backgroundobjects" svg:width="14.848cm" svg:height="11.136cm" svg:x="3.075cm" svg:y="2.257cm" presentation:class="page"/>
        <draw:frame draw:name="Tijdelijke aanduiding voor notities 2" presentation:style-name="Mpr3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3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3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3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34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Alleen-titel" style:page-layout-name="PM1" draw:style-name="Mdp1">
      <draw:g draw:name="Group 16">
        <draw:custom-shape draw:name="Freeform 6" draw:style-name="Mgr3" draw:text-style-name="MP1" draw:layer="Master1-bg" svg:width="1.4cm" svg:height="8.737cm" svg:x="-0.026cm" svg:y="12.288cm">
          <text:p/>
          <draw:enhanced-geometry svg:viewBox="0 0 457200 2853267" draw:text-areas="?f12 ?f14 ?f13 ?f15" draw:type="non-primitive" draw:enhanced-path="M ?f0 ?f0 L ?f1 ?f2 ?f0 ?f3 C ?f4 ?f5 ?f6 ?f7 ?f0 ?f0 Z N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name="Straight Connector 7" draw:style-name="Mgr4" draw:layer="Master1-bg" draw:type="line" svg:x1="15.712cm" svg:y1="20.999cm" svg:x2="28.03cm" svg:y2="12.786cm" svg:d="M15712 20999l12318-8213" svg:viewBox="0 0 12319 8214">
          <text:p/>
        </draw:connector>
        <draw:connector draw:name="Straight Connector 8" draw:style-name="Mgr4" draw:layer="Master1-bg" draw:type="line" svg:x1="21.567cm" svg:y1="0cm" svg:x2="25.301cm" svg:y2="20.999cm" svg:d="M21567 0l3734 20999" svg:viewBox="0 0 3735 21000">
          <text:p/>
        </draw:connector>
        <draw:custom-shape draw:name="Freeform 9" draw:style-name="Mgr5" draw:text-style-name="MP1" draw:layer="Master1-bg" svg:width="6.95cm" svg:height="21.025cm" svg:x="21.105cm" svg:y="0cm">
          <text:p/>
          <draw:enhanced-geometry svg:viewBox="0 0 2269442 6866466" draw:text-areas="?f16 ?f18 ?f17 ?f19" draw:type="non-primitive" draw:enhanced-path="M ?f3 ?f0 L ?f0 ?f4 ?f5 ?f2 C ?f6 ?f7 ?f8 ?f9 ?f10 ?f11 L ?f3 ?f0 Z N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draw:name="Freeform 10" draw:style-name="Mgr6" draw:text-style-name="MP1" draw:layer="Master1-bg" svg:width="5.966cm" svg:height="21.025cm" svg:x="22.064cm" svg:y="-0.026cm">
          <text:p/>
          <draw:enhanced-geometry svg:viewBox="0 0 1948147 6866467" draw:text-areas="?f13 ?f15 ?f14 ?f16" draw:type="non-primitive" draw:enhanced-path="M ?f0 ?f0 L ?f3 ?f2 ?f4 ?f2 C ?f5 ?f6 ?f7 ?f8 ?f4 ?f0 L ?f0 ?f0 Z N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1" draw:style-name="Mgr7" draw:text-style-name="MP1" draw:layer="Master1-bg" svg:width="7.697cm" svg:height="8.996cm" svg:x="20.327cm" svg:y="12.003cm">
          <text:p/>
          <draw:enhanced-geometry svg:viewBox="0 0 3259667 3810000" draw:text-areas="?f12 ?f14 ?f13 ?f15" draw:type="non-primitive" draw:enhanced-path="M ?f0 ?f2 L ?f3 ?f0 C ?f4 ?f5 ?f6 ?f7 ?f1 ?f2 L ?f0 ?f2 Z N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draw:name="Freeform 12" draw:style-name="Mgr8" draw:text-style-name="MP1" draw:layer="Master1-bg" svg:width="6.562cm" svg:height="21.025cm" svg:x="21.468cm" svg:y="-0.026cm">
          <text:p/>
          <draw:enhanced-geometry svg:viewBox="0 0 2853267 6866467" draw:text-areas="?f9 ?f11 ?f10 ?f12" draw:type="non-primitive" draw:enhanced-path="M ?f0 ?f0 L ?f3 ?f2 ?f1 ?f4 ?f1 ?f0 ?f0 ?f0 Z N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draw:name="Freeform 13" draw:style-name="Mgr9" draw:text-style-name="MP1" draw:layer="Master1-bg" svg:width="2.626cm" svg:height="21.025cm" svg:x="25.404cm" svg:y="-0.026cm">
          <text:p/>
          <draw:enhanced-geometry svg:viewBox="0 0 1286933 6866467" draw:text-areas="?f13 ?f15 ?f14 ?f16" draw:type="non-primitive" draw:enhanced-path="M ?f3 ?f0 L ?f0 ?f2 ?f1 ?f2 C ?f4 ?f5 ?f6 ?f7 ?f8 ?f0 L ?f3 ?f0 Z N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4" draw:style-name="Mgr10" draw:text-style-name="MP1" draw:layer="Master1-bg" svg:width="3.267cm" svg:height="21.025cm" svg:x="24.787cm" svg:y="-0.026cm">
          <text:p/>
          <draw:enhanced-geometry svg:viewBox="0 0 1270244 6866467" draw:text-areas="?f14 ?f16 ?f15 ?f17" draw:type="non-primitive" draw:enhanced-path="M ?f0 ?f0 L ?f3 ?f2 ?f4 ?f2 C ?f5 ?f6 ?f7 ?f8 ?f9 ?f0 L ?f0 ?f0 Z N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draw:name="Freeform 15" draw:style-name="Mgr7" draw:text-style-name="MP1" draw:layer="Master1-bg" svg:width="3.35cm" svg:height="6.015cm" svg:x="24.709cm" svg:y="14.985cm">
          <text:p/>
          <draw:enhanced-geometry svg:viewBox="0 0 1820333 3268133" draw:text-areas="?f13 ?f15 ?f14 ?f16" draw:type="non-primitive" draw:enhanced-path="M ?f0 ?f2 L ?f3 ?f0 C ?f4 ?f5 ?f6 ?f7 ?f1 ?f8 L ?f0 ?f2 Z N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name="Title 1" presentation:style-name="Mpr35" draw:text-style-name="MP4" draw:layer="backgroundobjects" svg:width="19.439cm" svg:height="4.044cm" svg:x="1.867cm" svg:y="1.867cm" presentation:class="title">
        <draw:text-box>
          <text:p text:style-name="MP3"><text:span text:style-name="MT2">Klik om de stijl te bewerken</text:span></text:p>
        </draw:text-box>
      </draw:frame>
      <draw:frame draw:name="Date Placeholder 2" presentation:style-name="Mpr36" draw:text-style-name="MP4" draw:layer="backgroundobjects" svg:width="2.095cm" svg:height="1.118cm" svg:x="16.553cm" svg:y="18.499cm" presentation:class="date-time">
        <draw:text-box>
          <text:p/>
        </draw:text-box>
      </draw:frame>
      <draw:frame draw:name="Footer Placeholder 3" presentation:style-name="Mpr36" draw:text-style-name="MP4" draw:layer="backgroundobjects" svg:width="14.157cm" svg:height="1.118cm" svg:x="1.867cm" svg:y="18.499cm" presentation:class="footer">
        <draw:text-box>
          <text:p/>
        </draw:text-box>
      </draw:frame>
      <draw:frame draw:name="Slide Number Placeholder 4" presentation:style-name="Mpr36" draw:text-style-name="MP4" draw:layer="backgroundobjects" svg:width="1.57cm" svg:height="1.118cm" svg:x="19.736cm" svg:y="18.499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Tijdelijke aanduiding voor dia-afbeelding 1" presentation:style-name="Master1-Layout6-titleOnly-Alleen-titel-title" draw:layer="backgroundobjects" svg:width="14.848cm" svg:height="11.136cm" svg:x="3.075cm" svg:y="2.257cm" presentation:class="page"/>
        <draw:frame draw:name="Tijdelijke aanduiding voor notities 2" presentation:style-name="Mpr3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3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3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3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39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Leeg" style:page-layout-name="PM1" draw:style-name="Mdp1">
      <draw:g draw:name="Group 16">
        <draw:custom-shape draw:name="Freeform 6" draw:style-name="Mgr3" draw:text-style-name="MP1" draw:layer="Master1-bg" svg:width="1.4cm" svg:height="8.737cm" svg:x="-0.026cm" svg:y="12.288cm">
          <text:p/>
          <draw:enhanced-geometry svg:viewBox="0 0 457200 2853267" draw:text-areas="?f12 ?f14 ?f13 ?f15" draw:type="non-primitive" draw:enhanced-path="M ?f0 ?f0 L ?f1 ?f2 ?f0 ?f3 C ?f4 ?f5 ?f6 ?f7 ?f0 ?f0 Z N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name="Straight Connector 7" draw:style-name="Mgr4" draw:layer="Master1-bg" draw:type="line" svg:x1="15.712cm" svg:y1="20.999cm" svg:x2="28.03cm" svg:y2="12.786cm" svg:d="M15712 20999l12318-8213" svg:viewBox="0 0 12319 8214">
          <text:p/>
        </draw:connector>
        <draw:connector draw:name="Straight Connector 8" draw:style-name="Mgr4" draw:layer="Master1-bg" draw:type="line" svg:x1="21.567cm" svg:y1="0cm" svg:x2="25.301cm" svg:y2="20.999cm" svg:d="M21567 0l3734 20999" svg:viewBox="0 0 3735 21000">
          <text:p/>
        </draw:connector>
        <draw:custom-shape draw:name="Freeform 9" draw:style-name="Mgr5" draw:text-style-name="MP1" draw:layer="Master1-bg" svg:width="6.95cm" svg:height="21.025cm" svg:x="21.105cm" svg:y="0cm">
          <text:p/>
          <draw:enhanced-geometry svg:viewBox="0 0 2269442 6866466" draw:text-areas="?f16 ?f18 ?f17 ?f19" draw:type="non-primitive" draw:enhanced-path="M ?f3 ?f0 L ?f0 ?f4 ?f5 ?f2 C ?f6 ?f7 ?f8 ?f9 ?f10 ?f11 L ?f3 ?f0 Z N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draw:name="Freeform 10" draw:style-name="Mgr6" draw:text-style-name="MP1" draw:layer="Master1-bg" svg:width="5.966cm" svg:height="21.025cm" svg:x="22.064cm" svg:y="-0.026cm">
          <text:p/>
          <draw:enhanced-geometry svg:viewBox="0 0 1948147 6866467" draw:text-areas="?f13 ?f15 ?f14 ?f16" draw:type="non-primitive" draw:enhanced-path="M ?f0 ?f0 L ?f3 ?f2 ?f4 ?f2 C ?f5 ?f6 ?f7 ?f8 ?f4 ?f0 L ?f0 ?f0 Z N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1" draw:style-name="Mgr7" draw:text-style-name="MP1" draw:layer="Master1-bg" svg:width="7.697cm" svg:height="8.996cm" svg:x="20.327cm" svg:y="12.003cm">
          <text:p/>
          <draw:enhanced-geometry svg:viewBox="0 0 3259667 3810000" draw:text-areas="?f12 ?f14 ?f13 ?f15" draw:type="non-primitive" draw:enhanced-path="M ?f0 ?f2 L ?f3 ?f0 C ?f4 ?f5 ?f6 ?f7 ?f1 ?f2 L ?f0 ?f2 Z N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draw:name="Freeform 12" draw:style-name="Mgr8" draw:text-style-name="MP1" draw:layer="Master1-bg" svg:width="6.562cm" svg:height="21.025cm" svg:x="21.468cm" svg:y="-0.026cm">
          <text:p/>
          <draw:enhanced-geometry svg:viewBox="0 0 2853267 6866467" draw:text-areas="?f9 ?f11 ?f10 ?f12" draw:type="non-primitive" draw:enhanced-path="M ?f0 ?f0 L ?f3 ?f2 ?f1 ?f4 ?f1 ?f0 ?f0 ?f0 Z N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draw:name="Freeform 13" draw:style-name="Mgr9" draw:text-style-name="MP1" draw:layer="Master1-bg" svg:width="2.626cm" svg:height="21.025cm" svg:x="25.404cm" svg:y="-0.026cm">
          <text:p/>
          <draw:enhanced-geometry svg:viewBox="0 0 1286933 6866467" draw:text-areas="?f13 ?f15 ?f14 ?f16" draw:type="non-primitive" draw:enhanced-path="M ?f3 ?f0 L ?f0 ?f2 ?f1 ?f2 C ?f4 ?f5 ?f6 ?f7 ?f8 ?f0 L ?f3 ?f0 Z N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4" draw:style-name="Mgr10" draw:text-style-name="MP1" draw:layer="Master1-bg" svg:width="3.267cm" svg:height="21.025cm" svg:x="24.787cm" svg:y="-0.026cm">
          <text:p/>
          <draw:enhanced-geometry svg:viewBox="0 0 1270244 6866467" draw:text-areas="?f14 ?f16 ?f15 ?f17" draw:type="non-primitive" draw:enhanced-path="M ?f0 ?f0 L ?f3 ?f2 ?f4 ?f2 C ?f5 ?f6 ?f7 ?f8 ?f9 ?f0 L ?f0 ?f0 Z N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draw:name="Freeform 15" draw:style-name="Mgr7" draw:text-style-name="MP1" draw:layer="Master1-bg" svg:width="3.35cm" svg:height="6.015cm" svg:x="24.709cm" svg:y="14.985cm">
          <text:p/>
          <draw:enhanced-geometry svg:viewBox="0 0 1820333 3268133" draw:text-areas="?f13 ?f15 ?f14 ?f16" draw:type="non-primitive" draw:enhanced-path="M ?f0 ?f2 L ?f3 ?f0 C ?f4 ?f5 ?f6 ?f7 ?f1 ?f8 L ?f0 ?f2 Z N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name="Date Placeholder 1" presentation:style-name="Mpr40" draw:text-style-name="MP4" draw:layer="backgroundobjects" svg:width="2.095cm" svg:height="1.118cm" svg:x="16.553cm" svg:y="18.499cm" presentation:class="date-time">
        <draw:text-box>
          <text:p/>
        </draw:text-box>
      </draw:frame>
      <draw:frame draw:name="Footer Placeholder 2" presentation:style-name="Mpr40" draw:text-style-name="MP4" draw:layer="backgroundobjects" svg:width="14.157cm" svg:height="1.118cm" svg:x="1.867cm" svg:y="18.499cm" presentation:class="footer">
        <draw:text-box>
          <text:p/>
        </draw:text-box>
      </draw:frame>
      <draw:frame draw:name="Slide Number Placeholder 3" presentation:style-name="Mpr40" draw:text-style-name="MP4" draw:layer="backgroundobjects" svg:width="1.57cm" svg:height="1.118cm" svg:x="19.736cm" svg:y="18.499cm" presentation:class="page-number">
        <draw:text-box>
          <text:p text:style-name="MP10"><text:span text:style-name="MT7"><text:page-number>&lt;number&gt;</text:page-number></text:span></text:p>
        </draw:text-box>
      </draw:frame>
      <draw:frame draw:name="Titel 4" presentation:style-name="Mpr41" draw:text-style-name="MP4" draw:layer="backgroundobjects" svg:width="25.2cm" svg:height="3.505cm" svg:x="1.4cm" svg:y="0.837cm" presentation:class="title">
        <draw:text-box>
          <text:p/>
        </draw:text-box>
      </draw:frame>
      <draw:frame draw:name="Tijdelijke aanduiding voor tekst 5" presentation:style-name="Mpr42" draw:text-style-name="MP4" draw:layer="backgroundobjects" svg:width="25.2cm" svg:height="12.178cm" svg:x="1.4cm" svg:y="4.913cm" presentation:class="outline">
        <draw:text-box>
          <text:p/>
        </draw:text-box>
      </draw:frame>
      <presentation:notes style:page-layout-name="PM0">
        <draw:page-thumbnail draw:name="Tijdelijke aanduiding voor dia-afbeelding 1" presentation:style-name="Master1-Layout7-blank-Leeg-title" draw:layer="backgroundobjects" svg:width="14.848cm" svg:height="11.136cm" svg:x="3.075cm" svg:y="2.257cm" presentation:class="page"/>
        <draw:frame draw:name="Tijdelijke aanduiding voor notities 2" presentation:style-name="Mpr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4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4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4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45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Inhoud-met-bijschrift" style:page-layout-name="PM1" draw:style-name="Mdp1">
      <draw:g draw:name="Group 16">
        <draw:custom-shape draw:name="Freeform 6" draw:style-name="Mgr3" draw:text-style-name="MP1" draw:layer="Master1-bg" svg:width="1.4cm" svg:height="8.737cm" svg:x="-0.026cm" svg:y="12.288cm">
          <text:p/>
          <draw:enhanced-geometry svg:viewBox="0 0 457200 2853267" draw:text-areas="?f12 ?f14 ?f13 ?f15" draw:type="non-primitive" draw:enhanced-path="M ?f0 ?f0 L ?f1 ?f2 ?f0 ?f3 C ?f4 ?f5 ?f6 ?f7 ?f0 ?f0 Z N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name="Straight Connector 7" draw:style-name="Mgr4" draw:layer="Master1-bg" draw:type="line" svg:x1="15.712cm" svg:y1="20.999cm" svg:x2="28.03cm" svg:y2="12.786cm" svg:d="M15712 20999l12318-8213" svg:viewBox="0 0 12319 8214">
          <text:p/>
        </draw:connector>
        <draw:connector draw:name="Straight Connector 8" draw:style-name="Mgr4" draw:layer="Master1-bg" draw:type="line" svg:x1="21.567cm" svg:y1="0cm" svg:x2="25.301cm" svg:y2="20.999cm" svg:d="M21567 0l3734 20999" svg:viewBox="0 0 3735 21000">
          <text:p/>
        </draw:connector>
        <draw:custom-shape draw:name="Freeform 9" draw:style-name="Mgr5" draw:text-style-name="MP1" draw:layer="Master1-bg" svg:width="6.95cm" svg:height="21.025cm" svg:x="21.105cm" svg:y="0cm">
          <text:p/>
          <draw:enhanced-geometry svg:viewBox="0 0 2269442 6866466" draw:text-areas="?f16 ?f18 ?f17 ?f19" draw:type="non-primitive" draw:enhanced-path="M ?f3 ?f0 L ?f0 ?f4 ?f5 ?f2 C ?f6 ?f7 ?f8 ?f9 ?f10 ?f11 L ?f3 ?f0 Z N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draw:name="Freeform 10" draw:style-name="Mgr6" draw:text-style-name="MP1" draw:layer="Master1-bg" svg:width="5.966cm" svg:height="21.025cm" svg:x="22.064cm" svg:y="-0.026cm">
          <text:p/>
          <draw:enhanced-geometry svg:viewBox="0 0 1948147 6866467" draw:text-areas="?f13 ?f15 ?f14 ?f16" draw:type="non-primitive" draw:enhanced-path="M ?f0 ?f0 L ?f3 ?f2 ?f4 ?f2 C ?f5 ?f6 ?f7 ?f8 ?f4 ?f0 L ?f0 ?f0 Z N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1" draw:style-name="Mgr7" draw:text-style-name="MP1" draw:layer="Master1-bg" svg:width="7.697cm" svg:height="8.996cm" svg:x="20.327cm" svg:y="12.003cm">
          <text:p/>
          <draw:enhanced-geometry svg:viewBox="0 0 3259667 3810000" draw:text-areas="?f12 ?f14 ?f13 ?f15" draw:type="non-primitive" draw:enhanced-path="M ?f0 ?f2 L ?f3 ?f0 C ?f4 ?f5 ?f6 ?f7 ?f1 ?f2 L ?f0 ?f2 Z N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draw:name="Freeform 12" draw:style-name="Mgr8" draw:text-style-name="MP1" draw:layer="Master1-bg" svg:width="6.562cm" svg:height="21.025cm" svg:x="21.468cm" svg:y="-0.026cm">
          <text:p/>
          <draw:enhanced-geometry svg:viewBox="0 0 2853267 6866467" draw:text-areas="?f9 ?f11 ?f10 ?f12" draw:type="non-primitive" draw:enhanced-path="M ?f0 ?f0 L ?f3 ?f2 ?f1 ?f4 ?f1 ?f0 ?f0 ?f0 Z N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draw:name="Freeform 13" draw:style-name="Mgr9" draw:text-style-name="MP1" draw:layer="Master1-bg" svg:width="2.626cm" svg:height="21.025cm" svg:x="25.404cm" svg:y="-0.026cm">
          <text:p/>
          <draw:enhanced-geometry svg:viewBox="0 0 1286933 6866467" draw:text-areas="?f13 ?f15 ?f14 ?f16" draw:type="non-primitive" draw:enhanced-path="M ?f3 ?f0 L ?f0 ?f2 ?f1 ?f2 C ?f4 ?f5 ?f6 ?f7 ?f8 ?f0 L ?f3 ?f0 Z N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4" draw:style-name="Mgr10" draw:text-style-name="MP1" draw:layer="Master1-bg" svg:width="3.267cm" svg:height="21.025cm" svg:x="24.787cm" svg:y="-0.026cm">
          <text:p/>
          <draw:enhanced-geometry svg:viewBox="0 0 1270244 6866467" draw:text-areas="?f14 ?f16 ?f15 ?f17" draw:type="non-primitive" draw:enhanced-path="M ?f0 ?f0 L ?f3 ?f2 ?f4 ?f2 C ?f5 ?f6 ?f7 ?f8 ?f9 ?f0 L ?f0 ?f0 Z N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draw:name="Freeform 15" draw:style-name="Mgr7" draw:text-style-name="MP1" draw:layer="Master1-bg" svg:width="3.35cm" svg:height="6.015cm" svg:x="24.709cm" svg:y="14.985cm">
          <text:p/>
          <draw:enhanced-geometry svg:viewBox="0 0 1820333 3268133" draw:text-areas="?f13 ?f15 ?f14 ?f16" draw:type="non-primitive" draw:enhanced-path="M ?f0 ?f2 L ?f3 ?f0 C ?f4 ?f5 ?f6 ?f7 ?f1 ?f8 L ?f0 ?f2 Z N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name="Title 1" presentation:style-name="Mpr46" draw:text-style-name="MP4" draw:layer="backgroundobjects" svg:width="8.544cm" svg:height="3.915cm" svg:x="1.867cm" svg:y="4.589cm" presentation:class="title">
        <draw:text-box>
          <text:p text:style-name="MP3"><text:span text:style-name="MT14">Klik om de stijl te bewerken</text:span></text:p>
        </draw:text-box>
      </draw:frame>
      <draw:frame draw:name="Content Placeholder 2" presentation:style-name="Mpr47" draw:text-style-name="MP4" draw:layer="backgroundobjects" svg:width="10.369cm" svg:height="16.922cm" svg:x="10.936cm" svg:y="1.577cm" presentation:class="title">
        <draw:text-box>
          <text:list text:style-name="ML6">
            <text:list-item>
              <text:p text:style-name="MP5"><text:span text:style-name="MT3">Klik om de modelstijlen te bewerken</text:span><text:span text:style-name="MT3"><text:line-break/></text:span><text:span text:style-name="MT3">Tweede niveau</text:span><text:span text:style-name="MT3"><text:line-break/></text:span><text:span text:style-name="MT3">Derde niveau</text:span><text:span text:style-name="MT3"><text:line-break/></text:span><text:span text:style-name="MT3">Vierde niveau</text:span><text:span text:style-name="MT3"><text:line-break/></text:span><text:span text:style-name="MT3">Vijfde niveau</text:span></text:p>
            </text:list-item>
          </text:list>
        </draw:text-box>
      </draw:frame>
      <draw:frame draw:name="Text Placeholder 3" presentation:style-name="Mpr48" draw:text-style-name="MP4" draw:layer="backgroundobjects" svg:width="8.544cm" svg:height="7.914cm" svg:x="1.867cm" svg:y="8.503cm" presentation:class="outline">
        <draw:text-box>
          <text:list text:style-name="ML7">
            <text:list-item>
              <text:p text:style-name="MP12"><text:span text:style-name="MT5">Klik om de modelstijlen te bewerken</text:span></text:p>
            </text:list-item>
          </text:list>
        </draw:text-box>
      </draw:frame>
      <draw:frame draw:name="Date Placeholder 4" presentation:style-name="Mpr49" draw:text-style-name="MP4" draw:layer="backgroundobjects" svg:width="2.095cm" svg:height="1.118cm" svg:x="16.553cm" svg:y="18.499cm" presentation:class="date-time">
        <draw:text-box>
          <text:p/>
        </draw:text-box>
      </draw:frame>
      <draw:frame draw:name="Footer Placeholder 5" presentation:style-name="Mpr49" draw:text-style-name="MP4" draw:layer="backgroundobjects" svg:width="14.157cm" svg:height="1.118cm" svg:x="1.867cm" svg:y="18.499cm" presentation:class="footer">
        <draw:text-box>
          <text:p/>
        </draw:text-box>
      </draw:frame>
      <draw:frame draw:name="Slide Number Placeholder 6" presentation:style-name="Mpr49" draw:text-style-name="MP4" draw:layer="backgroundobjects" svg:width="1.57cm" svg:height="1.118cm" svg:x="19.736cm" svg:y="18.499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Tijdelijke aanduiding voor dia-afbeelding 1" presentation:style-name="Master1-Layout8-objTx-Inhoud-met-bijschrift-title" draw:layer="backgroundobjects" svg:width="14.848cm" svg:height="11.136cm" svg:x="3.075cm" svg:y="2.257cm" presentation:class="page"/>
        <draw:frame draw:name="Tijdelijke aanduiding voor notities 2" presentation:style-name="Mpr5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5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5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5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52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Afbeelding-met-bijschrift" style:page-layout-name="PM1" draw:style-name="Mdp1">
      <draw:g draw:name="Group 16">
        <draw:custom-shape draw:name="Freeform 6" draw:style-name="Mgr3" draw:text-style-name="MP1" draw:layer="Master1-bg" svg:width="1.4cm" svg:height="8.737cm" svg:x="-0.026cm" svg:y="12.288cm">
          <text:p/>
          <draw:enhanced-geometry svg:viewBox="0 0 457200 2853267" draw:text-areas="?f12 ?f14 ?f13 ?f15" draw:type="non-primitive" draw:enhanced-path="M ?f0 ?f0 L ?f1 ?f2 ?f0 ?f3 C ?f4 ?f5 ?f6 ?f7 ?f0 ?f0 Z N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name="Straight Connector 7" draw:style-name="Mgr4" draw:layer="Master1-bg" draw:type="line" svg:x1="15.712cm" svg:y1="20.999cm" svg:x2="28.03cm" svg:y2="12.786cm" svg:d="M15712 20999l12318-8213" svg:viewBox="0 0 12319 8214">
          <text:p/>
        </draw:connector>
        <draw:connector draw:name="Straight Connector 8" draw:style-name="Mgr4" draw:layer="Master1-bg" draw:type="line" svg:x1="21.567cm" svg:y1="0cm" svg:x2="25.301cm" svg:y2="20.999cm" svg:d="M21567 0l3734 20999" svg:viewBox="0 0 3735 21000">
          <text:p/>
        </draw:connector>
        <draw:custom-shape draw:name="Freeform 9" draw:style-name="Mgr5" draw:text-style-name="MP1" draw:layer="Master1-bg" svg:width="6.95cm" svg:height="21.025cm" svg:x="21.105cm" svg:y="0cm">
          <text:p/>
          <draw:enhanced-geometry svg:viewBox="0 0 2269442 6866466" draw:text-areas="?f16 ?f18 ?f17 ?f19" draw:type="non-primitive" draw:enhanced-path="M ?f3 ?f0 L ?f0 ?f4 ?f5 ?f2 C ?f6 ?f7 ?f8 ?f9 ?f10 ?f11 L ?f3 ?f0 Z N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draw:name="Freeform 10" draw:style-name="Mgr6" draw:text-style-name="MP1" draw:layer="Master1-bg" svg:width="5.966cm" svg:height="21.025cm" svg:x="22.064cm" svg:y="-0.026cm">
          <text:p/>
          <draw:enhanced-geometry svg:viewBox="0 0 1948147 6866467" draw:text-areas="?f13 ?f15 ?f14 ?f16" draw:type="non-primitive" draw:enhanced-path="M ?f0 ?f0 L ?f3 ?f2 ?f4 ?f2 C ?f5 ?f6 ?f7 ?f8 ?f4 ?f0 L ?f0 ?f0 Z N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1" draw:style-name="Mgr7" draw:text-style-name="MP1" draw:layer="Master1-bg" svg:width="7.697cm" svg:height="8.996cm" svg:x="20.327cm" svg:y="12.003cm">
          <text:p/>
          <draw:enhanced-geometry svg:viewBox="0 0 3259667 3810000" draw:text-areas="?f12 ?f14 ?f13 ?f15" draw:type="non-primitive" draw:enhanced-path="M ?f0 ?f2 L ?f3 ?f0 C ?f4 ?f5 ?f6 ?f7 ?f1 ?f2 L ?f0 ?f2 Z N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draw:name="Freeform 12" draw:style-name="Mgr8" draw:text-style-name="MP1" draw:layer="Master1-bg" svg:width="6.562cm" svg:height="21.025cm" svg:x="21.468cm" svg:y="-0.026cm">
          <text:p/>
          <draw:enhanced-geometry svg:viewBox="0 0 2853267 6866467" draw:text-areas="?f9 ?f11 ?f10 ?f12" draw:type="non-primitive" draw:enhanced-path="M ?f0 ?f0 L ?f3 ?f2 ?f1 ?f4 ?f1 ?f0 ?f0 ?f0 Z N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draw:name="Freeform 13" draw:style-name="Mgr9" draw:text-style-name="MP1" draw:layer="Master1-bg" svg:width="2.626cm" svg:height="21.025cm" svg:x="25.404cm" svg:y="-0.026cm">
          <text:p/>
          <draw:enhanced-geometry svg:viewBox="0 0 1286933 6866467" draw:text-areas="?f13 ?f15 ?f14 ?f16" draw:type="non-primitive" draw:enhanced-path="M ?f3 ?f0 L ?f0 ?f2 ?f1 ?f2 C ?f4 ?f5 ?f6 ?f7 ?f8 ?f0 L ?f3 ?f0 Z N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4" draw:style-name="Mgr10" draw:text-style-name="MP1" draw:layer="Master1-bg" svg:width="3.267cm" svg:height="21.025cm" svg:x="24.787cm" svg:y="-0.026cm">
          <text:p/>
          <draw:enhanced-geometry svg:viewBox="0 0 1270244 6866467" draw:text-areas="?f14 ?f16 ?f15 ?f17" draw:type="non-primitive" draw:enhanced-path="M ?f0 ?f0 L ?f3 ?f2 ?f4 ?f2 C ?f5 ?f6 ?f7 ?f8 ?f9 ?f0 L ?f0 ?f0 Z N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draw:name="Freeform 15" draw:style-name="Mgr7" draw:text-style-name="MP1" draw:layer="Master1-bg" svg:width="3.35cm" svg:height="6.015cm" svg:x="24.709cm" svg:y="14.985cm">
          <text:p/>
          <draw:enhanced-geometry svg:viewBox="0 0 1820333 3268133" draw:text-areas="?f13 ?f15 ?f14 ?f16" draw:type="non-primitive" draw:enhanced-path="M ?f0 ?f2 L ?f3 ?f0 C ?f4 ?f5 ?f6 ?f7 ?f1 ?f8 L ?f0 ?f2 Z N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name="Title 1" presentation:style-name="Mpr53" draw:text-style-name="MP4" draw:layer="backgroundobjects" svg:width="19.439cm" svg:height="1.735cm" svg:x="1.867cm" svg:y="14.699cm" presentation:class="title">
        <draw:text-box>
          <text:p text:style-name="MP3"><text:span text:style-name="MT15">Klik om de stijl te bewerken</text:span></text:p>
        </draw:text-box>
      </draw:frame>
      <draw:frame draw:name="Picture Placeholder 2" presentation:style-name="Mpr54" draw:text-style-name="MP4" draw:layer="backgroundobjects" svg:width="19.439cm" svg:height="11.776cm" svg:x="1.867cm" svg:y="1.867cm" presentation:class="title">
        <draw:text-box>
          <text:p text:style-name="MP13"><text:span text:style-name="MT4">Klik op het pictogram als u een afbeelding wilt toevoegen</text:span></text:p>
        </draw:text-box>
      </draw:frame>
      <draw:frame draw:name="Text Placeholder 3" presentation:style-name="Mpr55" draw:text-style-name="MP4" draw:layer="backgroundobjects" svg:width="19.439cm" svg:height="2.064cm" svg:x="1.867cm" svg:y="16.435cm" presentation:class="outline">
        <draw:text-box>
          <text:list text:style-name="ML7">
            <text:list-item>
              <text:p text:style-name="MP12"><text:span text:style-name="MT6">Klik om de modelstijlen te bewerken</text:span></text:p>
            </text:list-item>
          </text:list>
        </draw:text-box>
      </draw:frame>
      <draw:frame draw:name="Date Placeholder 4" presentation:style-name="Mpr56" draw:text-style-name="MP4" draw:layer="backgroundobjects" svg:width="2.095cm" svg:height="1.118cm" svg:x="16.553cm" svg:y="18.499cm" presentation:class="date-time">
        <draw:text-box>
          <text:p/>
        </draw:text-box>
      </draw:frame>
      <draw:frame draw:name="Footer Placeholder 5" presentation:style-name="Mpr56" draw:text-style-name="MP4" draw:layer="backgroundobjects" svg:width="14.157cm" svg:height="1.118cm" svg:x="1.867cm" svg:y="18.499cm" presentation:class="footer">
        <draw:text-box>
          <text:p/>
        </draw:text-box>
      </draw:frame>
      <draw:frame draw:name="Slide Number Placeholder 6" presentation:style-name="Mpr56" draw:text-style-name="MP4" draw:layer="backgroundobjects" svg:width="1.57cm" svg:height="1.118cm" svg:x="19.736cm" svg:y="18.499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Tijdelijke aanduiding voor dia-afbeelding 1" presentation:style-name="Master1-Layout9-picTx-Afbeelding-met-bijschrift-title" draw:layer="backgroundobjects" svg:width="14.848cm" svg:height="11.136cm" svg:x="3.075cm" svg:y="2.257cm" presentation:class="page"/>
        <draw:frame draw:name="Tijdelijke aanduiding voor notities 2" presentation:style-name="Mpr5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5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5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5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59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cust-Titel-en-bijschrift" style:page-layout-name="PM1" draw:style-name="Mdp1">
      <draw:g draw:name="Group 16">
        <draw:custom-shape draw:name="Freeform 6" draw:style-name="Mgr3" draw:text-style-name="MP1" draw:layer="Master1-bg" svg:width="1.4cm" svg:height="8.737cm" svg:x="-0.026cm" svg:y="12.288cm">
          <text:p/>
          <draw:enhanced-geometry svg:viewBox="0 0 457200 2853267" draw:text-areas="?f12 ?f14 ?f13 ?f15" draw:type="non-primitive" draw:enhanced-path="M ?f0 ?f0 L ?f1 ?f2 ?f0 ?f3 C ?f4 ?f5 ?f6 ?f7 ?f0 ?f0 Z N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name="Straight Connector 7" draw:style-name="Mgr4" draw:layer="Master1-bg" draw:type="line" svg:x1="15.712cm" svg:y1="20.999cm" svg:x2="28.03cm" svg:y2="12.786cm" svg:d="M15712 20999l12318-8213" svg:viewBox="0 0 12319 8214">
          <text:p/>
        </draw:connector>
        <draw:connector draw:name="Straight Connector 8" draw:style-name="Mgr4" draw:layer="Master1-bg" draw:type="line" svg:x1="21.567cm" svg:y1="0cm" svg:x2="25.301cm" svg:y2="20.999cm" svg:d="M21567 0l3734 20999" svg:viewBox="0 0 3735 21000">
          <text:p/>
        </draw:connector>
        <draw:custom-shape draw:name="Freeform 9" draw:style-name="Mgr5" draw:text-style-name="MP1" draw:layer="Master1-bg" svg:width="6.95cm" svg:height="21.025cm" svg:x="21.105cm" svg:y="0cm">
          <text:p/>
          <draw:enhanced-geometry svg:viewBox="0 0 2269442 6866466" draw:text-areas="?f16 ?f18 ?f17 ?f19" draw:type="non-primitive" draw:enhanced-path="M ?f3 ?f0 L ?f0 ?f4 ?f5 ?f2 C ?f6 ?f7 ?f8 ?f9 ?f10 ?f11 L ?f3 ?f0 Z N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draw:name="Freeform 10" draw:style-name="Mgr6" draw:text-style-name="MP1" draw:layer="Master1-bg" svg:width="5.966cm" svg:height="21.025cm" svg:x="22.064cm" svg:y="-0.026cm">
          <text:p/>
          <draw:enhanced-geometry svg:viewBox="0 0 1948147 6866467" draw:text-areas="?f13 ?f15 ?f14 ?f16" draw:type="non-primitive" draw:enhanced-path="M ?f0 ?f0 L ?f3 ?f2 ?f4 ?f2 C ?f5 ?f6 ?f7 ?f8 ?f4 ?f0 L ?f0 ?f0 Z N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1" draw:style-name="Mgr7" draw:text-style-name="MP1" draw:layer="Master1-bg" svg:width="7.697cm" svg:height="8.996cm" svg:x="20.327cm" svg:y="12.003cm">
          <text:p/>
          <draw:enhanced-geometry svg:viewBox="0 0 3259667 3810000" draw:text-areas="?f12 ?f14 ?f13 ?f15" draw:type="non-primitive" draw:enhanced-path="M ?f0 ?f2 L ?f3 ?f0 C ?f4 ?f5 ?f6 ?f7 ?f1 ?f2 L ?f0 ?f2 Z N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draw:name="Freeform 12" draw:style-name="Mgr8" draw:text-style-name="MP1" draw:layer="Master1-bg" svg:width="6.562cm" svg:height="21.025cm" svg:x="21.468cm" svg:y="-0.026cm">
          <text:p/>
          <draw:enhanced-geometry svg:viewBox="0 0 2853267 6866467" draw:text-areas="?f9 ?f11 ?f10 ?f12" draw:type="non-primitive" draw:enhanced-path="M ?f0 ?f0 L ?f3 ?f2 ?f1 ?f4 ?f1 ?f0 ?f0 ?f0 Z N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draw:name="Freeform 13" draw:style-name="Mgr9" draw:text-style-name="MP1" draw:layer="Master1-bg" svg:width="2.626cm" svg:height="21.025cm" svg:x="25.404cm" svg:y="-0.026cm">
          <text:p/>
          <draw:enhanced-geometry svg:viewBox="0 0 1286933 6866467" draw:text-areas="?f13 ?f15 ?f14 ?f16" draw:type="non-primitive" draw:enhanced-path="M ?f3 ?f0 L ?f0 ?f2 ?f1 ?f2 C ?f4 ?f5 ?f6 ?f7 ?f8 ?f0 L ?f3 ?f0 Z N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4" draw:style-name="Mgr10" draw:text-style-name="MP1" draw:layer="Master1-bg" svg:width="3.267cm" svg:height="21.025cm" svg:x="24.787cm" svg:y="-0.026cm">
          <text:p/>
          <draw:enhanced-geometry svg:viewBox="0 0 1270244 6866467" draw:text-areas="?f14 ?f16 ?f15 ?f17" draw:type="non-primitive" draw:enhanced-path="M ?f0 ?f0 L ?f3 ?f2 ?f4 ?f2 C ?f5 ?f6 ?f7 ?f8 ?f9 ?f0 L ?f0 ?f0 Z N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draw:name="Freeform 15" draw:style-name="Mgr7" draw:text-style-name="MP1" draw:layer="Master1-bg" svg:width="3.35cm" svg:height="6.015cm" svg:x="24.709cm" svg:y="14.985cm">
          <text:p/>
          <draw:enhanced-geometry svg:viewBox="0 0 1820333 3268133" draw:text-areas="?f13 ?f15 ?f14 ?f16" draw:type="non-primitive" draw:enhanced-path="M ?f0 ?f2 L ?f3 ?f0 C ?f4 ?f5 ?f6 ?f7 ?f1 ?f8 L ?f0 ?f2 Z N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name="Title 1" presentation:style-name="Mpr60" draw:text-style-name="MP4" draw:layer="backgroundobjects" svg:width="19.439cm" svg:height="10.422cm" svg:x="1.867cm" svg:y="1.867cm" presentation:class="title">
        <draw:text-box>
          <text:p text:style-name="MP3"><text:span text:style-name="MT16">Klik om de stijl te bewerken</text:span></text:p>
        </draw:text-box>
      </draw:frame>
      <draw:frame draw:name="Text Placeholder 2" presentation:style-name="Mpr61" draw:text-style-name="MP4" draw:layer="backgroundobjects" svg:width="19.439cm" svg:height="4.81cm" svg:x="1.867cm" svg:y="13.688cm" presentation:class="outline">
        <draw:text-box>
          <text:list text:style-name="ML7">
            <text:list-item>
              <text:p text:style-name="MP12"><text:span text:style-name="MT3">Klik om de modelstijlen te bewerken</text:span></text:p>
            </text:list-item>
          </text:list>
        </draw:text-box>
      </draw:frame>
      <draw:frame draw:name="Date Placeholder 3" presentation:style-name="Mpr62" draw:text-style-name="MP4" draw:layer="backgroundobjects" svg:width="2.095cm" svg:height="1.118cm" svg:x="16.553cm" svg:y="18.499cm" presentation:class="date-time">
        <draw:text-box>
          <text:p/>
        </draw:text-box>
      </draw:frame>
      <draw:frame draw:name="Footer Placeholder 4" presentation:style-name="Mpr62" draw:text-style-name="MP4" draw:layer="backgroundobjects" svg:width="14.157cm" svg:height="1.118cm" svg:x="1.867cm" svg:y="18.499cm" presentation:class="footer">
        <draw:text-box>
          <text:p/>
        </draw:text-box>
      </draw:frame>
      <draw:frame draw:name="Slide Number Placeholder 5" presentation:style-name="Mpr62" draw:text-style-name="MP4" draw:layer="backgroundobjects" svg:width="1.57cm" svg:height="1.118cm" svg:x="19.736cm" svg:y="18.499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Tijdelijke aanduiding voor dia-afbeelding 1" presentation:style-name="Master1-Layout10-cust-Titel-en-bijschrift-title" draw:layer="backgroundobjects" svg:width="14.848cm" svg:height="11.136cm" svg:x="3.075cm" svg:y="2.257cm" presentation:class="page"/>
        <draw:frame draw:name="Tijdelijke aanduiding voor notities 2" presentation:style-name="Mpr6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6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6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6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65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cust-Citeraat-met-bijschrift" style:page-layout-name="PM1" draw:style-name="Mdp1">
      <draw:g draw:name="Group 16">
        <draw:custom-shape draw:name="Freeform 6" draw:style-name="Mgr3" draw:text-style-name="MP1" draw:layer="Master1-bg" svg:width="1.4cm" svg:height="8.737cm" svg:x="-0.026cm" svg:y="12.288cm">
          <text:p/>
          <draw:enhanced-geometry svg:viewBox="0 0 457200 2853267" draw:text-areas="?f12 ?f14 ?f13 ?f15" draw:type="non-primitive" draw:enhanced-path="M ?f0 ?f0 L ?f1 ?f2 ?f0 ?f3 C ?f4 ?f5 ?f6 ?f7 ?f0 ?f0 Z N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name="Straight Connector 7" draw:style-name="Mgr4" draw:layer="Master1-bg" draw:type="line" svg:x1="15.712cm" svg:y1="20.999cm" svg:x2="28.03cm" svg:y2="12.786cm" svg:d="M15712 20999l12318-8213" svg:viewBox="0 0 12319 8214">
          <text:p/>
        </draw:connector>
        <draw:connector draw:name="Straight Connector 8" draw:style-name="Mgr4" draw:layer="Master1-bg" draw:type="line" svg:x1="21.567cm" svg:y1="0cm" svg:x2="25.301cm" svg:y2="20.999cm" svg:d="M21567 0l3734 20999" svg:viewBox="0 0 3735 21000">
          <text:p/>
        </draw:connector>
        <draw:custom-shape draw:name="Freeform 9" draw:style-name="Mgr5" draw:text-style-name="MP1" draw:layer="Master1-bg" svg:width="6.95cm" svg:height="21.025cm" svg:x="21.105cm" svg:y="0cm">
          <text:p/>
          <draw:enhanced-geometry svg:viewBox="0 0 2269442 6866466" draw:text-areas="?f16 ?f18 ?f17 ?f19" draw:type="non-primitive" draw:enhanced-path="M ?f3 ?f0 L ?f0 ?f4 ?f5 ?f2 C ?f6 ?f7 ?f8 ?f9 ?f10 ?f11 L ?f3 ?f0 Z N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draw:name="Freeform 10" draw:style-name="Mgr6" draw:text-style-name="MP1" draw:layer="Master1-bg" svg:width="5.966cm" svg:height="21.025cm" svg:x="22.064cm" svg:y="-0.026cm">
          <text:p/>
          <draw:enhanced-geometry svg:viewBox="0 0 1948147 6866467" draw:text-areas="?f13 ?f15 ?f14 ?f16" draw:type="non-primitive" draw:enhanced-path="M ?f0 ?f0 L ?f3 ?f2 ?f4 ?f2 C ?f5 ?f6 ?f7 ?f8 ?f4 ?f0 L ?f0 ?f0 Z N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1" draw:style-name="Mgr7" draw:text-style-name="MP1" draw:layer="Master1-bg" svg:width="7.697cm" svg:height="8.996cm" svg:x="20.327cm" svg:y="12.003cm">
          <text:p/>
          <draw:enhanced-geometry svg:viewBox="0 0 3259667 3810000" draw:text-areas="?f12 ?f14 ?f13 ?f15" draw:type="non-primitive" draw:enhanced-path="M ?f0 ?f2 L ?f3 ?f0 C ?f4 ?f5 ?f6 ?f7 ?f1 ?f2 L ?f0 ?f2 Z N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draw:name="Freeform 12" draw:style-name="Mgr8" draw:text-style-name="MP1" draw:layer="Master1-bg" svg:width="6.562cm" svg:height="21.025cm" svg:x="21.468cm" svg:y="-0.026cm">
          <text:p/>
          <draw:enhanced-geometry svg:viewBox="0 0 2853267 6866467" draw:text-areas="?f9 ?f11 ?f10 ?f12" draw:type="non-primitive" draw:enhanced-path="M ?f0 ?f0 L ?f3 ?f2 ?f1 ?f4 ?f1 ?f0 ?f0 ?f0 Z N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draw:name="Freeform 13" draw:style-name="Mgr9" draw:text-style-name="MP1" draw:layer="Master1-bg" svg:width="2.626cm" svg:height="21.025cm" svg:x="25.404cm" svg:y="-0.026cm">
          <text:p/>
          <draw:enhanced-geometry svg:viewBox="0 0 1286933 6866467" draw:text-areas="?f13 ?f15 ?f14 ?f16" draw:type="non-primitive" draw:enhanced-path="M ?f3 ?f0 L ?f0 ?f2 ?f1 ?f2 C ?f4 ?f5 ?f6 ?f7 ?f8 ?f0 L ?f3 ?f0 Z N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4" draw:style-name="Mgr10" draw:text-style-name="MP1" draw:layer="Master1-bg" svg:width="3.267cm" svg:height="21.025cm" svg:x="24.787cm" svg:y="-0.026cm">
          <text:p/>
          <draw:enhanced-geometry svg:viewBox="0 0 1270244 6866467" draw:text-areas="?f14 ?f16 ?f15 ?f17" draw:type="non-primitive" draw:enhanced-path="M ?f0 ?f0 L ?f3 ?f2 ?f4 ?f2 C ?f5 ?f6 ?f7 ?f8 ?f9 ?f0 L ?f0 ?f0 Z N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draw:name="Freeform 15" draw:style-name="Mgr7" draw:text-style-name="MP1" draw:layer="Master1-bg" svg:width="3.35cm" svg:height="6.015cm" svg:x="24.709cm" svg:y="14.985cm">
          <text:p/>
          <draw:enhanced-geometry svg:viewBox="0 0 1820333 3268133" draw:text-areas="?f13 ?f15 ?f14 ?f16" draw:type="non-primitive" draw:enhanced-path="M ?f0 ?f2 L ?f3 ?f0 C ?f4 ?f5 ?f6 ?f7 ?f1 ?f8 L ?f0 ?f2 Z N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name="Title 1" presentation:style-name="Mpr66" draw:text-style-name="MP4" draw:layer="backgroundobjects" svg:width="18.595cm" svg:height="9.255cm" svg:x="2.373cm" svg:y="1.867cm" presentation:class="title">
        <draw:text-box>
          <text:p text:style-name="MP3"><text:span text:style-name="MT16">Klik om de stijl te bewerken</text:span></text:p>
        </draw:text-box>
      </draw:frame>
      <draw:frame draw:name="Text Placeholder 9" presentation:style-name="Mpr67" draw:text-style-name="MP4" draw:layer="backgroundobjects" svg:width="16.597cm" svg:height="1.167cm" svg:x="3.372cm" svg:y="11.122cm" presentation:class="outline">
        <draw:text-box>
          <text:list text:style-name="ML7">
            <text:list-item>
              <text:p text:style-name="MP12"><text:span text:style-name="MT17">Klik om de modelstijlen te bewerken</text:span></text:p>
            </text:list-item>
          </text:list>
        </draw:text-box>
      </draw:frame>
      <draw:frame draw:name="Text Placeholder 2" presentation:style-name="Mpr67" draw:text-style-name="MP4" draw:layer="backgroundobjects" svg:width="19.439cm" svg:height="4.81cm" svg:x="1.867cm" svg:y="13.688cm" presentation:class="outline">
        <draw:text-box>
          <text:list text:style-name="ML7">
            <text:list-item>
              <text:p text:style-name="MP12"><text:span text:style-name="MT3">Klik om de modelstijlen te bewerken</text:span></text:p>
            </text:list-item>
          </text:list>
        </draw:text-box>
      </draw:frame>
      <draw:frame draw:name="Date Placeholder 3" presentation:style-name="Mpr68" draw:text-style-name="MP4" draw:layer="backgroundobjects" svg:width="2.095cm" svg:height="1.118cm" svg:x="16.553cm" svg:y="18.499cm" presentation:class="date-time">
        <draw:text-box>
          <text:p/>
        </draw:text-box>
      </draw:frame>
      <draw:frame draw:name="Footer Placeholder 4" presentation:style-name="Mpr68" draw:text-style-name="MP4" draw:layer="backgroundobjects" svg:width="14.157cm" svg:height="1.118cm" svg:x="1.867cm" svg:y="18.499cm" presentation:class="footer">
        <draw:text-box>
          <text:p/>
        </draw:text-box>
      </draw:frame>
      <draw:frame draw:name="Slide Number Placeholder 5" presentation:style-name="Mpr68" draw:text-style-name="MP4" draw:layer="backgroundobjects" svg:width="1.57cm" svg:height="1.118cm" svg:x="19.736cm" svg:y="18.499cm" presentation:class="page-number">
        <draw:text-box>
          <text:p text:style-name="MP10"><text:span text:style-name="MT7"><text:page-number>&lt;number&gt;</text:page-number></text:span></text:p>
        </draw:text-box>
      </draw:frame>
      <draw:frame draw:name="TextBox 23" draw:style-name="Mgr12" draw:text-style-name="MP1" draw:layer="backgroundobjects" svg:width="1.4cm" svg:height="1.791cm" svg:x="1.478cm" svg:y="2.42cm">
        <draw:text-box>
          <text:p text:style-name="MP3"><text:span text:style-name="MT18">“</text:span></text:p>
        </draw:text-box>
      </draw:frame>
      <draw:frame draw:name="TextBox 24" draw:style-name="Mgr12" draw:text-style-name="MP1" draw:layer="backgroundobjects" svg:width="1.4cm" svg:height="1.791cm" svg:x="20.664cm" svg:y="8.839cm">
        <draw:text-box>
          <text:p text:style-name="MP3"><text:span text:style-name="MT18">”</text:span></text:p>
        </draw:text-box>
      </draw:frame>
      <presentation:notes style:page-layout-name="PM0">
        <draw:page-thumbnail draw:name="Tijdelijke aanduiding voor dia-afbeelding 1" presentation:style-name="Master1-Layout11-cust-Citeraat-met-bijschrift-title" draw:layer="backgroundobjects" svg:width="14.848cm" svg:height="11.136cm" svg:x="3.075cm" svg:y="2.257cm" presentation:class="page"/>
        <draw:frame draw:name="Tijdelijke aanduiding voor notities 2" presentation:style-name="Mpr6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7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7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7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71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cust-Naamkaartje" style:page-layout-name="PM1" draw:style-name="Mdp1">
      <draw:g draw:name="Group 16">
        <draw:custom-shape draw:name="Freeform 6" draw:style-name="Mgr3" draw:text-style-name="MP1" draw:layer="Master1-bg" svg:width="1.4cm" svg:height="8.737cm" svg:x="-0.026cm" svg:y="12.288cm">
          <text:p/>
          <draw:enhanced-geometry svg:viewBox="0 0 457200 2853267" draw:text-areas="?f12 ?f14 ?f13 ?f15" draw:type="non-primitive" draw:enhanced-path="M ?f0 ?f0 L ?f1 ?f2 ?f0 ?f3 C ?f4 ?f5 ?f6 ?f7 ?f0 ?f0 Z N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name="Straight Connector 7" draw:style-name="Mgr4" draw:layer="Master1-bg" draw:type="line" svg:x1="15.712cm" svg:y1="20.999cm" svg:x2="28.03cm" svg:y2="12.786cm" svg:d="M15712 20999l12318-8213" svg:viewBox="0 0 12319 8214">
          <text:p/>
        </draw:connector>
        <draw:connector draw:name="Straight Connector 8" draw:style-name="Mgr4" draw:layer="Master1-bg" draw:type="line" svg:x1="21.567cm" svg:y1="0cm" svg:x2="25.301cm" svg:y2="20.999cm" svg:d="M21567 0l3734 20999" svg:viewBox="0 0 3735 21000">
          <text:p/>
        </draw:connector>
        <draw:custom-shape draw:name="Freeform 9" draw:style-name="Mgr5" draw:text-style-name="MP1" draw:layer="Master1-bg" svg:width="6.95cm" svg:height="21.025cm" svg:x="21.105cm" svg:y="0cm">
          <text:p/>
          <draw:enhanced-geometry svg:viewBox="0 0 2269442 6866466" draw:text-areas="?f16 ?f18 ?f17 ?f19" draw:type="non-primitive" draw:enhanced-path="M ?f3 ?f0 L ?f0 ?f4 ?f5 ?f2 C ?f6 ?f7 ?f8 ?f9 ?f10 ?f11 L ?f3 ?f0 Z N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draw:name="Freeform 10" draw:style-name="Mgr6" draw:text-style-name="MP1" draw:layer="Master1-bg" svg:width="5.966cm" svg:height="21.025cm" svg:x="22.064cm" svg:y="-0.026cm">
          <text:p/>
          <draw:enhanced-geometry svg:viewBox="0 0 1948147 6866467" draw:text-areas="?f13 ?f15 ?f14 ?f16" draw:type="non-primitive" draw:enhanced-path="M ?f0 ?f0 L ?f3 ?f2 ?f4 ?f2 C ?f5 ?f6 ?f7 ?f8 ?f4 ?f0 L ?f0 ?f0 Z N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1" draw:style-name="Mgr7" draw:text-style-name="MP1" draw:layer="Master1-bg" svg:width="7.697cm" svg:height="8.996cm" svg:x="20.327cm" svg:y="12.003cm">
          <text:p/>
          <draw:enhanced-geometry svg:viewBox="0 0 3259667 3810000" draw:text-areas="?f12 ?f14 ?f13 ?f15" draw:type="non-primitive" draw:enhanced-path="M ?f0 ?f2 L ?f3 ?f0 C ?f4 ?f5 ?f6 ?f7 ?f1 ?f2 L ?f0 ?f2 Z N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draw:name="Freeform 12" draw:style-name="Mgr8" draw:text-style-name="MP1" draw:layer="Master1-bg" svg:width="6.562cm" svg:height="21.025cm" svg:x="21.468cm" svg:y="-0.026cm">
          <text:p/>
          <draw:enhanced-geometry svg:viewBox="0 0 2853267 6866467" draw:text-areas="?f9 ?f11 ?f10 ?f12" draw:type="non-primitive" draw:enhanced-path="M ?f0 ?f0 L ?f3 ?f2 ?f1 ?f4 ?f1 ?f0 ?f0 ?f0 Z N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draw:name="Freeform 13" draw:style-name="Mgr9" draw:text-style-name="MP1" draw:layer="Master1-bg" svg:width="2.626cm" svg:height="21.025cm" svg:x="25.404cm" svg:y="-0.026cm">
          <text:p/>
          <draw:enhanced-geometry svg:viewBox="0 0 1286933 6866467" draw:text-areas="?f13 ?f15 ?f14 ?f16" draw:type="non-primitive" draw:enhanced-path="M ?f3 ?f0 L ?f0 ?f2 ?f1 ?f2 C ?f4 ?f5 ?f6 ?f7 ?f8 ?f0 L ?f3 ?f0 Z N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4" draw:style-name="Mgr10" draw:text-style-name="MP1" draw:layer="Master1-bg" svg:width="3.267cm" svg:height="21.025cm" svg:x="24.787cm" svg:y="-0.026cm">
          <text:p/>
          <draw:enhanced-geometry svg:viewBox="0 0 1270244 6866467" draw:text-areas="?f14 ?f16 ?f15 ?f17" draw:type="non-primitive" draw:enhanced-path="M ?f0 ?f0 L ?f3 ?f2 ?f4 ?f2 C ?f5 ?f6 ?f7 ?f8 ?f9 ?f0 L ?f0 ?f0 Z N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draw:name="Freeform 15" draw:style-name="Mgr7" draw:text-style-name="MP1" draw:layer="Master1-bg" svg:width="3.35cm" svg:height="6.015cm" svg:x="24.709cm" svg:y="14.985cm">
          <text:p/>
          <draw:enhanced-geometry svg:viewBox="0 0 1820333 3268133" draw:text-areas="?f13 ?f15 ?f14 ?f16" draw:type="non-primitive" draw:enhanced-path="M ?f0 ?f2 L ?f3 ?f0 C ?f4 ?f5 ?f6 ?f7 ?f1 ?f8 L ?f0 ?f2 Z N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name="Title 1" presentation:style-name="Mpr72" draw:text-style-name="MP4" draw:layer="backgroundobjects" svg:width="19.439cm" svg:height="7.947cm" svg:x="1.867cm" svg:y="5.916cm" presentation:class="title">
        <draw:text-box>
          <text:p text:style-name="MP3"><text:span text:style-name="MT16">Klik om de stijl te bewerken</text:span></text:p>
        </draw:text-box>
      </draw:frame>
      <draw:frame draw:name="Text Placeholder 2" presentation:style-name="Mpr73" draw:text-style-name="MP4" draw:layer="backgroundobjects" svg:width="19.439cm" svg:height="4.636cm" svg:x="1.867cm" svg:y="13.863cm" presentation:class="outline">
        <draw:text-box>
          <text:list text:style-name="ML7">
            <text:list-item>
              <text:p text:style-name="MP12"><text:span text:style-name="MT3">Klik om de modelstijlen te bewerken</text:span></text:p>
            </text:list-item>
          </text:list>
        </draw:text-box>
      </draw:frame>
      <draw:frame draw:name="Date Placeholder 3" presentation:style-name="Mpr74" draw:text-style-name="MP4" draw:layer="backgroundobjects" svg:width="2.095cm" svg:height="1.118cm" svg:x="16.553cm" svg:y="18.499cm" presentation:class="date-time">
        <draw:text-box>
          <text:p/>
        </draw:text-box>
      </draw:frame>
      <draw:frame draw:name="Footer Placeholder 4" presentation:style-name="Mpr74" draw:text-style-name="MP4" draw:layer="backgroundobjects" svg:width="14.157cm" svg:height="1.118cm" svg:x="1.867cm" svg:y="18.499cm" presentation:class="footer">
        <draw:text-box>
          <text:p/>
        </draw:text-box>
      </draw:frame>
      <draw:frame draw:name="Slide Number Placeholder 5" presentation:style-name="Mpr74" draw:text-style-name="MP4" draw:layer="backgroundobjects" svg:width="1.57cm" svg:height="1.118cm" svg:x="19.736cm" svg:y="18.499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Tijdelijke aanduiding voor dia-afbeelding 1" presentation:style-name="Master1-Layout12-cust-Naamkaartje-title" draw:layer="backgroundobjects" svg:width="14.848cm" svg:height="11.136cm" svg:x="3.075cm" svg:y="2.257cm" presentation:class="page"/>
        <draw:frame draw:name="Tijdelijke aanduiding voor notities 2" presentation:style-name="Mpr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7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7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7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77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3-cust-Offerte-naamkaartje" style:page-layout-name="PM1" draw:style-name="Mdp1">
      <draw:g draw:name="Group 16">
        <draw:custom-shape draw:name="Freeform 6" draw:style-name="Mgr3" draw:text-style-name="MP1" draw:layer="Master1-bg" svg:width="1.4cm" svg:height="8.737cm" svg:x="-0.026cm" svg:y="12.288cm">
          <text:p/>
          <draw:enhanced-geometry svg:viewBox="0 0 457200 2853267" draw:text-areas="?f12 ?f14 ?f13 ?f15" draw:type="non-primitive" draw:enhanced-path="M ?f0 ?f0 L ?f1 ?f2 ?f0 ?f3 C ?f4 ?f5 ?f6 ?f7 ?f0 ?f0 Z N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name="Straight Connector 7" draw:style-name="Mgr4" draw:layer="Master1-bg" draw:type="line" svg:x1="15.712cm" svg:y1="20.999cm" svg:x2="28.03cm" svg:y2="12.786cm" svg:d="M15712 20999l12318-8213" svg:viewBox="0 0 12319 8214">
          <text:p/>
        </draw:connector>
        <draw:connector draw:name="Straight Connector 8" draw:style-name="Mgr4" draw:layer="Master1-bg" draw:type="line" svg:x1="21.567cm" svg:y1="0cm" svg:x2="25.301cm" svg:y2="20.999cm" svg:d="M21567 0l3734 20999" svg:viewBox="0 0 3735 21000">
          <text:p/>
        </draw:connector>
        <draw:custom-shape draw:name="Freeform 9" draw:style-name="Mgr5" draw:text-style-name="MP1" draw:layer="Master1-bg" svg:width="6.95cm" svg:height="21.025cm" svg:x="21.105cm" svg:y="0cm">
          <text:p/>
          <draw:enhanced-geometry svg:viewBox="0 0 2269442 6866466" draw:text-areas="?f16 ?f18 ?f17 ?f19" draw:type="non-primitive" draw:enhanced-path="M ?f3 ?f0 L ?f0 ?f4 ?f5 ?f2 C ?f6 ?f7 ?f8 ?f9 ?f10 ?f11 L ?f3 ?f0 Z N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draw:name="Freeform 10" draw:style-name="Mgr6" draw:text-style-name="MP1" draw:layer="Master1-bg" svg:width="5.966cm" svg:height="21.025cm" svg:x="22.064cm" svg:y="-0.026cm">
          <text:p/>
          <draw:enhanced-geometry svg:viewBox="0 0 1948147 6866467" draw:text-areas="?f13 ?f15 ?f14 ?f16" draw:type="non-primitive" draw:enhanced-path="M ?f0 ?f0 L ?f3 ?f2 ?f4 ?f2 C ?f5 ?f6 ?f7 ?f8 ?f4 ?f0 L ?f0 ?f0 Z N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1" draw:style-name="Mgr7" draw:text-style-name="MP1" draw:layer="Master1-bg" svg:width="7.697cm" svg:height="8.996cm" svg:x="20.327cm" svg:y="12.003cm">
          <text:p/>
          <draw:enhanced-geometry svg:viewBox="0 0 3259667 3810000" draw:text-areas="?f12 ?f14 ?f13 ?f15" draw:type="non-primitive" draw:enhanced-path="M ?f0 ?f2 L ?f3 ?f0 C ?f4 ?f5 ?f6 ?f7 ?f1 ?f2 L ?f0 ?f2 Z N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draw:name="Freeform 12" draw:style-name="Mgr8" draw:text-style-name="MP1" draw:layer="Master1-bg" svg:width="6.562cm" svg:height="21.025cm" svg:x="21.468cm" svg:y="-0.026cm">
          <text:p/>
          <draw:enhanced-geometry svg:viewBox="0 0 2853267 6866467" draw:text-areas="?f9 ?f11 ?f10 ?f12" draw:type="non-primitive" draw:enhanced-path="M ?f0 ?f0 L ?f3 ?f2 ?f1 ?f4 ?f1 ?f0 ?f0 ?f0 Z N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draw:name="Freeform 13" draw:style-name="Mgr9" draw:text-style-name="MP1" draw:layer="Master1-bg" svg:width="2.626cm" svg:height="21.025cm" svg:x="25.404cm" svg:y="-0.026cm">
          <text:p/>
          <draw:enhanced-geometry svg:viewBox="0 0 1286933 6866467" draw:text-areas="?f13 ?f15 ?f14 ?f16" draw:type="non-primitive" draw:enhanced-path="M ?f3 ?f0 L ?f0 ?f2 ?f1 ?f2 C ?f4 ?f5 ?f6 ?f7 ?f8 ?f0 L ?f3 ?f0 Z N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4" draw:style-name="Mgr10" draw:text-style-name="MP1" draw:layer="Master1-bg" svg:width="3.267cm" svg:height="21.025cm" svg:x="24.787cm" svg:y="-0.026cm">
          <text:p/>
          <draw:enhanced-geometry svg:viewBox="0 0 1270244 6866467" draw:text-areas="?f14 ?f16 ?f15 ?f17" draw:type="non-primitive" draw:enhanced-path="M ?f0 ?f0 L ?f3 ?f2 ?f4 ?f2 C ?f5 ?f6 ?f7 ?f8 ?f9 ?f0 L ?f0 ?f0 Z N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draw:name="Freeform 15" draw:style-name="Mgr7" draw:text-style-name="MP1" draw:layer="Master1-bg" svg:width="3.35cm" svg:height="6.015cm" svg:x="24.709cm" svg:y="14.985cm">
          <text:p/>
          <draw:enhanced-geometry svg:viewBox="0 0 1820333 3268133" draw:text-areas="?f13 ?f15 ?f14 ?f16" draw:type="non-primitive" draw:enhanced-path="M ?f0 ?f2 L ?f3 ?f0 C ?f4 ?f5 ?f6 ?f7 ?f1 ?f8 L ?f0 ?f2 Z N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name="Title 1" presentation:style-name="Mpr78" draw:text-style-name="MP4" draw:layer="backgroundobjects" svg:width="18.595cm" svg:height="9.255cm" svg:x="2.373cm" svg:y="1.867cm" presentation:class="title">
        <draw:text-box>
          <text:p text:style-name="MP3"><text:span text:style-name="MT16">Klik om de stijl te bewerken</text:span></text:p>
        </draw:text-box>
      </draw:frame>
      <draw:frame draw:name="Text Placeholder 9" presentation:style-name="Mpr79" draw:text-style-name="MP4" draw:layer="backgroundobjects" svg:width="19.439cm" svg:height="1.575cm" svg:x="1.867cm" svg:y="12.288cm" presentation:class="outline">
        <draw:text-box>
          <text:list text:style-name="ML7">
            <text:list-item>
              <text:p text:style-name="MP12"><text:span text:style-name="MT13">Klik om de modelstijlen te bewerken</text:span></text:p>
            </text:list-item>
          </text:list>
        </draw:text-box>
      </draw:frame>
      <draw:frame draw:name="Text Placeholder 2" presentation:style-name="Mpr80" draw:text-style-name="MP4" draw:layer="backgroundobjects" svg:width="19.439cm" svg:height="4.636cm" svg:x="1.867cm" svg:y="13.863cm" presentation:class="outline">
        <draw:text-box>
          <text:list text:style-name="ML7">
            <text:list-item>
              <text:p text:style-name="MP12"><text:span text:style-name="MT10">Klik om de modelstijlen te bewerken</text:span></text:p>
            </text:list-item>
          </text:list>
        </draw:text-box>
      </draw:frame>
      <draw:frame draw:name="Date Placeholder 3" presentation:style-name="Mpr81" draw:text-style-name="MP4" draw:layer="backgroundobjects" svg:width="2.095cm" svg:height="1.118cm" svg:x="16.553cm" svg:y="18.499cm" presentation:class="date-time">
        <draw:text-box>
          <text:p/>
        </draw:text-box>
      </draw:frame>
      <draw:frame draw:name="Footer Placeholder 4" presentation:style-name="Mpr81" draw:text-style-name="MP4" draw:layer="backgroundobjects" svg:width="14.157cm" svg:height="1.118cm" svg:x="1.867cm" svg:y="18.499cm" presentation:class="footer">
        <draw:text-box>
          <text:p/>
        </draw:text-box>
      </draw:frame>
      <draw:frame draw:name="Slide Number Placeholder 5" presentation:style-name="Mpr81" draw:text-style-name="MP4" draw:layer="backgroundobjects" svg:width="1.57cm" svg:height="1.118cm" svg:x="19.736cm" svg:y="18.499cm" presentation:class="page-number">
        <draw:text-box>
          <text:p text:style-name="MP10"><text:span text:style-name="MT7"><text:page-number>&lt;number&gt;</text:page-number></text:span></text:p>
        </draw:text-box>
      </draw:frame>
      <draw:frame draw:name="TextBox 23" draw:style-name="Mgr12" draw:text-style-name="MP1" draw:layer="backgroundobjects" svg:width="1.4cm" svg:height="1.791cm" svg:x="1.478cm" svg:y="2.42cm">
        <draw:text-box>
          <text:p text:style-name="MP3"><text:span text:style-name="MT18">“</text:span></text:p>
        </draw:text-box>
      </draw:frame>
      <draw:frame draw:name="TextBox 24" draw:style-name="Mgr12" draw:text-style-name="MP1" draw:layer="backgroundobjects" svg:width="1.4cm" svg:height="1.791cm" svg:x="20.664cm" svg:y="8.839cm">
        <draw:text-box>
          <text:p text:style-name="MP3"><text:span text:style-name="MT18">”</text:span></text:p>
        </draw:text-box>
      </draw:frame>
      <presentation:notes style:page-layout-name="PM0">
        <draw:page-thumbnail draw:name="Tijdelijke aanduiding voor dia-afbeelding 1" presentation:style-name="Master1-Layout13-cust-Offerte-naamkaartje-title" draw:layer="backgroundobjects" svg:width="14.848cm" svg:height="11.136cm" svg:x="3.075cm" svg:y="2.257cm" presentation:class="page"/>
        <draw:frame draw:name="Tijdelijke aanduiding voor notities 2" presentation:style-name="Mpr8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8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8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4-cust-Waar-of-onwaar" style:page-layout-name="PM1" draw:style-name="Mdp1">
      <draw:g draw:name="Group 16">
        <draw:custom-shape draw:name="Freeform 6" draw:style-name="Mgr3" draw:text-style-name="MP1" draw:layer="Master1-bg" svg:width="1.4cm" svg:height="8.737cm" svg:x="-0.026cm" svg:y="12.288cm">
          <text:p/>
          <draw:enhanced-geometry svg:viewBox="0 0 457200 2853267" draw:text-areas="?f12 ?f14 ?f13 ?f15" draw:type="non-primitive" draw:enhanced-path="M ?f0 ?f0 L ?f1 ?f2 ?f0 ?f3 C ?f4 ?f5 ?f6 ?f7 ?f0 ?f0 Z N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name="Straight Connector 7" draw:style-name="Mgr4" draw:layer="Master1-bg" draw:type="line" svg:x1="15.712cm" svg:y1="20.999cm" svg:x2="28.03cm" svg:y2="12.786cm" svg:d="M15712 20999l12318-8213" svg:viewBox="0 0 12319 8214">
          <text:p/>
        </draw:connector>
        <draw:connector draw:name="Straight Connector 8" draw:style-name="Mgr4" draw:layer="Master1-bg" draw:type="line" svg:x1="21.567cm" svg:y1="0cm" svg:x2="25.301cm" svg:y2="20.999cm" svg:d="M21567 0l3734 20999" svg:viewBox="0 0 3735 21000">
          <text:p/>
        </draw:connector>
        <draw:custom-shape draw:name="Freeform 9" draw:style-name="Mgr5" draw:text-style-name="MP1" draw:layer="Master1-bg" svg:width="6.95cm" svg:height="21.025cm" svg:x="21.105cm" svg:y="0cm">
          <text:p/>
          <draw:enhanced-geometry svg:viewBox="0 0 2269442 6866466" draw:text-areas="?f16 ?f18 ?f17 ?f19" draw:type="non-primitive" draw:enhanced-path="M ?f3 ?f0 L ?f0 ?f4 ?f5 ?f2 C ?f6 ?f7 ?f8 ?f9 ?f10 ?f11 L ?f3 ?f0 Z N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draw:name="Freeform 10" draw:style-name="Mgr6" draw:text-style-name="MP1" draw:layer="Master1-bg" svg:width="5.966cm" svg:height="21.025cm" svg:x="22.064cm" svg:y="-0.026cm">
          <text:p/>
          <draw:enhanced-geometry svg:viewBox="0 0 1948147 6866467" draw:text-areas="?f13 ?f15 ?f14 ?f16" draw:type="non-primitive" draw:enhanced-path="M ?f0 ?f0 L ?f3 ?f2 ?f4 ?f2 C ?f5 ?f6 ?f7 ?f8 ?f4 ?f0 L ?f0 ?f0 Z N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1" draw:style-name="Mgr7" draw:text-style-name="MP1" draw:layer="Master1-bg" svg:width="7.697cm" svg:height="8.996cm" svg:x="20.327cm" svg:y="12.003cm">
          <text:p/>
          <draw:enhanced-geometry svg:viewBox="0 0 3259667 3810000" draw:text-areas="?f12 ?f14 ?f13 ?f15" draw:type="non-primitive" draw:enhanced-path="M ?f0 ?f2 L ?f3 ?f0 C ?f4 ?f5 ?f6 ?f7 ?f1 ?f2 L ?f0 ?f2 Z N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draw:name="Freeform 12" draw:style-name="Mgr8" draw:text-style-name="MP1" draw:layer="Master1-bg" svg:width="6.562cm" svg:height="21.025cm" svg:x="21.468cm" svg:y="-0.026cm">
          <text:p/>
          <draw:enhanced-geometry svg:viewBox="0 0 2853267 6866467" draw:text-areas="?f9 ?f11 ?f10 ?f12" draw:type="non-primitive" draw:enhanced-path="M ?f0 ?f0 L ?f3 ?f2 ?f1 ?f4 ?f1 ?f0 ?f0 ?f0 Z N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draw:name="Freeform 13" draw:style-name="Mgr9" draw:text-style-name="MP1" draw:layer="Master1-bg" svg:width="2.626cm" svg:height="21.025cm" svg:x="25.404cm" svg:y="-0.026cm">
          <text:p/>
          <draw:enhanced-geometry svg:viewBox="0 0 1286933 6866467" draw:text-areas="?f13 ?f15 ?f14 ?f16" draw:type="non-primitive" draw:enhanced-path="M ?f3 ?f0 L ?f0 ?f2 ?f1 ?f2 C ?f4 ?f5 ?f6 ?f7 ?f8 ?f0 L ?f3 ?f0 Z N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4" draw:style-name="Mgr10" draw:text-style-name="MP1" draw:layer="Master1-bg" svg:width="3.267cm" svg:height="21.025cm" svg:x="24.787cm" svg:y="-0.026cm">
          <text:p/>
          <draw:enhanced-geometry svg:viewBox="0 0 1270244 6866467" draw:text-areas="?f14 ?f16 ?f15 ?f17" draw:type="non-primitive" draw:enhanced-path="M ?f0 ?f0 L ?f3 ?f2 ?f4 ?f2 C ?f5 ?f6 ?f7 ?f8 ?f9 ?f0 L ?f0 ?f0 Z N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draw:name="Freeform 15" draw:style-name="Mgr7" draw:text-style-name="MP1" draw:layer="Master1-bg" svg:width="3.35cm" svg:height="6.015cm" svg:x="24.709cm" svg:y="14.985cm">
          <text:p/>
          <draw:enhanced-geometry svg:viewBox="0 0 1820333 3268133" draw:text-areas="?f13 ?f15 ?f14 ?f16" draw:type="non-primitive" draw:enhanced-path="M ?f0 ?f2 L ?f3 ?f0 C ?f4 ?f5 ?f6 ?f7 ?f1 ?f8 L ?f0 ?f2 Z N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name="Title 1" presentation:style-name="Mpr85" draw:text-style-name="MP4" draw:layer="backgroundobjects" svg:width="19.42cm" svg:height="9.255cm" svg:x="1.886cm" svg:y="1.867cm" presentation:class="title">
        <draw:text-box>
          <text:p text:style-name="MP3"><text:span text:style-name="MT16">Klik om de stijl te bewerken</text:span></text:p>
        </draw:text-box>
      </draw:frame>
      <draw:frame draw:name="Text Placeholder 9" presentation:style-name="Mpr86" draw:text-style-name="MP4" draw:layer="backgroundobjects" svg:width="19.439cm" svg:height="1.575cm" svg:x="1.867cm" svg:y="12.288cm" presentation:class="outline">
        <draw:text-box>
          <text:list text:style-name="ML7">
            <text:list-item>
              <text:p text:style-name="MP12"><text:span text:style-name="MT15">Klik om de modelstijlen te bewerken</text:span></text:p>
            </text:list-item>
          </text:list>
        </draw:text-box>
      </draw:frame>
      <draw:frame draw:name="Text Placeholder 2" presentation:style-name="Mpr87" draw:text-style-name="MP4" draw:layer="backgroundobjects" svg:width="19.439cm" svg:height="4.636cm" svg:x="1.867cm" svg:y="13.863cm" presentation:class="outline">
        <draw:text-box>
          <text:list text:style-name="ML7">
            <text:list-item>
              <text:p text:style-name="MP12"><text:span text:style-name="MT10">Klik om de modelstijlen te bewerken</text:span></text:p>
            </text:list-item>
          </text:list>
        </draw:text-box>
      </draw:frame>
      <draw:frame draw:name="Date Placeholder 3" presentation:style-name="Mpr88" draw:text-style-name="MP4" draw:layer="backgroundobjects" svg:width="2.095cm" svg:height="1.118cm" svg:x="16.553cm" svg:y="18.499cm" presentation:class="date-time">
        <draw:text-box>
          <text:p/>
        </draw:text-box>
      </draw:frame>
      <draw:frame draw:name="Footer Placeholder 4" presentation:style-name="Mpr88" draw:text-style-name="MP4" draw:layer="backgroundobjects" svg:width="14.157cm" svg:height="1.118cm" svg:x="1.867cm" svg:y="18.499cm" presentation:class="footer">
        <draw:text-box>
          <text:p/>
        </draw:text-box>
      </draw:frame>
      <draw:frame draw:name="Slide Number Placeholder 5" presentation:style-name="Mpr88" draw:text-style-name="MP4" draw:layer="backgroundobjects" svg:width="1.57cm" svg:height="1.118cm" svg:x="19.736cm" svg:y="18.499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Tijdelijke aanduiding voor dia-afbeelding 1" presentation:style-name="Master1-Layout14-cust-Waar-of-onwaar-title" draw:layer="backgroundobjects" svg:width="14.848cm" svg:height="11.136cm" svg:x="3.075cm" svg:y="2.257cm" presentation:class="page"/>
        <draw:frame draw:name="Tijdelijke aanduiding voor notities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9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9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9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91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5-vertTx-Titel-en-verticale-tekst" style:page-layout-name="PM1" draw:style-name="Mdp1">
      <draw:g draw:name="Group 16">
        <draw:custom-shape draw:name="Freeform 6" draw:style-name="Mgr3" draw:text-style-name="MP1" draw:layer="Master1-bg" svg:width="1.4cm" svg:height="8.737cm" svg:x="-0.026cm" svg:y="12.288cm">
          <text:p/>
          <draw:enhanced-geometry svg:viewBox="0 0 457200 2853267" draw:text-areas="?f12 ?f14 ?f13 ?f15" draw:type="non-primitive" draw:enhanced-path="M ?f0 ?f0 L ?f1 ?f2 ?f0 ?f3 C ?f4 ?f5 ?f6 ?f7 ?f0 ?f0 Z N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name="Straight Connector 7" draw:style-name="Mgr4" draw:layer="Master1-bg" draw:type="line" svg:x1="15.712cm" svg:y1="20.999cm" svg:x2="28.03cm" svg:y2="12.786cm" svg:d="M15712 20999l12318-8213" svg:viewBox="0 0 12319 8214">
          <text:p/>
        </draw:connector>
        <draw:connector draw:name="Straight Connector 8" draw:style-name="Mgr4" draw:layer="Master1-bg" draw:type="line" svg:x1="21.567cm" svg:y1="0cm" svg:x2="25.301cm" svg:y2="20.999cm" svg:d="M21567 0l3734 20999" svg:viewBox="0 0 3735 21000">
          <text:p/>
        </draw:connector>
        <draw:custom-shape draw:name="Freeform 9" draw:style-name="Mgr5" draw:text-style-name="MP1" draw:layer="Master1-bg" svg:width="6.95cm" svg:height="21.025cm" svg:x="21.105cm" svg:y="0cm">
          <text:p/>
          <draw:enhanced-geometry svg:viewBox="0 0 2269442 6866466" draw:text-areas="?f16 ?f18 ?f17 ?f19" draw:type="non-primitive" draw:enhanced-path="M ?f3 ?f0 L ?f0 ?f4 ?f5 ?f2 C ?f6 ?f7 ?f8 ?f9 ?f10 ?f11 L ?f3 ?f0 Z N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draw:name="Freeform 10" draw:style-name="Mgr6" draw:text-style-name="MP1" draw:layer="Master1-bg" svg:width="5.966cm" svg:height="21.025cm" svg:x="22.064cm" svg:y="-0.026cm">
          <text:p/>
          <draw:enhanced-geometry svg:viewBox="0 0 1948147 6866467" draw:text-areas="?f13 ?f15 ?f14 ?f16" draw:type="non-primitive" draw:enhanced-path="M ?f0 ?f0 L ?f3 ?f2 ?f4 ?f2 C ?f5 ?f6 ?f7 ?f8 ?f4 ?f0 L ?f0 ?f0 Z N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1" draw:style-name="Mgr7" draw:text-style-name="MP1" draw:layer="Master1-bg" svg:width="7.697cm" svg:height="8.996cm" svg:x="20.327cm" svg:y="12.003cm">
          <text:p/>
          <draw:enhanced-geometry svg:viewBox="0 0 3259667 3810000" draw:text-areas="?f12 ?f14 ?f13 ?f15" draw:type="non-primitive" draw:enhanced-path="M ?f0 ?f2 L ?f3 ?f0 C ?f4 ?f5 ?f6 ?f7 ?f1 ?f2 L ?f0 ?f2 Z N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draw:name="Freeform 12" draw:style-name="Mgr8" draw:text-style-name="MP1" draw:layer="Master1-bg" svg:width="6.562cm" svg:height="21.025cm" svg:x="21.468cm" svg:y="-0.026cm">
          <text:p/>
          <draw:enhanced-geometry svg:viewBox="0 0 2853267 6866467" draw:text-areas="?f9 ?f11 ?f10 ?f12" draw:type="non-primitive" draw:enhanced-path="M ?f0 ?f0 L ?f3 ?f2 ?f1 ?f4 ?f1 ?f0 ?f0 ?f0 Z N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draw:name="Freeform 13" draw:style-name="Mgr9" draw:text-style-name="MP1" draw:layer="Master1-bg" svg:width="2.626cm" svg:height="21.025cm" svg:x="25.404cm" svg:y="-0.026cm">
          <text:p/>
          <draw:enhanced-geometry svg:viewBox="0 0 1286933 6866467" draw:text-areas="?f13 ?f15 ?f14 ?f16" draw:type="non-primitive" draw:enhanced-path="M ?f3 ?f0 L ?f0 ?f2 ?f1 ?f2 C ?f4 ?f5 ?f6 ?f7 ?f8 ?f0 L ?f3 ?f0 Z N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4" draw:style-name="Mgr10" draw:text-style-name="MP1" draw:layer="Master1-bg" svg:width="3.267cm" svg:height="21.025cm" svg:x="24.787cm" svg:y="-0.026cm">
          <text:p/>
          <draw:enhanced-geometry svg:viewBox="0 0 1270244 6866467" draw:text-areas="?f14 ?f16 ?f15 ?f17" draw:type="non-primitive" draw:enhanced-path="M ?f0 ?f0 L ?f3 ?f2 ?f4 ?f2 C ?f5 ?f6 ?f7 ?f8 ?f9 ?f0 L ?f0 ?f0 Z N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draw:name="Freeform 15" draw:style-name="Mgr7" draw:text-style-name="MP1" draw:layer="Master1-bg" svg:width="3.35cm" svg:height="6.015cm" svg:x="24.709cm" svg:y="14.985cm">
          <text:p/>
          <draw:enhanced-geometry svg:viewBox="0 0 1820333 3268133" draw:text-areas="?f13 ?f15 ?f14 ?f16" draw:type="non-primitive" draw:enhanced-path="M ?f0 ?f2 L ?f3 ?f0 C ?f4 ?f5 ?f6 ?f7 ?f1 ?f8 L ?f0 ?f2 Z N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name="Title 1" presentation:style-name="Mpr92" draw:text-style-name="MP4" draw:layer="backgroundobjects" svg:width="19.439cm" svg:height="4.044cm" svg:x="1.867cm" svg:y="1.867cm" presentation:class="title">
        <draw:text-box>
          <text:p text:style-name="MP3"><text:span text:style-name="MT2">Klik om de stijl te bewerken</text:span></text:p>
        </draw:text-box>
      </draw:frame>
      <draw:frame draw:name="Vertical Text Placeholder 2" presentation:style-name="Mpr93" draw:text-style-name="MP14" draw:layer="backgroundobjects" svg:width="19.439cm" svg:height="11.883cm" svg:x="1.867cm" svg:y="6.616cm" presentation:class="outline">
        <draw:text-box>
          <text:list text:style-name="ML2">
            <text:list-item>
              <text:p text:style-name="MP5"><text:span text:style-name="MT3">Klik om de modelstijlen te bewerk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Tweed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erde niveau</text:span></text:p>
                      <text:list>
                        <text:list-item>
                          <text:p text:style-name="MP8"><text:span text:style-name="MT6">Vierde niveau</text:span></text:p>
                          <text:list>
                            <text:list-item>
                              <text:p text:style-name="MP9"><text:span text:style-name="MT6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4" draw:text-style-name="MP4" draw:layer="backgroundobjects" svg:width="2.095cm" svg:height="1.118cm" svg:x="16.553cm" svg:y="18.499cm" presentation:class="date-time">
        <draw:text-box>
          <text:p/>
        </draw:text-box>
      </draw:frame>
      <draw:frame draw:name="Footer Placeholder 4" presentation:style-name="Mpr94" draw:text-style-name="MP4" draw:layer="backgroundobjects" svg:width="14.157cm" svg:height="1.118cm" svg:x="1.867cm" svg:y="18.499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1.57cm" svg:height="1.118cm" svg:x="19.736cm" svg:y="18.499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Tijdelijke aanduiding voor dia-afbeelding 1" presentation:style-name="Master1-Layout15-vertTx-Titel-en-verticale-tekst-title" draw:layer="backgroundobjects" svg:width="14.848cm" svg:height="11.136cm" svg:x="3.075cm" svg:y="2.257cm" presentation:class="page"/>
        <draw:frame draw:name="Tijdelijke aanduiding voor notities 2" presentation:style-name="Mpr9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9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9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9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97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6-vertTitleAndTx-Verticale-titel-en-tekst" style:page-layout-name="PM1" draw:style-name="Mdp1">
      <draw:g draw:name="Group 16">
        <draw:custom-shape draw:name="Freeform 6" draw:style-name="Mgr3" draw:text-style-name="MP1" draw:layer="Master1-bg" svg:width="1.4cm" svg:height="8.737cm" svg:x="-0.026cm" svg:y="12.288cm">
          <text:p/>
          <draw:enhanced-geometry svg:viewBox="0 0 457200 2853267" draw:text-areas="?f12 ?f14 ?f13 ?f15" draw:type="non-primitive" draw:enhanced-path="M ?f0 ?f0 L ?f1 ?f2 ?f0 ?f3 C ?f4 ?f5 ?f6 ?f7 ?f0 ?f0 Z N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name="Straight Connector 7" draw:style-name="Mgr4" draw:layer="Master1-bg" draw:type="line" svg:x1="15.712cm" svg:y1="20.999cm" svg:x2="28.03cm" svg:y2="12.786cm" svg:d="M15712 20999l12318-8213" svg:viewBox="0 0 12319 8214">
          <text:p/>
        </draw:connector>
        <draw:connector draw:name="Straight Connector 8" draw:style-name="Mgr4" draw:layer="Master1-bg" draw:type="line" svg:x1="21.567cm" svg:y1="0cm" svg:x2="25.301cm" svg:y2="20.999cm" svg:d="M21567 0l3734 20999" svg:viewBox="0 0 3735 21000">
          <text:p/>
        </draw:connector>
        <draw:custom-shape draw:name="Freeform 9" draw:style-name="Mgr5" draw:text-style-name="MP1" draw:layer="Master1-bg" svg:width="6.95cm" svg:height="21.025cm" svg:x="21.105cm" svg:y="0cm">
          <text:p/>
          <draw:enhanced-geometry svg:viewBox="0 0 2269442 6866466" draw:text-areas="?f16 ?f18 ?f17 ?f19" draw:type="non-primitive" draw:enhanced-path="M ?f3 ?f0 L ?f0 ?f4 ?f5 ?f2 C ?f6 ?f7 ?f8 ?f9 ?f10 ?f11 L ?f3 ?f0 Z N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draw:name="Freeform 10" draw:style-name="Mgr6" draw:text-style-name="MP1" draw:layer="Master1-bg" svg:width="5.966cm" svg:height="21.025cm" svg:x="22.064cm" svg:y="-0.026cm">
          <text:p/>
          <draw:enhanced-geometry svg:viewBox="0 0 1948147 6866467" draw:text-areas="?f13 ?f15 ?f14 ?f16" draw:type="non-primitive" draw:enhanced-path="M ?f0 ?f0 L ?f3 ?f2 ?f4 ?f2 C ?f5 ?f6 ?f7 ?f8 ?f4 ?f0 L ?f0 ?f0 Z N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1" draw:style-name="Mgr7" draw:text-style-name="MP1" draw:layer="Master1-bg" svg:width="7.697cm" svg:height="8.996cm" svg:x="20.327cm" svg:y="12.003cm">
          <text:p/>
          <draw:enhanced-geometry svg:viewBox="0 0 3259667 3810000" draw:text-areas="?f12 ?f14 ?f13 ?f15" draw:type="non-primitive" draw:enhanced-path="M ?f0 ?f2 L ?f3 ?f0 C ?f4 ?f5 ?f6 ?f7 ?f1 ?f2 L ?f0 ?f2 Z N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draw:name="Freeform 12" draw:style-name="Mgr8" draw:text-style-name="MP1" draw:layer="Master1-bg" svg:width="6.562cm" svg:height="21.025cm" svg:x="21.468cm" svg:y="-0.026cm">
          <text:p/>
          <draw:enhanced-geometry svg:viewBox="0 0 2853267 6866467" draw:text-areas="?f9 ?f11 ?f10 ?f12" draw:type="non-primitive" draw:enhanced-path="M ?f0 ?f0 L ?f3 ?f2 ?f1 ?f4 ?f1 ?f0 ?f0 ?f0 Z N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draw:name="Freeform 13" draw:style-name="Mgr9" draw:text-style-name="MP1" draw:layer="Master1-bg" svg:width="2.626cm" svg:height="21.025cm" svg:x="25.404cm" svg:y="-0.026cm">
          <text:p/>
          <draw:enhanced-geometry svg:viewBox="0 0 1286933 6866467" draw:text-areas="?f13 ?f15 ?f14 ?f16" draw:type="non-primitive" draw:enhanced-path="M ?f3 ?f0 L ?f0 ?f2 ?f1 ?f2 C ?f4 ?f5 ?f6 ?f7 ?f8 ?f0 L ?f3 ?f0 Z N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draw:name="Freeform 14" draw:style-name="Mgr10" draw:text-style-name="MP1" draw:layer="Master1-bg" svg:width="3.267cm" svg:height="21.025cm" svg:x="24.787cm" svg:y="-0.026cm">
          <text:p/>
          <draw:enhanced-geometry svg:viewBox="0 0 1270244 6866467" draw:text-areas="?f14 ?f16 ?f15 ?f17" draw:type="non-primitive" draw:enhanced-path="M ?f0 ?f0 L ?f3 ?f2 ?f4 ?f2 C ?f5 ?f6 ?f7 ?f8 ?f9 ?f0 L ?f0 ?f0 Z N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draw:name="Freeform 15" draw:style-name="Mgr7" draw:text-style-name="MP1" draw:layer="Master1-bg" svg:width="3.35cm" svg:height="6.015cm" svg:x="24.709cm" svg:y="14.985cm">
          <text:p/>
          <draw:enhanced-geometry svg:viewBox="0 0 1820333 3268133" draw:text-areas="?f13 ?f15 ?f14 ?f16" draw:type="non-primitive" draw:enhanced-path="M ?f0 ?f2 L ?f3 ?f0 C ?f4 ?f5 ?f6 ?f7 ?f1 ?f8 L ?f0 ?f2 Z N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name="Vertical Title 1" presentation:style-name="Mpr98" draw:text-style-name="MP14" draw:layer="backgroundobjects" svg:width="2.997cm" svg:height="16.08cm" svg:x="18.304cm" svg:y="1.867cm" presentation:class="title">
        <draw:text-box>
          <text:p text:style-name="MP3"><text:span text:style-name="MT2">Klik om de stijl te bewerken</text:span></text:p>
        </draw:text-box>
      </draw:frame>
      <draw:frame draw:name="Vertical Text Placeholder 2" presentation:style-name="Mpr99" draw:text-style-name="MP14" draw:layer="backgroundobjects" svg:width="15.909cm" svg:height="16.08cm" svg:x="1.867cm" svg:y="1.867cm" presentation:class="outline">
        <draw:text-box>
          <text:list text:style-name="ML2">
            <text:list-item>
              <text:p text:style-name="MP5"><text:span text:style-name="MT3">Klik om de modelstijlen te bewerk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Tweed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erde niveau</text:span></text:p>
                      <text:list>
                        <text:list-item>
                          <text:p text:style-name="MP8"><text:span text:style-name="MT6">Vierde niveau</text:span></text:p>
                          <text:list>
                            <text:list-item>
                              <text:p text:style-name="MP9"><text:span text:style-name="MT6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0" draw:text-style-name="MP4" draw:layer="backgroundobjects" svg:width="2.095cm" svg:height="1.118cm" svg:x="16.553cm" svg:y="18.499cm" presentation:class="date-time">
        <draw:text-box>
          <text:p/>
        </draw:text-box>
      </draw:frame>
      <draw:frame draw:name="Footer Placeholder 4" presentation:style-name="Mpr100" draw:text-style-name="MP4" draw:layer="backgroundobjects" svg:width="14.157cm" svg:height="1.118cm" svg:x="1.867cm" svg:y="18.499cm" presentation:class="footer">
        <draw:text-box>
          <text:p/>
        </draw:text-box>
      </draw:frame>
      <draw:frame draw:name="Slide Number Placeholder 5" presentation:style-name="Mpr100" draw:text-style-name="MP4" draw:layer="backgroundobjects" svg:width="1.57cm" svg:height="1.118cm" svg:x="19.736cm" svg:y="18.499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Tijdelijke aanduiding voor dia-afbeelding 1" presentation:style-name="Master1-Layout16-vertTitleAndTx-Verticale-titel-en-tekst-title" draw:layer="backgroundobjects" svg:width="14.848cm" svg:height="11.136cm" svg:x="3.075cm" svg:y="2.257cm" presentation:class="page"/>
        <draw:frame draw:name="Tijdelijke aanduiding voor notities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0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0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3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Regex simplifier and learning tool</dc:title>
    <meta:initial-creator>Nisse Strauven</meta:initial-creator>
    <meta:creation-date>2015-03-24T14:27:42Z</meta:creation-date>
    <dc:date>2015-11-04T15:07:54.873121967</dc:date>
    <meta:editing-cycles>30</meta:editing-cycles>
    <meta:editing-duration>PT5H9M57S</meta:editing-duration>
    <meta:document-statistic meta:object-count="527"/>
    <meta:template xlink:type="simple" xlink:actuate="onRequest" xlink:title="" xlink:href="Facet"/>
  </office:meta>
</office:document-meta>
</file>